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8" style:family="table-cell" style:parent-style-name="Default">
      <style:table-cell-properties fo:background-color="#dddddd" fo:wrap-option="wrap"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dddddd" fo:border="0.06pt solid #000000" style:vertical-align="middle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vertical-align="middl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transparent" fo:border="0.06pt solid #000000" style:vertical-align="middle"/>
    </style:style>
    <style:style style:name="ce38" style:family="table-cell" style:parent-style-name="Default">
      <style:table-cell-properties fo:background-color="transparent" fo:wrap-option="wrap" fo:border="0.06pt solid #000000" style:vertical-align="middle"/>
    </style:style>
    <style:style style:name="ce39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style:vertical-align="middle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nsize and distance in find_peaks()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8" table:default-cell-style-name="ce10"/>
        <table:table-column table:style-name="co3" table:default-cell-style-name="ce14"/>
        <table:table-column table:style-name="co3" table:number-columns-repeated="1012" table:default-cell-style-name="ce10"/>
        <table:table-column table:style-name="co3" table:default-cell-style-name="Default"/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Distance</text:p>
          </table:table-cell>
          <table:table-cell table:style-name="ce6" table:number-columns-repeated="7"/>
          <table:table-cell table:style-name="ce11"/>
          <table:table-cell table:style-name="ce6" table:number-columns-repeated="23"/>
          <table:table-cell table:number-columns-repeated="990"/>
        </table:table-row>
        <table:table-row table:style-name="ro2">
          <table:table-cell table:style-name="ce2" office:value-type="string" calcext:value-type="string">
            <text:p>Config_id</text:p>
          </table:table-cell>
          <table:table-cell table:style-name="ce6" office:value-type="string" calcext:value-type="string">
            <text:p>Config details</text:p>
          </table:table-cell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 table:style-name="ce6"/>
          <table:table-cell table:style-name="ce1" office:value-type="float" office:value="60" calcext:value-type="float" table:number-columns-spanned="4" table:number-rows-spanned="1">
            <text:p>60</text:p>
          </table:table-cell>
          <table:covered-table-cell table:number-columns-repeated="3" table:style-name="ce6"/>
          <table:table-cell table:style-name="ce18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6"/>
          <table:table-cell table:style-name="ce1" office:value-type="float" office:value="70" calcext:value-type="float" table:number-columns-spanned="4" table:number-rows-spanned="1">
            <text:p>70</text:p>
          </table:table-cell>
          <table:covered-table-cell table:number-columns-repeated="3" table:style-name="ce6"/>
          <table:table-cell table:style-name="ce1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6"/>
          <table:table-cell table:style-name="ce1" office:value-type="float" office:value="80" calcext:value-type="float" table:number-columns-spanned="4" table:number-rows-spanned="1">
            <text:p>80</text:p>
          </table:table-cell>
          <table:covered-table-cell table:number-columns-repeated="3" table:style-name="ce6"/>
          <table:table-cell table:style-name="ce1" office:value-type="float" office:value="90" calcext:value-type="float" table:number-columns-spanned="4" table:number-rows-spanned="1">
            <text:p>90</text:p>
          </table:table-cell>
          <table:covered-table-cell table:number-columns-repeated="3" table:style-name="ce6"/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number-columns-repeated="3" table:style-name="ce6"/>
          <table:table-cell table:number-columns-repeated="990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11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number-columns-repeated="99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n_seconds=1, n_ones=5, signal_axis=pca, n_units=16</text:p>
          </table:table-cell>
          <table:table-cell table:style-name="ce6" office:value-type="float" office:value="0.195426641199774" calcext:value-type="float">
            <text:p>0.195426641199774</text:p>
          </table:table-cell>
          <table:table-cell table:style-name="ce6" office:value-type="float" office:value="0.19489029044083" calcext:value-type="float">
            <text:p>0.19489029044083</text:p>
          </table:table-cell>
          <table:table-cell table:style-name="ce6" office:value-type="float" office:value="18.1191109949926" calcext:value-type="float">
            <text:p>18.1191109949926</text:p>
          </table:table-cell>
          <table:table-cell table:style-name="ce6" office:value-type="float" office:value="17.75755715853" calcext:value-type="float">
            <text:p>17.75755715853</text:p>
          </table:table-cell>
          <table:table-cell table:style-name="ce6" office:value-type="float" office:value="0.0591894157088123" calcext:value-type="float">
            <text:p>0.059189415708812</text:p>
          </table:table-cell>
          <table:table-cell table:style-name="ce6" office:value-type="float" office:value="0.0750065067330452" calcext:value-type="float">
            <text:p>0.075006506733045</text:p>
          </table:table-cell>
          <table:table-cell table:style-name="ce6" office:value-type="float" office:value="4.34986801583781" calcext:value-type="float">
            <text:p>4.34986801583781</text:p>
          </table:table-cell>
          <table:table-cell table:style-name="ce6" office:value-type="float" office:value="5.67680395523386" calcext:value-type="float">
            <text:p>5.67680395523386</text:p>
          </table:table-cell>
          <table:table-cell table:style-name="ce12" office:value-type="float" office:value="0.0378082922824302" calcext:value-type="float">
            <text:p>0.03780829228243</text:p>
          </table:table-cell>
          <table:table-cell table:style-name="ce15" office:value-type="float" office:value="0.0486565235378842" calcext:value-type="float">
            <text:p>0.048656523537884</text:p>
          </table:table-cell>
          <table:table-cell table:style-name="ce15" office:value-type="float" office:value="2.71667935158466" calcext:value-type="float">
            <text:p>2.71667935158466</text:p>
          </table:table-cell>
          <table:table-cell table:style-name="ce15" office:value-type="float" office:value="3.45092673960294" calcext:value-type="float">
            <text:p>3.45092673960294</text:p>
          </table:table-cell>
          <table:table-cell table:style-name="ce6" office:value-type="float" office:value="0.0638204730052557" calcext:value-type="float">
            <text:p>0.063820473005256</text:p>
          </table:table-cell>
          <table:table-cell table:style-name="ce6" office:value-type="float" office:value="0.0692289070230311" calcext:value-type="float">
            <text:p>0.069228907023031</text:p>
          </table:table-cell>
          <table:table-cell table:style-name="ce6" office:value-type="float" office:value="4.23275726008781" calcext:value-type="float">
            <text:p>4.23275726008781</text:p>
          </table:table-cell>
          <table:table-cell table:style-name="ce6" office:value-type="float" office:value="4.79687564711258" calcext:value-type="float">
            <text:p>4.79687564711258</text:p>
          </table:table-cell>
          <table:table-cell table:style-name="ce15" office:value-type="float" office:value="0.0974039009760991" calcext:value-type="float">
            <text:p>0.097403900976099</text:p>
          </table:table-cell>
          <table:table-cell table:style-name="ce15" office:value-type="float" office:value="0.107480197683402" calcext:value-type="float">
            <text:p>0.107480197683402</text:p>
          </table:table-cell>
          <table:table-cell table:style-name="ce15" office:value-type="float" office:value="6.20899005593735" calcext:value-type="float">
            <text:p>6.20899005593735</text:p>
          </table:table-cell>
          <table:table-cell table:style-name="ce15" office:value-type="float" office:value="6.97263231355321" calcext:value-type="float">
            <text:p>6.97263231355321</text:p>
          </table:table-cell>
          <table:table-cell table:style-name="ce6" office:value-type="float" office:value="0.126353571428572" calcext:value-type="float">
            <text:p>0.126353571428572</text:p>
          </table:table-cell>
          <table:table-cell table:style-name="ce6" office:value-type="float" office:value="0.135588193064632" calcext:value-type="float">
            <text:p>0.135588193064632</text:p>
          </table:table-cell>
          <table:table-cell table:style-name="ce6" office:value-type="float" office:value="7.04582907549921" calcext:value-type="float">
            <text:p>7.04582907549921</text:p>
          </table:table-cell>
          <table:table-cell table:style-name="ce6" office:value-type="float" office:value="7.80681347775016" calcext:value-type="float">
            <text:p>7.80681347775016</text:p>
          </table:table-cell>
          <table:table-cell table:style-name="ce6" office:value-type="float" office:value="0.199856151137616" calcext:value-type="float">
            <text:p>0.199856151137616</text:p>
          </table:table-cell>
          <table:table-cell table:style-name="ce6" office:value-type="float" office:value="0.229726141815719" calcext:value-type="float">
            <text:p>0.229726141815719</text:p>
          </table:table-cell>
          <table:table-cell table:style-name="ce6" office:value-type="float" office:value="7.58223700974703" calcext:value-type="float">
            <text:p>7.58223700974703</text:p>
          </table:table-cell>
          <table:table-cell table:style-name="ce6" office:value-type="float" office:value="8.55674241682943" calcext:value-type="float">
            <text:p>8.55674241682943</text:p>
          </table:table-cell>
          <table:table-cell table:style-name="ce6" office:value-type="float" office:value="0.323066468253968" calcext:value-type="float">
            <text:p>0.323066468253968</text:p>
          </table:table-cell>
          <table:table-cell table:style-name="ce6" office:value-type="float" office:value="0.349026766271449" calcext:value-type="float">
            <text:p>0.349026766271449</text:p>
          </table:table-cell>
          <table:table-cell table:style-name="ce6" office:value-type="float" office:value="8.30744371297696" calcext:value-type="float">
            <text:p>8.30744371297696</text:p>
          </table:table-cell>
          <table:table-cell table:style-name="ce6" office:value-type="float" office:value="8.86895012815012" calcext:value-type="float">
            <text:p>8.86895012815012</text:p>
          </table:table-cell>
          <table:table-cell table:number-columns-repeated="99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n_seconds=1, n_ones=5, signal_axis=pca, n_units=32</text:p>
          </table:table-cell>
          <table:table-cell table:style-name="ce6" office:value-type="float" office:value="0.201530709072459" calcext:value-type="float">
            <text:p>0.201530709072459</text:p>
          </table:table-cell>
          <table:table-cell table:style-name="ce6" office:value-type="float" office:value="0.202901120620799" calcext:value-type="float">
            <text:p>0.202901120620799</text:p>
          </table:table-cell>
          <table:table-cell table:style-name="ce6" office:value-type="float" office:value="18.9500340934904" calcext:value-type="float">
            <text:p>18.9500340934904</text:p>
          </table:table-cell>
          <table:table-cell table:style-name="ce6" office:value-type="float" office:value="18.6226296112759" calcext:value-type="float">
            <text:p>18.6226296112759</text:p>
          </table:table-cell>
          <table:table-cell table:style-name="ce6" office:value-type="float" office:value="0.0673776401689708" calcext:value-type="float">
            <text:p>0.067377640168971</text:p>
          </table:table-cell>
          <table:table-cell table:style-name="ce6" office:value-type="float" office:value="0.077985045939877" calcext:value-type="float">
            <text:p>0.077985045939877</text:p>
          </table:table-cell>
          <table:table-cell table:style-name="ce6" office:value-type="float" office:value="5.15686827934248" calcext:value-type="float">
            <text:p>5.15686827934248</text:p>
          </table:table-cell>
          <table:table-cell table:style-name="ce6" office:value-type="float" office:value="5.93507663952185" calcext:value-type="float">
            <text:p>5.93507663952185</text:p>
          </table:table-cell>
          <table:table-cell table:style-name="ce12" office:value-type="float" office:value="0.0492146697388633" calcext:value-type="float">
            <text:p>0.049214669738863</text:p>
          </table:table-cell>
          <table:table-cell table:style-name="ce15" office:value-type="float" office:value="0.056754380887851" calcext:value-type="float">
            <text:p>0.056754380887851</text:p>
          </table:table-cell>
          <table:table-cell table:style-name="ce15" office:value-type="float" office:value="3.73158717505592" calcext:value-type="float">
            <text:p>3.73158717505592</text:p>
          </table:table-cell>
          <table:table-cell table:style-name="ce15" office:value-type="float" office:value="4.0702331084802" calcext:value-type="float">
            <text:p>4.0702331084802</text:p>
          </table:table-cell>
          <table:table-cell table:style-name="ce6" office:value-type="float" office:value="0.0682982576172231" calcext:value-type="float">
            <text:p>0.068298257617223</text:p>
          </table:table-cell>
          <table:table-cell table:style-name="ce6" office:value-type="float" office:value="0.080027679368138" calcext:value-type="float">
            <text:p>0.080027679368138</text:p>
          </table:table-cell>
          <table:table-cell table:style-name="ce6" office:value-type="float" office:value="4.57739409320428" calcext:value-type="float">
            <text:p>4.57739409320428</text:p>
          </table:table-cell>
          <table:table-cell table:style-name="ce6" office:value-type="float" office:value="5.50656026849459" calcext:value-type="float">
            <text:p>5.50656026849459</text:p>
          </table:table-cell>
          <table:table-cell table:style-name="ce15" office:value-type="float" office:value="0.123678715437788" calcext:value-type="float">
            <text:p>0.123678715437788</text:p>
          </table:table-cell>
          <table:table-cell table:style-name="ce15" office:value-type="float" office:value="0.113336269818315" calcext:value-type="float">
            <text:p>0.113336269818315</text:p>
          </table:table-cell>
          <table:table-cell table:style-name="ce15" office:value-type="float" office:value="8.19726605366409" calcext:value-type="float">
            <text:p>8.19726605366409</text:p>
          </table:table-cell>
          <table:table-cell table:style-name="ce15" office:value-type="float" office:value="7.3804712931001" calcext:value-type="float">
            <text:p>7.3804712931001</text:p>
          </table:table-cell>
          <table:table-cell table:style-name="ce6" office:value-type="float" office:value="0.131705884695015" calcext:value-type="float">
            <text:p>0.131705884695015</text:p>
          </table:table-cell>
          <table:table-cell table:style-name="ce6" office:value-type="float" office:value="0.135556103886224" calcext:value-type="float">
            <text:p>0.135556103886224</text:p>
          </table:table-cell>
          <table:table-cell table:style-name="ce6" office:value-type="float" office:value="7.3433046613939" calcext:value-type="float">
            <text:p>7.3433046613939</text:p>
          </table:table-cell>
          <table:table-cell table:style-name="ce6" office:value-type="float" office:value="7.84550274819552" calcext:value-type="float">
            <text:p>7.84550274819552</text:p>
          </table:table-cell>
          <table:table-cell table:style-name="ce6" office:value-type="float" office:value="0.201648074148074" calcext:value-type="float">
            <text:p>0.201648074148074</text:p>
          </table:table-cell>
          <table:table-cell table:style-name="ce6" office:value-type="float" office:value="0.223890263329591" calcext:value-type="float">
            <text:p>0.223890263329591</text:p>
          </table:table-cell>
          <table:table-cell table:style-name="ce6" office:value-type="float" office:value="9.18241616425552" calcext:value-type="float">
            <text:p>9.18241616425552</text:p>
          </table:table-cell>
          <table:table-cell table:style-name="ce6" office:value-type="float" office:value="8.32882023609096" calcext:value-type="float">
            <text:p>8.32882023609096</text:p>
          </table:table-cell>
          <table:table-cell table:style-name="ce6" office:value-type="float" office:value="0.366118629908103" calcext:value-type="float">
            <text:p>0.366118629908103</text:p>
          </table:table-cell>
          <table:table-cell table:style-name="ce6" office:value-type="float" office:value="0.357237409290271" calcext:value-type="float">
            <text:p>0.357237409290271</text:p>
          </table:table-cell>
          <table:table-cell table:style-name="ce6" office:value-type="float" office:value="9.33534111772552" calcext:value-type="float">
            <text:p>9.33534111772552</text:p>
          </table:table-cell>
          <table:table-cell table:style-name="ce6" office:value-type="float" office:value="9.09275027407436" calcext:value-type="float">
            <text:p>9.09275027407436</text:p>
          </table:table-cell>
          <table:table-cell table:number-columns-repeated="99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n_seconds=1, n_ones=5, signal_axis=pca, n_units=64</text:p>
          </table:table-cell>
          <table:table-cell table:style-name="ce6" office:value-type="float" office:value="0.197496031746032" calcext:value-type="float">
            <text:p>0.197496031746032</text:p>
          </table:table-cell>
          <table:table-cell table:style-name="ce6" office:value-type="float" office:value="0.207555587691648" calcext:value-type="float">
            <text:p>0.207555587691648</text:p>
          </table:table-cell>
          <table:table-cell table:style-name="ce6" office:value-type="float" office:value="18.1484453235143" calcext:value-type="float">
            <text:p>18.1484453235143</text:p>
          </table:table-cell>
          <table:table-cell table:style-name="ce6" office:value-type="float" office:value="19.1316082746674" calcext:value-type="float">
            <text:p>19.1316082746674</text:p>
          </table:table-cell>
          <table:table-cell table:style-name="ce6" office:value-type="float" office:value="0.077854427730263" calcext:value-type="float">
            <text:p>0.077854427730263</text:p>
          </table:table-cell>
          <table:table-cell table:style-name="ce6" office:value-type="float" office:value="0.0809141322757468" calcext:value-type="float">
            <text:p>0.080914132275747</text:p>
          </table:table-cell>
          <table:table-cell table:style-name="ce6" office:value-type="float" office:value="6.12762522867154" calcext:value-type="float">
            <text:p>6.12762522867154</text:p>
          </table:table-cell>
          <table:table-cell table:style-name="ce6" office:value-type="float" office:value="6.17042556788898" calcext:value-type="float">
            <text:p>6.17042556788898</text:p>
          </table:table-cell>
          <table:table-cell table:style-name="ce12" office:value-type="float" office:value="0.040334051724138" calcext:value-type="float">
            <text:p>0.040334051724138</text:p>
          </table:table-cell>
          <table:table-cell table:style-name="ce15" office:value-type="float" office:value="0.0499846635204292" calcext:value-type="float">
            <text:p>0.049984663520429</text:p>
          </table:table-cell>
          <table:table-cell table:style-name="ce15" office:value-type="float" office:value="3.17718672714073" calcext:value-type="float">
            <text:p>3.17718672714073</text:p>
          </table:table-cell>
          <table:table-cell table:style-name="ce15" office:value-type="float" office:value="3.60792548029419" calcext:value-type="float">
            <text:p>3.60792548029419</text:p>
          </table:table-cell>
          <table:table-cell table:style-name="ce6" office:value-type="float" office:value="0.0461521164021165" calcext:value-type="float">
            <text:p>0.046152116402117</text:p>
          </table:table-cell>
          <table:table-cell table:style-name="ce6" office:value-type="float" office:value="0.0631431409205048" calcext:value-type="float">
            <text:p>0.063143140920505</text:p>
          </table:table-cell>
          <table:table-cell table:style-name="ce6" office:value-type="float" office:value="3.2208321985851" calcext:value-type="float">
            <text:p>3.2208321985851</text:p>
          </table:table-cell>
          <table:table-cell table:style-name="ce6" office:value-type="float" office:value="4.39036483336376" calcext:value-type="float">
            <text:p>4.39036483336376</text:p>
          </table:table-cell>
          <table:table-cell table:style-name="ce15" office:value-type="float" office:value="0.107337115630219" calcext:value-type="float">
            <text:p>0.107337115630219</text:p>
          </table:table-cell>
          <table:table-cell table:style-name="ce15" office:value-type="float" office:value="0.114842979086497" calcext:value-type="float">
            <text:p>0.114842979086497</text:p>
          </table:table-cell>
          <table:table-cell table:style-name="ce15" office:value-type="float" office:value="7.03615308115126" calcext:value-type="float">
            <text:p>7.03615308115126</text:p>
          </table:table-cell>
          <table:table-cell table:style-name="ce15" office:value-type="float" office:value="7.4467868413783" calcext:value-type="float">
            <text:p>7.4467868413783</text:p>
          </table:table-cell>
          <table:table-cell table:style-name="ce6" office:value-type="float" office:value="0.14330054945055" calcext:value-type="float">
            <text:p>0.14330054945055</text:p>
          </table:table-cell>
          <table:table-cell table:style-name="ce6" office:value-type="float" office:value="0.135277085074499" calcext:value-type="float">
            <text:p>0.135277085074499</text:p>
          </table:table-cell>
          <table:table-cell table:style-name="ce6" office:value-type="float" office:value="8.48859969060496" calcext:value-type="float">
            <text:p>8.48859969060496</text:p>
          </table:table-cell>
          <table:table-cell table:style-name="ce6" office:value-type="float" office:value="7.84820244252985" calcext:value-type="float">
            <text:p>7.84820244252985</text:p>
          </table:table-cell>
          <table:table-cell table:style-name="ce6" office:value-type="float" office:value="0.177599396217817" calcext:value-type="float">
            <text:p>0.177599396217817</text:p>
          </table:table-cell>
          <table:table-cell table:style-name="ce6" office:value-type="float" office:value="0.212204870123352" calcext:value-type="float">
            <text:p>0.212204870123352</text:p>
          </table:table-cell>
          <table:table-cell table:style-name="ce6" office:value-type="float" office:value="7.50544277888367" calcext:value-type="float">
            <text:p>7.50544277888367</text:p>
          </table:table-cell>
          <table:table-cell table:style-name="ce6" office:value-type="float" office:value="7.84086332376845" calcext:value-type="float">
            <text:p>7.84086332376845</text:p>
          </table:table-cell>
          <table:table-cell table:style-name="ce6" office:value-type="float" office:value="0.36806746031746" calcext:value-type="float">
            <text:p>0.36806746031746</text:p>
          </table:table-cell>
          <table:table-cell table:style-name="ce6" office:value-type="float" office:value="0.350478283464901" calcext:value-type="float">
            <text:p>0.350478283464901</text:p>
          </table:table-cell>
          <table:table-cell table:style-name="ce6" office:value-type="float" office:value="9.57481975810914" calcext:value-type="float">
            <text:p>9.57481975810914</text:p>
          </table:table-cell>
          <table:table-cell table:style-name="ce6" office:value-type="float" office:value="8.8925228844685" calcext:value-type="float">
            <text:p>8.8925228844685</text:p>
          </table:table-cell>
          <table:table-cell table:number-columns-repeated="99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_seconds=1, n_ones=5, signal_axis=pca, n_units=128</text:p>
          </table:table-cell>
          <table:table-cell table:style-name="ce6" office:value-type="float" office:value="0.199121671121671" calcext:value-type="float">
            <text:p>0.199121671121671</text:p>
          </table:table-cell>
          <table:table-cell table:style-name="ce6" office:value-type="float" office:value="0.202257689262571" calcext:value-type="float">
            <text:p>0.202257689262571</text:p>
          </table:table-cell>
          <table:table-cell table:style-name="ce6" office:value-type="float" office:value="18.8224998523133" calcext:value-type="float">
            <text:p>18.8224998523133</text:p>
          </table:table-cell>
          <table:table-cell table:style-name="ce6" office:value-type="float" office:value="18.4869061083063" calcext:value-type="float">
            <text:p>18.4869061083063</text:p>
          </table:table-cell>
          <table:table-cell table:style-name="ce6" office:value-type="float" office:value="0.0779202586206896" calcext:value-type="float">
            <text:p>0.07792025862069</text:p>
          </table:table-cell>
          <table:table-cell table:style-name="ce6" office:value-type="float" office:value="0.0805649004971768" calcext:value-type="float">
            <text:p>0.080564900497177</text:p>
          </table:table-cell>
          <table:table-cell table:style-name="ce6" office:value-type="float" office:value="6.33187617353484" calcext:value-type="float">
            <text:p>6.33187617353484</text:p>
          </table:table-cell>
          <table:table-cell table:style-name="ce6" office:value-type="float" office:value="6.13808173326751" calcext:value-type="float">
            <text:p>6.13808173326751</text:p>
          </table:table-cell>
          <table:table-cell table:style-name="ce12" office:value-type="float" office:value="0.0517738095238095" calcext:value-type="float">
            <text:p>0.05177380952381</text:p>
          </table:table-cell>
          <table:table-cell table:style-name="ce15" office:value-type="float" office:value="0.0583021075989104" calcext:value-type="float">
            <text:p>0.05830210759891</text:p>
          </table:table-cell>
          <table:table-cell table:style-name="ce15" office:value-type="float" office:value="3.74330035988538" calcext:value-type="float">
            <text:p>3.74330035988538</text:p>
          </table:table-cell>
          <table:table-cell table:style-name="ce15" office:value-type="float" office:value="4.19717468463455" calcext:value-type="float">
            <text:p>4.19717468463455</text:p>
          </table:table-cell>
          <table:table-cell table:style-name="ce6" office:value-type="float" office:value="0.0722428571428571" calcext:value-type="float">
            <text:p>0.072242857142857</text:p>
          </table:table-cell>
          <table:table-cell table:style-name="ce6" office:value-type="float" office:value="0.0808679800636111" calcext:value-type="float">
            <text:p>0.080867980063611</text:p>
          </table:table-cell>
          <table:table-cell table:style-name="ce6" office:value-type="float" office:value="4.61089985919178" calcext:value-type="float">
            <text:p>4.61089985919178</text:p>
          </table:table-cell>
          <table:table-cell table:style-name="ce6" office:value-type="float" office:value="5.53634136568239" calcext:value-type="float">
            <text:p>5.53634136568239</text:p>
          </table:table-cell>
          <table:table-cell table:style-name="ce15" office:value-type="float" office:value="0.115907791431985" calcext:value-type="float">
            <text:p>0.115907791431985</text:p>
          </table:table-cell>
          <table:table-cell table:style-name="ce15" office:value-type="float" office:value="0.117249111548148" calcext:value-type="float">
            <text:p>0.117249111548148</text:p>
          </table:table-cell>
          <table:table-cell table:style-name="ce15" office:value-type="float" office:value="7.05345506681927" calcext:value-type="float">
            <text:p>7.05345506681927</text:p>
          </table:table-cell>
          <table:table-cell table:style-name="ce15" office:value-type="float" office:value="7.50621197583545" calcext:value-type="float">
            <text:p>7.50621197583545</text:p>
          </table:table-cell>
          <table:table-cell table:style-name="ce6" office:value-type="float" office:value="0.141608757587018" calcext:value-type="float">
            <text:p>0.141608757587018</text:p>
          </table:table-cell>
          <table:table-cell table:style-name="ce6" office:value-type="float" office:value="0.143873048346201" calcext:value-type="float">
            <text:p>0.143873048346201</text:p>
          </table:table-cell>
          <table:table-cell table:style-name="ce6" office:value-type="float" office:value="7.69663501923582" calcext:value-type="float">
            <text:p>7.69663501923582</text:p>
          </table:table-cell>
          <table:table-cell table:style-name="ce6" office:value-type="float" office:value="8.22846547040447" calcext:value-type="float">
            <text:p>8.22846547040447</text:p>
          </table:table-cell>
          <table:table-cell table:style-name="ce6" office:value-type="float" office:value="0.216242236024845" calcext:value-type="float">
            <text:p>0.216242236024845</text:p>
          </table:table-cell>
          <table:table-cell table:style-name="ce6" office:value-type="float" office:value="0.213688068696589" calcext:value-type="float">
            <text:p>0.213688068696589</text:p>
          </table:table-cell>
          <table:table-cell table:style-name="ce6" office:value-type="float" office:value="8.04846900387111" calcext:value-type="float">
            <text:p>8.04846900387111</text:p>
          </table:table-cell>
          <table:table-cell table:style-name="ce6" office:value-type="float" office:value="7.87778118285924" calcext:value-type="float">
            <text:p>7.87778118285924</text:p>
          </table:table-cell>
          <table:table-cell table:style-name="ce6" office:value-type="float" office:value="0.347412698412698" calcext:value-type="float">
            <text:p>0.347412698412698</text:p>
          </table:table-cell>
          <table:table-cell table:style-name="ce6" office:value-type="float" office:value="0.352752949016927" calcext:value-type="float">
            <text:p>0.352752949016927</text:p>
          </table:table-cell>
          <table:table-cell table:style-name="ce6" office:value-type="float" office:value="8.69160985649572" calcext:value-type="float">
            <text:p>8.69160985649572</text:p>
          </table:table-cell>
          <table:table-cell table:style-name="ce6" office:value-type="float" office:value="8.96602187588477" calcext:value-type="float">
            <text:p>8.96602187588477</text:p>
          </table:table-cell>
          <table:table-cell table:number-columns-repeated="99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n_seconds=1, n_ones=5, signal_axis=pca, n_units=256</text:p>
          </table:table-cell>
          <table:table-cell table:style-name="ce6" office:value-type="float" office:value="0.206217558983666" calcext:value-type="float">
            <text:p>0.206217558983666</text:p>
          </table:table-cell>
          <table:table-cell table:style-name="ce6" office:value-type="float" office:value="0.202968999994517" calcext:value-type="float">
            <text:p>0.202968999994517</text:p>
          </table:table-cell>
          <table:table-cell table:style-name="ce6" office:value-type="float" office:value="19.3586344091415" calcext:value-type="float">
            <text:p>19.3586344091415</text:p>
          </table:table-cell>
          <table:table-cell table:style-name="ce6" office:value-type="float" office:value="18.5972373280641" calcext:value-type="float">
            <text:p>18.5972373280641</text:p>
          </table:table-cell>
          <table:table-cell table:style-name="ce6" office:value-type="float" office:value="0.064657043365177" calcext:value-type="float">
            <text:p>0.064657043365177</text:p>
          </table:table-cell>
          <table:table-cell table:style-name="ce6" office:value-type="float" office:value="0.0786736404813529" calcext:value-type="float">
            <text:p>0.078673640481353</text:p>
          </table:table-cell>
          <table:table-cell table:style-name="ce6" office:value-type="float" office:value="5.02762729724259" calcext:value-type="float">
            <text:p>5.02762729724259</text:p>
          </table:table-cell>
          <table:table-cell table:style-name="ce6" office:value-type="float" office:value="5.97661056156987" calcext:value-type="float">
            <text:p>5.97661056156987</text:p>
          </table:table-cell>
          <table:table-cell table:style-name="ce12" office:value-type="float" office:value="0.0590201863354038" calcext:value-type="float">
            <text:p>0.059020186335404</text:p>
          </table:table-cell>
          <table:table-cell table:style-name="ce15" office:value-type="float" office:value="0.0580225332589581" calcext:value-type="float">
            <text:p>0.058022533258958</text:p>
          </table:table-cell>
          <table:table-cell table:style-name="ce15" office:value-type="float" office:value="4.29798219749248" calcext:value-type="float">
            <text:p>4.29798219749248</text:p>
          </table:table-cell>
          <table:table-cell table:style-name="ce15" office:value-type="float" office:value="4.14775997882394" calcext:value-type="float">
            <text:p>4.14775997882394</text:p>
          </table:table-cell>
          <table:table-cell table:style-name="ce6" office:value-type="float" office:value="0.0683692307692308" calcext:value-type="float">
            <text:p>0.068369230769231</text:p>
          </table:table-cell>
          <table:table-cell table:style-name="ce6" office:value-type="float" office:value="0.0808860674409924" calcext:value-type="float">
            <text:p>0.080886067440992</text:p>
          </table:table-cell>
          <table:table-cell table:style-name="ce6" office:value-type="float" office:value="4.52497719920545" calcext:value-type="float">
            <text:p>4.52497719920545</text:p>
          </table:table-cell>
          <table:table-cell table:style-name="ce6" office:value-type="float" office:value="5.55045792556896" calcext:value-type="float">
            <text:p>5.55045792556896</text:p>
          </table:table-cell>
          <table:table-cell table:style-name="ce15" office:value-type="float" office:value="0.120603467222433" calcext:value-type="float">
            <text:p>0.120603467222433</text:p>
          </table:table-cell>
          <table:table-cell table:style-name="ce15" office:value-type="float" office:value="0.117368631200715" calcext:value-type="float">
            <text:p>0.117368631200715</text:p>
          </table:table-cell>
          <table:table-cell table:style-name="ce15" office:value-type="float" office:value="7.68066304139428" calcext:value-type="float">
            <text:p>7.68066304139428</text:p>
          </table:table-cell>
          <table:table-cell table:style-name="ce15" office:value-type="float" office:value="7.54580853705156" calcext:value-type="float">
            <text:p>7.54580853705156</text:p>
          </table:table-cell>
          <table:table-cell table:style-name="ce6" office:value-type="float" office:value="0.117530952380952" calcext:value-type="float">
            <text:p>0.117530952380952</text:p>
          </table:table-cell>
          <table:table-cell table:style-name="ce6" office:value-type="float" office:value="0.137029697076448" calcext:value-type="float">
            <text:p>0.137029697076448</text:p>
          </table:table-cell>
          <table:table-cell table:style-name="ce6" office:value-type="float" office:value="6.58637041545129" calcext:value-type="float">
            <text:p>6.58637041545129</text:p>
          </table:table-cell>
          <table:table-cell table:style-name="ce6" office:value-type="float" office:value="7.86767971821505" calcext:value-type="float">
            <text:p>7.86767971821505</text:p>
          </table:table-cell>
          <table:table-cell table:style-name="ce6" office:value-type="float" office:value="0.191433132085306" calcext:value-type="float">
            <text:p>0.191433132085306</text:p>
          </table:table-cell>
          <table:table-cell table:style-name="ce6" office:value-type="float" office:value="0.225249428715251" calcext:value-type="float">
            <text:p>0.225249428715251</text:p>
          </table:table-cell>
          <table:table-cell table:style-name="ce6" office:value-type="float" office:value="8.21798486420072" calcext:value-type="float">
            <text:p>8.21798486420072</text:p>
          </table:table-cell>
          <table:table-cell table:style-name="ce6" office:value-type="float" office:value="8.34565790103823" calcext:value-type="float">
            <text:p>8.34565790103823</text:p>
          </table:table-cell>
          <table:table-cell table:style-name="ce6" office:value-type="float" office:value="0.351487719298246" calcext:value-type="float">
            <text:p>0.351487719298246</text:p>
          </table:table-cell>
          <table:table-cell table:style-name="ce6" office:value-type="float" office:value="0.353706768489294" calcext:value-type="float">
            <text:p>0.353706768489294</text:p>
          </table:table-cell>
          <table:table-cell table:style-name="ce6" office:value-type="float" office:value="9.02967332709394" calcext:value-type="float">
            <text:p>9.02967332709394</text:p>
          </table:table-cell>
          <table:table-cell table:style-name="ce6" office:value-type="float" office:value="8.95261314550232" calcext:value-type="float">
            <text:p>8.95261314550232</text:p>
          </table:table-cell>
          <table:table-cell table:number-columns-repeated="99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n_seconds=3, n_ones=5, signal_axis=pca, n_units=16</text:p>
          </table:table-cell>
          <table:table-cell table:style-name="ce6" office:value-type="float" office:value="0.212168784029038" calcext:value-type="float">
            <text:p>0.212168784029038</text:p>
          </table:table-cell>
          <table:table-cell table:style-name="ce6" office:value-type="float" office:value="0.267681866827089" calcext:value-type="float">
            <text:p>0.267681866827089</text:p>
          </table:table-cell>
          <table:table-cell table:style-name="ce6" office:value-type="float" office:value="19.7277497283673" calcext:value-type="float">
            <text:p>19.7277497283673</text:p>
          </table:table-cell>
          <table:table-cell table:style-name="ce6" office:value-type="float" office:value="21.3148202646743" calcext:value-type="float">
            <text:p>21.3148202646743</text:p>
          </table:table-cell>
          <table:table-cell table:style-name="ce6" office:value-type="float" office:value="0.0888513873038345" calcext:value-type="float">
            <text:p>0.088851387303835</text:p>
          </table:table-cell>
          <table:table-cell table:style-name="ce6" office:value-type="float" office:value="0.144947117645157" calcext:value-type="float">
            <text:p>0.144947117645157</text:p>
          </table:table-cell>
          <table:table-cell table:style-name="ce6" office:value-type="float" office:value="7.2061464050205" calcext:value-type="float">
            <text:p>7.2061464050205</text:p>
          </table:table-cell>
          <table:table-cell table:style-name="ce6" office:value-type="float" office:value="9.03695432834324" calcext:value-type="float">
            <text:p>9.03695432834324</text:p>
          </table:table-cell>
          <table:table-cell table:style-name="ce12" office:value-type="float" office:value="0.0457157738095239" calcext:value-type="float">
            <text:p>0.045715773809524</text:p>
          </table:table-cell>
          <table:table-cell table:style-name="ce15" office:value-type="float" office:value="0.105514394636602" calcext:value-type="float">
            <text:p>0.105514394636602</text:p>
          </table:table-cell>
          <table:table-cell table:style-name="ce15" office:value-type="float" office:value="3.69338897840463" calcext:value-type="float">
            <text:p>3.69338897840463</text:p>
          </table:table-cell>
          <table:table-cell table:style-name="ce15" office:value-type="float" office:value="5.73813458021464" calcext:value-type="float">
            <text:p>5.73813458021464</text:p>
          </table:table-cell>
          <table:table-cell table:style-name="ce6" office:value-type="float" office:value="0.0735558608058608" calcext:value-type="float">
            <text:p>0.073555860805861</text:p>
          </table:table-cell>
          <table:table-cell table:style-name="ce6" office:value-type="float" office:value="0.109818290562054" calcext:value-type="float">
            <text:p>0.109818290562054</text:p>
          </table:table-cell>
          <table:table-cell table:style-name="ce6" office:value-type="float" office:value="4.56060144212381" calcext:value-type="float">
            <text:p>4.56060144212381</text:p>
          </table:table-cell>
          <table:table-cell table:style-name="ce6" office:value-type="float" office:value="5.86812923230367" calcext:value-type="float">
            <text:p>5.86812923230367</text:p>
          </table:table-cell>
          <table:table-cell table:style-name="ce15" office:value-type="float" office:value="0.104117516455447" calcext:value-type="float">
            <text:p>0.104117516455447</text:p>
          </table:table-cell>
          <table:table-cell table:style-name="ce15" office:value-type="float" office:value="0.152990661057209" calcext:value-type="float">
            <text:p>0.152990661057209</text:p>
          </table:table-cell>
          <table:table-cell table:style-name="ce15" office:value-type="float" office:value="6.58388846185909" calcext:value-type="float">
            <text:p>6.58388846185909</text:p>
          </table:table-cell>
          <table:table-cell table:style-name="ce15" office:value-type="float" office:value="8.37674203723926" calcext:value-type="float">
            <text:p>8.37674203723926</text:p>
          </table:table-cell>
          <table:table-cell table:style-name="ce6" office:value-type="float" office:value="0.169220779220779" calcext:value-type="float">
            <text:p>0.169220779220779</text:p>
          </table:table-cell>
          <table:table-cell table:style-name="ce6" office:value-type="float" office:value="0.178663772941964" calcext:value-type="float">
            <text:p>0.178663772941964</text:p>
          </table:table-cell>
          <table:table-cell table:style-name="ce6" office:value-type="float" office:value="9.33090458555643" calcext:value-type="float">
            <text:p>9.33090458555643</text:p>
          </table:table-cell>
          <table:table-cell table:style-name="ce6" office:value-type="float" office:value="9.28099280681765" calcext:value-type="float">
            <text:p>9.28099280681765</text:p>
          </table:table-cell>
          <table:table-cell table:style-name="ce6" office:value-type="float" office:value="0.173922009569378" calcext:value-type="float">
            <text:p>0.173922009569378</text:p>
          </table:table-cell>
          <table:table-cell table:style-name="ce6" office:value-type="float" office:value="0.186938799245931" calcext:value-type="float">
            <text:p>0.186938799245931</text:p>
          </table:table-cell>
          <table:table-cell table:style-name="ce6" office:value-type="float" office:value="6.09763321757778" calcext:value-type="float">
            <text:p>6.09763321757778</text:p>
          </table:table-cell>
          <table:table-cell table:style-name="ce6" office:value-type="float" office:value="6.87803046188267" calcext:value-type="float">
            <text:p>6.87803046188267</text:p>
          </table:table-cell>
          <table:table-cell table:style-name="ce6" office:value-type="float" office:value="0.333923319327731" calcext:value-type="float">
            <text:p>0.333923319327731</text:p>
          </table:table-cell>
          <table:table-cell table:style-name="ce6" office:value-type="float" office:value="0.317209212785838" calcext:value-type="float">
            <text:p>0.317209212785838</text:p>
          </table:table-cell>
          <table:table-cell table:style-name="ce6" office:value-type="float" office:value="8.11373800316554" calcext:value-type="float">
            <text:p>8.11373800316554</text:p>
          </table:table-cell>
          <table:table-cell table:style-name="ce6" office:value-type="float" office:value="7.86789046027004" calcext:value-type="float">
            <text:p>7.86789046027004</text:p>
          </table:table-cell>
          <table:table-cell table:number-columns-repeated="99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n_seconds=3, n_ones=5, signal_axis=pca, n_units=32</text:p>
          </table:table-cell>
          <table:table-cell table:style-name="ce11" office:value-type="float" office:value="0.213538438270743" calcext:value-type="float">
            <text:p>0.213538438270743</text:p>
          </table:table-cell>
          <table:table-cell table:style-name="ce11" office:value-type="float" office:value="0.278880842694474" calcext:value-type="float">
            <text:p>0.278880842694474</text:p>
          </table:table-cell>
          <table:table-cell table:style-name="ce11" office:value-type="float" office:value="19.1686596904539" calcext:value-type="float">
            <text:p>19.1686596904539</text:p>
          </table:table-cell>
          <table:table-cell table:style-name="ce11" office:value-type="float" office:value="22.6687544127394" calcext:value-type="float">
            <text:p>22.6687544127394</text:p>
          </table:table-cell>
          <table:table-cell table:style-name="ce11" office:value-type="float" office:value="0.0780606060606061" calcext:value-type="float">
            <text:p>0.078060606060606</text:p>
          </table:table-cell>
          <table:table-cell table:style-name="ce11" office:value-type="float" office:value="0.140858370274257" calcext:value-type="float">
            <text:p>0.140858370274257</text:p>
          </table:table-cell>
          <table:table-cell table:style-name="ce11" office:value-type="float" office:value="6.30320213729709" calcext:value-type="float">
            <text:p>6.30320213729709</text:p>
          </table:table-cell>
          <table:table-cell table:style-name="ce11" office:value-type="float" office:value="8.64996156754112" calcext:value-type="float">
            <text:p>8.64996156754112</text:p>
          </table:table-cell>
          <table:table-cell table:style-name="ce12" office:value-type="float" office:value="0.0382005034988905" calcext:value-type="float">
            <text:p>0.038200503498891</text:p>
          </table:table-cell>
          <table:table-cell table:style-name="ce12" office:value-type="float" office:value="0.102848823668326" calcext:value-type="float">
            <text:p>0.102848823668326</text:p>
          </table:table-cell>
          <table:table-cell table:style-name="ce12" office:value-type="float" office:value="2.8054395097531" calcext:value-type="float">
            <text:p>2.8054395097531</text:p>
          </table:table-cell>
          <table:table-cell table:style-name="ce12" office:value-type="float" office:value="5.58566533873777" calcext:value-type="float">
            <text:p>5.58566533873777</text:p>
          </table:table-cell>
          <table:table-cell table:style-name="ce11" office:value-type="float" office:value="0.0694683378356905" calcext:value-type="float">
            <text:p>0.069468337835691</text:p>
          </table:table-cell>
          <table:table-cell table:style-name="ce11" office:value-type="float" office:value="0.115182473042823" calcext:value-type="float">
            <text:p>0.115182473042823</text:p>
          </table:table-cell>
          <table:table-cell table:style-name="ce11" office:value-type="float" office:value="4.60844018395787" calcext:value-type="float">
            <text:p>4.60844018395787</text:p>
          </table:table-cell>
          <table:table-cell table:style-name="ce11" office:value-type="float" office:value="6.23669377621829" calcext:value-type="float">
            <text:p>6.23669377621829</text:p>
          </table:table-cell>
          <table:table-cell table:style-name="ce12" office:value-type="float" office:value="0.130409568018189" calcext:value-type="float">
            <text:p>0.130409568018189</text:p>
          </table:table-cell>
          <table:table-cell table:style-name="ce12" office:value-type="float" office:value="0.147498442221295" calcext:value-type="float">
            <text:p>0.147498442221295</text:p>
          </table:table-cell>
          <table:table-cell table:style-name="ce12" office:value-type="float" office:value="8.32507205798991" calcext:value-type="float">
            <text:p>8.32507205798991</text:p>
          </table:table-cell>
          <table:table-cell table:style-name="ce12" office:value-type="float" office:value="8.14318632208498" calcext:value-type="float">
            <text:p>8.14318632208498</text:p>
          </table:table-cell>
          <table:table-cell table:style-name="ce11" office:value-type="float" office:value="0.153303571428571" calcext:value-type="float">
            <text:p>0.153303571428571</text:p>
          </table:table-cell>
          <table:table-cell table:style-name="ce11" office:value-type="float" office:value="0.170875768476623" calcext:value-type="float">
            <text:p>0.170875768476623</text:p>
          </table:table-cell>
          <table:table-cell table:style-name="ce11" office:value-type="float" office:value="9.1334623495344" calcext:value-type="float">
            <text:p>9.1334623495344</text:p>
          </table:table-cell>
          <table:table-cell table:style-name="ce11" office:value-type="float" office:value="8.93410720689945" calcext:value-type="float">
            <text:p>8.93410720689945</text:p>
          </table:table-cell>
          <table:table-cell table:style-name="ce11" office:value-type="float" office:value="0.177191176470588" calcext:value-type="float">
            <text:p>0.177191176470588</text:p>
          </table:table-cell>
          <table:table-cell table:style-name="ce11" office:value-type="float" office:value="0.194749732547151" calcext:value-type="float">
            <text:p>0.194749732547151</text:p>
          </table:table-cell>
          <table:table-cell table:style-name="ce11" office:value-type="float" office:value="6.98872073620181" calcext:value-type="float">
            <text:p>6.98872073620181</text:p>
          </table:table-cell>
          <table:table-cell table:style-name="ce11" office:value-type="float" office:value="7.16045565809582" calcext:value-type="float">
            <text:p>7.16045565809582</text:p>
          </table:table-cell>
          <table:table-cell table:style-name="ce11" office:value-type="float" office:value="0.362063492063492" calcext:value-type="float">
            <text:p>0.362063492063492</text:p>
          </table:table-cell>
          <table:table-cell table:style-name="ce11" office:value-type="float" office:value="0.336461520973866" calcext:value-type="float">
            <text:p>0.336461520973866</text:p>
          </table:table-cell>
          <table:table-cell table:style-name="ce11" office:value-type="float" office:value="9.16068877453553" calcext:value-type="float">
            <text:p>9.16068877453553</text:p>
          </table:table-cell>
          <table:table-cell table:style-name="ce11" office:value-type="float" office:value="8.51702935361054" calcext:value-type="float">
            <text:p>8.51702935361054</text:p>
          </table:table-cell>
          <table:table-cell table:style-name="ce14" table:number-columns-repeated="989"/>
          <table:table-cell table:style-name="ce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n_seconds=3, n_ones=5, signal_axis=pca, n_units=64</text:p>
          </table:table-cell>
          <table:table-cell table:style-name="ce6" office:value-type="float" office:value="0.244701120218361" calcext:value-type="float">
            <text:p>0.244701120218361</text:p>
          </table:table-cell>
          <table:table-cell table:style-name="ce6" office:value-type="float" office:value="0.292330489622034" calcext:value-type="float">
            <text:p>0.292330489622034</text:p>
          </table:table-cell>
          <table:table-cell table:style-name="ce6" office:value-type="float" office:value="22.1750708345165" calcext:value-type="float">
            <text:p>22.1750708345165</text:p>
          </table:table-cell>
          <table:table-cell table:style-name="ce6" office:value-type="float" office:value="24.2888410604184" calcext:value-type="float">
            <text:p>24.2888410604184</text:p>
          </table:table-cell>
          <table:table-cell table:style-name="ce6" office:value-type="float" office:value="0.0995811965811965" calcext:value-type="float">
            <text:p>0.099581196581197</text:p>
          </table:table-cell>
          <table:table-cell table:style-name="ce6" office:value-type="float" office:value="0.148866953386398" calcext:value-type="float">
            <text:p>0.148866953386398</text:p>
          </table:table-cell>
          <table:table-cell table:style-name="ce6" office:value-type="float" office:value="7.5349042912882" calcext:value-type="float">
            <text:p>7.5349042912882</text:p>
          </table:table-cell>
          <table:table-cell table:style-name="ce6" office:value-type="float" office:value="9.3167899776938" calcext:value-type="float">
            <text:p>9.3167899776938</text:p>
          </table:table-cell>
          <table:table-cell table:style-name="ce12" office:value-type="float" office:value="0.0463984674329502" calcext:value-type="float">
            <text:p>0.04639846743295</text:p>
          </table:table-cell>
          <table:table-cell table:style-name="ce15" office:value-type="float" office:value="0.110004281258464" calcext:value-type="float">
            <text:p>0.110004281258464</text:p>
          </table:table-cell>
          <table:table-cell table:style-name="ce15" office:value-type="float" office:value="3.38713091813744" calcext:value-type="float">
            <text:p>3.38713091813744</text:p>
          </table:table-cell>
          <table:table-cell table:style-name="ce15" office:value-type="float" office:value="6.06731683892089" calcext:value-type="float">
            <text:p>6.06731683892089</text:p>
          </table:table-cell>
          <table:table-cell table:style-name="ce6" office:value-type="float" office:value="0.079404761904762" calcext:value-type="float">
            <text:p>0.079404761904762</text:p>
          </table:table-cell>
          <table:table-cell table:style-name="ce6" office:value-type="float" office:value="0.112816600074949" calcext:value-type="float">
            <text:p>0.112816600074949</text:p>
          </table:table-cell>
          <table:table-cell table:style-name="ce6" office:value-type="float" office:value="5.20487333767691" calcext:value-type="float">
            <text:p>5.20487333767691</text:p>
          </table:table-cell>
          <table:table-cell table:style-name="ce6" office:value-type="float" office:value="6.13758257102078" calcext:value-type="float">
            <text:p>6.13758257102078</text:p>
          </table:table-cell>
          <table:table-cell table:style-name="ce15" office:value-type="float" office:value="0.109464976913253" calcext:value-type="float">
            <text:p>0.109464976913253</text:p>
          </table:table-cell>
          <table:table-cell table:style-name="ce15" office:value-type="float" office:value="0.142918749434211" calcext:value-type="float">
            <text:p>0.142918749434211</text:p>
          </table:table-cell>
          <table:table-cell table:style-name="ce15" office:value-type="float" office:value="7.4269611965397" calcext:value-type="float">
            <text:p>7.4269611965397</text:p>
          </table:table-cell>
          <table:table-cell table:style-name="ce15" office:value-type="float" office:value="7.82163496038636" calcext:value-type="float">
            <text:p>7.82163496038636</text:p>
          </table:table-cell>
          <table:table-cell table:style-name="ce6" office:value-type="float" office:value="0.130384126984127" calcext:value-type="float">
            <text:p>0.130384126984127</text:p>
          </table:table-cell>
          <table:table-cell table:style-name="ce6" office:value-type="float" office:value="0.157079953093282" calcext:value-type="float">
            <text:p>0.157079953093282</text:p>
          </table:table-cell>
          <table:table-cell table:style-name="ce6" office:value-type="float" office:value="7.66347121278861" calcext:value-type="float">
            <text:p>7.66347121278861</text:p>
          </table:table-cell>
          <table:table-cell table:style-name="ce6" office:value-type="float" office:value="8.16118310593044" calcext:value-type="float">
            <text:p>8.16118310593044</text:p>
          </table:table-cell>
          <table:table-cell table:style-name="ce6" office:value-type="float" office:value="0.181564009661836" calcext:value-type="float">
            <text:p>0.181564009661836</text:p>
          </table:table-cell>
          <table:table-cell table:style-name="ce6" office:value-type="float" office:value="0.184110659820044" calcext:value-type="float">
            <text:p>0.184110659820044</text:p>
          </table:table-cell>
          <table:table-cell table:style-name="ce6" office:value-type="float" office:value="6.6848961185549" calcext:value-type="float">
            <text:p>6.6848961185549</text:p>
          </table:table-cell>
          <table:table-cell table:style-name="ce6" office:value-type="float" office:value="6.83769411724811" calcext:value-type="float">
            <text:p>6.83769411724811</text:p>
          </table:table-cell>
          <table:table-cell table:style-name="ce6" office:value-type="float" office:value="0.332222222222222" calcext:value-type="float">
            <text:p>0.332222222222222</text:p>
          </table:table-cell>
          <table:table-cell table:style-name="ce6" office:value-type="float" office:value="0.322088436734189" calcext:value-type="float">
            <text:p>0.322088436734189</text:p>
          </table:table-cell>
          <table:table-cell table:style-name="ce6" office:value-type="float" office:value="7.87248470964865" calcext:value-type="float">
            <text:p>7.87248470964865</text:p>
          </table:table-cell>
          <table:table-cell table:style-name="ce6" office:value-type="float" office:value="8.08199940992089" calcext:value-type="float">
            <text:p>8.08199940992089</text:p>
          </table:table-cell>
          <table:table-cell table:number-columns-repeated="99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n_seconds=3, n_ones=5, signal_axis=pca, n_units=128</text:p>
          </table:table-cell>
          <table:table-cell table:style-name="ce6" office:value-type="float" office:value="0.223816835308215" calcext:value-type="float">
            <text:p>0.223816835308215</text:p>
          </table:table-cell>
          <table:table-cell table:style-name="ce6" office:value-type="float" office:value="0.274145173300492" calcext:value-type="float">
            <text:p>0.274145173300492</text:p>
          </table:table-cell>
          <table:table-cell table:style-name="ce6" office:value-type="float" office:value="19.7837998903544" calcext:value-type="float">
            <text:p>19.7837998903544</text:p>
          </table:table-cell>
          <table:table-cell table:style-name="ce6" office:value-type="float" office:value="22.1144223395019" calcext:value-type="float">
            <text:p>22.1144223395019</text:p>
          </table:table-cell>
          <table:table-cell table:style-name="ce6" office:value-type="float" office:value="0.0861230936819171" calcext:value-type="float">
            <text:p>0.086123093681917</text:p>
          </table:table-cell>
          <table:table-cell table:style-name="ce6" office:value-type="float" office:value="0.146583969919248" calcext:value-type="float">
            <text:p>0.146583969919248</text:p>
          </table:table-cell>
          <table:table-cell table:style-name="ce6" office:value-type="float" office:value="7.09875019478442" calcext:value-type="float">
            <text:p>7.09875019478442</text:p>
          </table:table-cell>
          <table:table-cell table:style-name="ce6" office:value-type="float" office:value="9.1444504928038" calcext:value-type="float">
            <text:p>9.1444504928038</text:p>
          </table:table-cell>
          <table:table-cell table:style-name="ce12" office:value-type="float" office:value="0.0476727845754543" calcext:value-type="float">
            <text:p>0.047672784575454</text:p>
          </table:table-cell>
          <table:table-cell table:style-name="ce15" office:value-type="float" office:value="0.112738747878999" calcext:value-type="float">
            <text:p>0.112738747878999</text:p>
          </table:table-cell>
          <table:table-cell table:style-name="ce15" office:value-type="float" office:value="3.79354074236154" calcext:value-type="float">
            <text:p>3.79354074236154</text:p>
          </table:table-cell>
          <table:table-cell table:style-name="ce15" office:value-type="float" office:value="6.2538400361876" calcext:value-type="float">
            <text:p>6.2538400361876</text:p>
          </table:table-cell>
          <table:table-cell table:style-name="ce6" office:value-type="float" office:value="0.0595122310639551" calcext:value-type="float">
            <text:p>0.059512231063955</text:p>
          </table:table-cell>
          <table:table-cell table:style-name="ce6" office:value-type="float" office:value="0.111065463559804" calcext:value-type="float">
            <text:p>0.111065463559804</text:p>
          </table:table-cell>
          <table:table-cell table:style-name="ce6" office:value-type="float" office:value="4.07552481906557" calcext:value-type="float">
            <text:p>4.07552481906557</text:p>
          </table:table-cell>
          <table:table-cell table:style-name="ce6" office:value-type="float" office:value="5.97349631648388" calcext:value-type="float">
            <text:p>5.97349631648388</text:p>
          </table:table-cell>
          <table:table-cell table:style-name="ce15" office:value-type="float" office:value="0.112161375661376" calcext:value-type="float">
            <text:p>0.112161375661376</text:p>
          </table:table-cell>
          <table:table-cell table:style-name="ce15" office:value-type="float" office:value="0.138380321758757" calcext:value-type="float">
            <text:p>0.138380321758757</text:p>
          </table:table-cell>
          <table:table-cell table:style-name="ce15" office:value-type="float" office:value="6.96871976254604" calcext:value-type="float">
            <text:p>6.96871976254604</text:p>
          </table:table-cell>
          <table:table-cell table:style-name="ce15" office:value-type="float" office:value="7.55963174604156" calcext:value-type="float">
            <text:p>7.55963174604156</text:p>
          </table:table-cell>
          <table:table-cell table:style-name="ce6" office:value-type="float" office:value="0.151445707070707" calcext:value-type="float">
            <text:p>0.151445707070707</text:p>
          </table:table-cell>
          <table:table-cell table:style-name="ce6" office:value-type="float" office:value="0.172281586530084" calcext:value-type="float">
            <text:p>0.172281586530084</text:p>
          </table:table-cell>
          <table:table-cell table:style-name="ce6" office:value-type="float" office:value="8.91325885079658" calcext:value-type="float">
            <text:p>8.91325885079658</text:p>
          </table:table-cell>
          <table:table-cell table:style-name="ce6" office:value-type="float" office:value="8.93416456563743" calcext:value-type="float">
            <text:p>8.93416456563743</text:p>
          </table:table-cell>
          <table:table-cell table:style-name="ce6" office:value-type="float" office:value="0.194332530214883" calcext:value-type="float">
            <text:p>0.194332530214883</text:p>
          </table:table-cell>
          <table:table-cell table:style-name="ce6" office:value-type="float" office:value="0.198491998108948" calcext:value-type="float">
            <text:p>0.198491998108948</text:p>
          </table:table-cell>
          <table:table-cell table:style-name="ce6" office:value-type="float" office:value="6.85978603657155" calcext:value-type="float">
            <text:p>6.85978603657155</text:p>
          </table:table-cell>
          <table:table-cell table:style-name="ce6" office:value-type="float" office:value="7.31802869341689" calcext:value-type="float">
            <text:p>7.31802869341689</text:p>
          </table:table-cell>
          <table:table-cell table:style-name="ce6" office:value-type="float" office:value="0.333373015873016" calcext:value-type="float">
            <text:p>0.333373015873016</text:p>
          </table:table-cell>
          <table:table-cell table:style-name="ce6" office:value-type="float" office:value="0.322660551917982" calcext:value-type="float">
            <text:p>0.322660551917982</text:p>
          </table:table-cell>
          <table:table-cell table:style-name="ce6" office:value-type="float" office:value="7.93428412980007" calcext:value-type="float">
            <text:p>7.93428412980007</text:p>
          </table:table-cell>
          <table:table-cell table:style-name="ce6" office:value-type="float" office:value="8.07848739791539" calcext:value-type="float">
            <text:p>8.07848739791539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n_seconds=3, n_ones=5, signal_axis=pca, n_units=256</text:p>
          </table:table-cell>
          <table:table-cell table:style-name="ce6" office:value-type="float" office:value="0.229056267806268" calcext:value-type="float">
            <text:p>0.229056267806268</text:p>
          </table:table-cell>
          <table:table-cell table:style-name="ce6" office:value-type="float" office:value="0.280131517604965" calcext:value-type="float">
            <text:p>0.280131517604965</text:p>
          </table:table-cell>
          <table:table-cell table:style-name="ce6" office:value-type="float" office:value="21.8563195100892" calcext:value-type="float">
            <text:p>21.8563195100892</text:p>
          </table:table-cell>
          <table:table-cell table:style-name="ce6" office:value-type="float" office:value="22.8092260466169" calcext:value-type="float">
            <text:p>22.8092260466169</text:p>
          </table:table-cell>
          <table:table-cell table:style-name="ce6" office:value-type="float" office:value="0.0831481481481482" calcext:value-type="float">
            <text:p>0.083148148148148</text:p>
          </table:table-cell>
          <table:table-cell table:style-name="ce6" office:value-type="float" office:value="0.138152590936772" calcext:value-type="float">
            <text:p>0.138152590936772</text:p>
          </table:table-cell>
          <table:table-cell table:style-name="ce6" office:value-type="float" office:value="6.19431565091433" calcext:value-type="float">
            <text:p>6.19431565091433</text:p>
          </table:table-cell>
          <table:table-cell table:style-name="ce6" office:value-type="float" office:value="8.37954933324431" calcext:value-type="float">
            <text:p>8.37954933324431</text:p>
          </table:table-cell>
          <table:table-cell table:style-name="ce12" office:value-type="float" office:value="0.0566168091168091" calcext:value-type="float">
            <text:p>0.056616809116809</text:p>
          </table:table-cell>
          <table:table-cell table:style-name="ce15" office:value-type="float" office:value="0.10516171871731" calcext:value-type="float">
            <text:p>0.10516171871731</text:p>
          </table:table-cell>
          <table:table-cell table:style-name="ce15" office:value-type="float" office:value="4.00146113149073" calcext:value-type="float">
            <text:p>4.00146113149073</text:p>
          </table:table-cell>
          <table:table-cell table:style-name="ce15" office:value-type="float" office:value="5.66947820390387" calcext:value-type="float">
            <text:p>5.66947820390387</text:p>
          </table:table-cell>
          <table:table-cell table:style-name="ce6" office:value-type="float" office:value="0.0730740740740741" calcext:value-type="float">
            <text:p>0.073074074074074</text:p>
          </table:table-cell>
          <table:table-cell table:style-name="ce6" office:value-type="float" office:value="0.109810013999786" calcext:value-type="float">
            <text:p>0.109810013999786</text:p>
          </table:table-cell>
          <table:table-cell table:style-name="ce6" office:value-type="float" office:value="4.8766114197468" calcext:value-type="float">
            <text:p>4.8766114197468</text:p>
          </table:table-cell>
          <table:table-cell table:style-name="ce6" office:value-type="float" office:value="5.91809135380141" calcext:value-type="float">
            <text:p>5.91809135380141</text:p>
          </table:table-cell>
          <table:table-cell table:style-name="ce15" office:value-type="float" office:value="0.104513664596273" calcext:value-type="float">
            <text:p>0.104513664596273</text:p>
          </table:table-cell>
          <table:table-cell table:style-name="ce15" office:value-type="float" office:value="0.13547600950173" calcext:value-type="float">
            <text:p>0.13547600950173</text:p>
          </table:table-cell>
          <table:table-cell table:style-name="ce15" office:value-type="float" office:value="6.98129400763688" calcext:value-type="float">
            <text:p>6.98129400763688</text:p>
          </table:table-cell>
          <table:table-cell table:style-name="ce15" office:value-type="float" office:value="7.36159558594681" calcext:value-type="float">
            <text:p>7.36159558594681</text:p>
          </table:table-cell>
          <table:table-cell table:style-name="ce6" office:value-type="float" office:value="0.124812422360248" calcext:value-type="float">
            <text:p>0.124812422360248</text:p>
          </table:table-cell>
          <table:table-cell table:style-name="ce6" office:value-type="float" office:value="0.156088627686656" calcext:value-type="float">
            <text:p>0.156088627686656</text:p>
          </table:table-cell>
          <table:table-cell table:style-name="ce6" office:value-type="float" office:value="6.86033632085087" calcext:value-type="float">
            <text:p>6.86033632085087</text:p>
          </table:table-cell>
          <table:table-cell table:style-name="ce6" office:value-type="float" office:value="8.0823975693262" calcext:value-type="float">
            <text:p>8.0823975693262</text:p>
          </table:table-cell>
          <table:table-cell table:style-name="ce6" office:value-type="float" office:value="0.196090513833992" calcext:value-type="float">
            <text:p>0.196090513833992</text:p>
          </table:table-cell>
          <table:table-cell table:style-name="ce6" office:value-type="float" office:value="0.211677800363679" calcext:value-type="float">
            <text:p>0.211677800363679</text:p>
          </table:table-cell>
          <table:table-cell table:style-name="ce6" office:value-type="float" office:value="8.04867444890511" calcext:value-type="float">
            <text:p>8.04867444890511</text:p>
          </table:table-cell>
          <table:table-cell table:style-name="ce6" office:value-type="float" office:value="7.82726458131914" calcext:value-type="float">
            <text:p>7.82726458131914</text:p>
          </table:table-cell>
          <table:table-cell table:style-name="ce6" office:value-type="float" office:value="0.320868347338935" calcext:value-type="float">
            <text:p>0.320868347338935</text:p>
          </table:table-cell>
          <table:table-cell table:style-name="ce6" office:value-type="float" office:value="0.319817249575115" calcext:value-type="float">
            <text:p>0.319817249575115</text:p>
          </table:table-cell>
          <table:table-cell table:style-name="ce6" office:value-type="float" office:value="7.88099077311984" calcext:value-type="float">
            <text:p>7.88099077311984</text:p>
          </table:table-cell>
          <table:table-cell table:style-name="ce6" office:value-type="float" office:value="8.0089364830264" calcext:value-type="float">
            <text:p>8.0089364830264</text:p>
          </table:table-cell>
          <table:table-cell table:number-columns-repeated="99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n_seconds=5, n_ones=5, signal_axis=pca, n_units=16</text:p>
          </table:table-cell>
          <table:table-cell table:style-name="ce6" office:value-type="float" office:value="0.21013021978022" calcext:value-type="float">
            <text:p>0.21013021978022</text:p>
          </table:table-cell>
          <table:table-cell table:style-name="ce6" office:value-type="float" office:value="0.308424602426102" calcext:value-type="float">
            <text:p>0.308424602426102</text:p>
          </table:table-cell>
          <table:table-cell table:style-name="ce6" office:value-type="float" office:value="19.9801955790116" calcext:value-type="float">
            <text:p>19.9801955790116</text:p>
          </table:table-cell>
          <table:table-cell table:style-name="ce6" office:value-type="float" office:value="23.2129343412341" calcext:value-type="float">
            <text:p>23.2129343412341</text:p>
          </table:table-cell>
          <table:table-cell table:style-name="ce6" office:value-type="float" office:value="0.095570367563471" calcext:value-type="float">
            <text:p>0.095570367563471</text:p>
          </table:table-cell>
          <table:table-cell table:style-name="ce6" office:value-type="float" office:value="0.196176463980511" calcext:value-type="float">
            <text:p>0.196176463980511</text:p>
          </table:table-cell>
          <table:table-cell table:style-name="ce6" office:value-type="float" office:value="7.86128881161433" calcext:value-type="float">
            <text:p>7.86128881161433</text:p>
          </table:table-cell>
          <table:table-cell table:style-name="ce6" office:value-type="float" office:value="11.5948900036964" calcext:value-type="float">
            <text:p>11.5948900036964</text:p>
          </table:table-cell>
          <table:table-cell table:style-name="ce12" office:value-type="float" office:value="0.0876201058201058" calcext:value-type="float">
            <text:p>0.087620105820106</text:p>
          </table:table-cell>
          <table:table-cell table:style-name="ce15" office:value-type="float" office:value="0.168583735640607" calcext:value-type="float">
            <text:p>0.168583735640607</text:p>
          </table:table-cell>
          <table:table-cell table:style-name="ce15" office:value-type="float" office:value="6.3654364842534" calcext:value-type="float">
            <text:p>6.3654364842534</text:p>
          </table:table-cell>
          <table:table-cell table:style-name="ce15" office:value-type="float" office:value="9.13456894304178" calcext:value-type="float">
            <text:p>9.13456894304178</text:p>
          </table:table-cell>
          <table:table-cell table:style-name="ce6" office:value-type="float" office:value="0.084585830835831" calcext:value-type="float">
            <text:p>0.084585830835831</text:p>
          </table:table-cell>
          <table:table-cell table:style-name="ce6" office:value-type="float" office:value="0.150453561452185" calcext:value-type="float">
            <text:p>0.150453561452185</text:p>
          </table:table-cell>
          <table:table-cell table:style-name="ce6" office:value-type="float" office:value="5.07665372436587" calcext:value-type="float">
            <text:p>5.07665372436587</text:p>
          </table:table-cell>
          <table:table-cell table:style-name="ce6" office:value-type="float" office:value="7.7373441134845" calcext:value-type="float">
            <text:p>7.7373441134845</text:p>
          </table:table-cell>
          <table:table-cell table:style-name="ce15" office:value-type="float" office:value="0.129708417508418" calcext:value-type="float">
            <text:p>0.129708417508418</text:p>
          </table:table-cell>
          <table:table-cell table:style-name="ce15" office:value-type="float" office:value="0.174103015739316" calcext:value-type="float">
            <text:p>0.174103015739316</text:p>
          </table:table-cell>
          <table:table-cell table:style-name="ce15" office:value-type="float" office:value="8.13693705227761" calcext:value-type="float">
            <text:p>8.13693705227761</text:p>
          </table:table-cell>
          <table:table-cell table:style-name="ce15" office:value-type="float" office:value="9.1317793402738" calcext:value-type="float">
            <text:p>9.1317793402738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85396841331629" calcext:value-type="float">
            <text:p>0.185396841331629</text:p>
          </table:table-cell>
          <table:table-cell table:style-name="ce6" office:value-type="float" office:value="8.3422265776731" calcext:value-type="float">
            <text:p>8.3422265776731</text:p>
          </table:table-cell>
          <table:table-cell table:style-name="ce6" office:value-type="float" office:value="8.8014230150141" calcext:value-type="float">
            <text:p>8.8014230150141</text:p>
          </table:table-cell>
          <table:table-cell table:style-name="ce6" office:value-type="float" office:value="0.231740196078431" calcext:value-type="float">
            <text:p>0.231740196078431</text:p>
          </table:table-cell>
          <table:table-cell table:style-name="ce6" office:value-type="float" office:value="0.268896993047942" calcext:value-type="float">
            <text:p>0.268896993047942</text:p>
          </table:table-cell>
          <table:table-cell table:style-name="ce6" office:value-type="float" office:value="9.57184291646579" calcext:value-type="float">
            <text:p>9.57184291646579</text:p>
          </table:table-cell>
          <table:table-cell table:style-name="ce6" office:value-type="float" office:value="9.28914089376797" calcext:value-type="float">
            <text:p>9.28914089376797</text:p>
          </table:table-cell>
          <table:table-cell table:style-name="ce6" office:value-type="float" office:value="0.3766835839599" calcext:value-type="float">
            <text:p>0.3766835839599</text:p>
          </table:table-cell>
          <table:table-cell table:style-name="ce6" office:value-type="float" office:value="0.362519029698587" calcext:value-type="float">
            <text:p>0.362519029698587</text:p>
          </table:table-cell>
          <table:table-cell table:style-name="ce6" office:value-type="float" office:value="9.66253353959178" calcext:value-type="float">
            <text:p>9.66253353959178</text:p>
          </table:table-cell>
          <table:table-cell table:style-name="ce6" office:value-type="float" office:value="9.18083524197179" calcext:value-type="float">
            <text:p>9.18083524197179</text:p>
          </table:table-cell>
          <table:table-cell table:number-columns-repeated="990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n_seconds=5, n_ones=5, signal_axis=pca, n_units=32</text:p>
          </table:table-cell>
          <table:table-cell table:style-name="ce6" office:value-type="float" office:value="0.242559154295996" calcext:value-type="float">
            <text:p>0.242559154295996</text:p>
          </table:table-cell>
          <table:table-cell table:style-name="ce6" office:value-type="float" office:value="0.310747634336427" calcext:value-type="float">
            <text:p>0.310747634336427</text:p>
          </table:table-cell>
          <table:table-cell table:style-name="ce6" office:value-type="float" office:value="21.8282728091625" calcext:value-type="float">
            <text:p>21.8282728091625</text:p>
          </table:table-cell>
          <table:table-cell table:style-name="ce6" office:value-type="float" office:value="23.5421433821139" calcext:value-type="float">
            <text:p>23.5421433821139</text:p>
          </table:table-cell>
          <table:table-cell table:style-name="ce6" office:value-type="float" office:value="0.072536975986976" calcext:value-type="float">
            <text:p>0.072536975986976</text:p>
          </table:table-cell>
          <table:table-cell table:style-name="ce6" office:value-type="float" office:value="0.17821072864417" calcext:value-type="float">
            <text:p>0.17821072864417</text:p>
          </table:table-cell>
          <table:table-cell table:style-name="ce6" office:value-type="float" office:value="5.68924454234626" calcext:value-type="float">
            <text:p>5.68924454234626</text:p>
          </table:table-cell>
          <table:table-cell table:style-name="ce6" office:value-type="float" office:value="10.0979713958369" calcext:value-type="float">
            <text:p>10.0979713958369</text:p>
          </table:table-cell>
          <table:table-cell table:style-name="ce12" office:value-type="float" office:value="0.0626695044086347" calcext:value-type="float">
            <text:p>0.062669504408635</text:p>
          </table:table-cell>
          <table:table-cell table:style-name="ce15" office:value-type="float" office:value="0.15450824065382" calcext:value-type="float">
            <text:p>0.15450824065382</text:p>
          </table:table-cell>
          <table:table-cell table:style-name="ce15" office:value-type="float" office:value="4.36338582947565" calcext:value-type="float">
            <text:p>4.36338582947565</text:p>
          </table:table-cell>
          <table:table-cell table:style-name="ce15" office:value-type="float" office:value="8.06622442324184" calcext:value-type="float">
            <text:p>8.06622442324184</text:p>
          </table:table-cell>
          <table:table-cell table:style-name="ce6" office:value-type="float" office:value="0.0818991060025542" calcext:value-type="float">
            <text:p>0.081899106002554</text:p>
          </table:table-cell>
          <table:table-cell table:style-name="ce6" office:value-type="float" office:value="0.157739719537997" calcext:value-type="float">
            <text:p>0.157739719537997</text:p>
          </table:table-cell>
          <table:table-cell table:style-name="ce6" office:value-type="float" office:value="5.47814871167307" calcext:value-type="float">
            <text:p>5.47814871167307</text:p>
          </table:table-cell>
          <table:table-cell table:style-name="ce6" office:value-type="float" office:value="8.20022755889999" calcext:value-type="float">
            <text:p>8.20022755889999</text:p>
          </table:table-cell>
          <table:table-cell table:style-name="ce15" office:value-type="float" office:value="0.140767914653784" calcext:value-type="float">
            <text:p>0.140767914653784</text:p>
          </table:table-cell>
          <table:table-cell table:style-name="ce15" office:value-type="float" office:value="0.182060048491715" calcext:value-type="float">
            <text:p>0.182060048491715</text:p>
          </table:table-cell>
          <table:table-cell table:style-name="ce15" office:value-type="float" office:value="8.97234757977381" calcext:value-type="float">
            <text:p>8.97234757977381</text:p>
          </table:table-cell>
          <table:table-cell table:style-name="ce15" office:value-type="float" office:value="9.52881567842736" calcext:value-type="float">
            <text:p>9.52881567842736</text:p>
          </table:table-cell>
          <table:table-cell table:style-name="ce6" office:value-type="float" office:value="0.136715068747677" calcext:value-type="float">
            <text:p>0.136715068747677</text:p>
          </table:table-cell>
          <table:table-cell table:style-name="ce6" office:value-type="float" office:value="0.188506365451449" calcext:value-type="float">
            <text:p>0.188506365451449</text:p>
          </table:table-cell>
          <table:table-cell table:style-name="ce6" office:value-type="float" office:value="7.41632579015074" calcext:value-type="float">
            <text:p>7.41632579015074</text:p>
          </table:table-cell>
          <table:table-cell table:style-name="ce6" office:value-type="float" office:value="8.98268039167141" calcext:value-type="float">
            <text:p>8.98268039167141</text:p>
          </table:table-cell>
          <table:table-cell table:style-name="ce6" office:value-type="float" office:value="0.258629385964912" calcext:value-type="float">
            <text:p>0.258629385964912</text:p>
          </table:table-cell>
          <table:table-cell table:style-name="ce6" office:value-type="float" office:value="0.268072415314397" calcext:value-type="float">
            <text:p>0.268072415314397</text:p>
          </table:table-cell>
          <table:table-cell table:style-name="ce6" office:value-type="float" office:value="9.34412600472771" calcext:value-type="float">
            <text:p>9.34412600472771</text:p>
          </table:table-cell>
          <table:table-cell table:style-name="ce6" office:value-type="float" office:value="9.2228752455921" calcext:value-type="float">
            <text:p>9.2228752455921</text:p>
          </table:table-cell>
          <table:table-cell table:style-name="ce6" office:value-type="float" office:value="0.332222222222222" calcext:value-type="float">
            <text:p>0.332222222222222</text:p>
          </table:table-cell>
          <table:table-cell table:style-name="ce6" office:value-type="float" office:value="0.351370981882969" calcext:value-type="float">
            <text:p>0.351370981882969</text:p>
          </table:table-cell>
          <table:table-cell table:style-name="ce6" office:value-type="float" office:value="8.80353413538398" calcext:value-type="float">
            <text:p>8.80353413538398</text:p>
          </table:table-cell>
          <table:table-cell table:style-name="ce6" office:value-type="float" office:value="8.79750086246676" calcext:value-type="float">
            <text:p>8.79750086246676</text:p>
          </table:table-cell>
          <table:table-cell table:number-columns-repeated="99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n_seconds=5, n_ones=5, signal_axis=pca, n_units=64</text:p>
          </table:table-cell>
          <table:table-cell table:style-name="ce6" office:value-type="float" office:value="0.236123853923854" calcext:value-type="float">
            <text:p>0.236123853923854</text:p>
          </table:table-cell>
          <table:table-cell table:style-name="ce6" office:value-type="float" office:value="0.318293159056452" calcext:value-type="float">
            <text:p>0.318293159056452</text:p>
          </table:table-cell>
          <table:table-cell table:style-name="ce6" office:value-type="float" office:value="22.6020286700209" calcext:value-type="float">
            <text:p>22.6020286700209</text:p>
          </table:table-cell>
          <table:table-cell table:style-name="ce6" office:value-type="float" office:value="24.4800434812036" calcext:value-type="float">
            <text:p>24.4800434812036</text:p>
          </table:table-cell>
          <table:table-cell table:style-name="ce6" office:value-type="float" office:value="0.110538521711367" calcext:value-type="float">
            <text:p>0.110538521711367</text:p>
          </table:table-cell>
          <table:table-cell table:style-name="ce6" office:value-type="float" office:value="0.196983625832313" calcext:value-type="float">
            <text:p>0.196983625832313</text:p>
          </table:table-cell>
          <table:table-cell table:style-name="ce6" office:value-type="float" office:value="8.00763048114945" calcext:value-type="float">
            <text:p>8.00763048114945</text:p>
          </table:table-cell>
          <table:table-cell table:style-name="ce6" office:value-type="float" office:value="11.6640188366304" calcext:value-type="float">
            <text:p>11.6640188366304</text:p>
          </table:table-cell>
          <table:table-cell table:style-name="ce12" office:value-type="float" office:value="0.0771550264550265" calcext:value-type="float">
            <text:p>0.077155026455027</text:p>
          </table:table-cell>
          <table:table-cell table:style-name="ce15" office:value-type="float" office:value="0.161633250140731" calcext:value-type="float">
            <text:p>0.161633250140731</text:p>
          </table:table-cell>
          <table:table-cell table:style-name="ce15" office:value-type="float" office:value="5.31678237053492" calcext:value-type="float">
            <text:p>5.31678237053492</text:p>
          </table:table-cell>
          <table:table-cell table:style-name="ce15" office:value-type="float" office:value="8.65702956532243" calcext:value-type="float">
            <text:p>8.65702956532243</text:p>
          </table:table-cell>
          <table:table-cell table:style-name="ce6" office:value-type="float" office:value="0.0960233211233211" calcext:value-type="float">
            <text:p>0.096023321123321</text:p>
          </table:table-cell>
          <table:table-cell table:style-name="ce6" office:value-type="float" office:value="0.160363424753135" calcext:value-type="float">
            <text:p>0.160363424753135</text:p>
          </table:table-cell>
          <table:table-cell table:style-name="ce6" office:value-type="float" office:value="6.83865362049177" calcext:value-type="float">
            <text:p>6.83865362049177</text:p>
          </table:table-cell>
          <table:table-cell table:style-name="ce6" office:value-type="float" office:value="8.3741608753663" calcext:value-type="float">
            <text:p>8.3741608753663</text:p>
          </table:table-cell>
          <table:table-cell table:style-name="ce15" office:value-type="float" office:value="0.129946344959388" calcext:value-type="float">
            <text:p>0.129946344959388</text:p>
          </table:table-cell>
          <table:table-cell table:style-name="ce15" office:value-type="float" office:value="0.174176734127145" calcext:value-type="float">
            <text:p>0.174176734127145</text:p>
          </table:table-cell>
          <table:table-cell table:style-name="ce15" office:value-type="float" office:value="8.09392958319003" calcext:value-type="float">
            <text:p>8.09392958319003</text:p>
          </table:table-cell>
          <table:table-cell table:style-name="ce15" office:value-type="float" office:value="9.14119030907906" calcext:value-type="float">
            <text:p>9.14119030907906</text:p>
          </table:table-cell>
          <table:table-cell table:style-name="ce6" office:value-type="float" office:value="0.155758741258741" calcext:value-type="float">
            <text:p>0.155758741258741</text:p>
          </table:table-cell>
          <table:table-cell table:style-name="ce6" office:value-type="float" office:value="0.199152845715943" calcext:value-type="float">
            <text:p>0.199152845715943</text:p>
          </table:table-cell>
          <table:table-cell table:style-name="ce6" office:value-type="float" office:value="8.85146546665878" calcext:value-type="float">
            <text:p>8.85146546665878</text:p>
          </table:table-cell>
          <table:table-cell table:style-name="ce6" office:value-type="float" office:value="9.4682956861112" calcext:value-type="float">
            <text:p>9.4682956861112</text:p>
          </table:table-cell>
          <table:table-cell table:style-name="ce6" office:value-type="float" office:value="0.257220394736842" calcext:value-type="float">
            <text:p>0.257220394736842</text:p>
          </table:table-cell>
          <table:table-cell table:style-name="ce6" office:value-type="float" office:value="0.278965861576214" calcext:value-type="float">
            <text:p>0.278965861576214</text:p>
          </table:table-cell>
          <table:table-cell table:style-name="ce6" office:value-type="float" office:value="10.0773753217407" calcext:value-type="float">
            <text:p>10.0773753217407</text:p>
          </table:table-cell>
          <table:table-cell table:style-name="ce6" office:value-type="float" office:value="9.64192809964859" calcext:value-type="float">
            <text:p>9.64192809964859</text:p>
          </table:table-cell>
          <table:table-cell table:style-name="ce6" office:value-type="float" office:value="0.357857142857143" calcext:value-type="float">
            <text:p>0.357857142857143</text:p>
          </table:table-cell>
          <table:table-cell table:style-name="ce6" office:value-type="float" office:value="0.356156832231881" calcext:value-type="float">
            <text:p>0.356156832231881</text:p>
          </table:table-cell>
          <table:table-cell table:style-name="ce6" office:value-type="float" office:value="9.07118708461567" calcext:value-type="float">
            <text:p>9.07118708461567</text:p>
          </table:table-cell>
          <table:table-cell table:style-name="ce6" office:value-type="float" office:value="8.95146501031584" calcext:value-type="float">
            <text:p>8.95146501031584</text:p>
          </table:table-cell>
          <table:table-cell table:number-columns-repeated="99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n_seconds=5, n_ones=5, signal_axis=pca, n_units=128</text:p>
          </table:table-cell>
          <table:table-cell table:style-name="ce6" office:value-type="float" office:value="0.223990501490501" calcext:value-type="float">
            <text:p>0.223990501490501</text:p>
          </table:table-cell>
          <table:table-cell table:style-name="ce6" office:value-type="float" office:value="0.31813961130892" calcext:value-type="float">
            <text:p>0.31813961130892</text:p>
          </table:table-cell>
          <table:table-cell table:style-name="ce6" office:value-type="float" office:value="21.1750578688181" calcext:value-type="float">
            <text:p>21.1750578688181</text:p>
          </table:table-cell>
          <table:table-cell table:style-name="ce6" office:value-type="float" office:value="24.4179051193183" calcext:value-type="float">
            <text:p>24.4179051193183</text:p>
          </table:table-cell>
          <table:table-cell table:style-name="ce6" office:value-type="float" office:value="0.0925088417329797" calcext:value-type="float">
            <text:p>0.09250884173298</text:p>
          </table:table-cell>
          <table:table-cell table:style-name="ce6" office:value-type="float" office:value="0.189847833119086" calcext:value-type="float">
            <text:p>0.189847833119086</text:p>
          </table:table-cell>
          <table:table-cell table:style-name="ce6" office:value-type="float" office:value="7.42165280559402" calcext:value-type="float">
            <text:p>7.42165280559402</text:p>
          </table:table-cell>
          <table:table-cell table:style-name="ce6" office:value-type="float" office:value="11.0015996081555" calcext:value-type="float">
            <text:p>11.0015996081555</text:p>
          </table:table-cell>
          <table:table-cell table:style-name="ce12" office:value-type="float" office:value="0.0632751322751322" calcext:value-type="float">
            <text:p>0.063275132275132</text:p>
          </table:table-cell>
          <table:table-cell table:style-name="ce15" office:value-type="float" office:value="0.161263193951744" calcext:value-type="float">
            <text:p>0.161263193951744</text:p>
          </table:table-cell>
          <table:table-cell table:style-name="ce15" office:value-type="float" office:value="4.70862623669257" calcext:value-type="float">
            <text:p>4.70862623669257</text:p>
          </table:table-cell>
          <table:table-cell table:style-name="ce15" office:value-type="float" office:value="8.58008801574318" calcext:value-type="float">
            <text:p>8.58008801574318</text:p>
          </table:table-cell>
          <table:table-cell table:style-name="ce6" office:value-type="float" office:value="0.0829555860805861" calcext:value-type="float">
            <text:p>0.082955586080586</text:p>
          </table:table-cell>
          <table:table-cell table:style-name="ce6" office:value-type="float" office:value="0.159875781508698" calcext:value-type="float">
            <text:p>0.159875781508698</text:p>
          </table:table-cell>
          <table:table-cell table:style-name="ce6" office:value-type="float" office:value="5.6481819180145" calcext:value-type="float">
            <text:p>5.6481819180145</text:p>
          </table:table-cell>
          <table:table-cell table:style-name="ce6" office:value-type="float" office:value="8.31633126209615" calcext:value-type="float">
            <text:p>8.31633126209615</text:p>
          </table:table-cell>
          <table:table-cell table:style-name="ce15" office:value-type="float" office:value="0.114593937097385" calcext:value-type="float">
            <text:p>0.114593937097385</text:p>
          </table:table-cell>
          <table:table-cell table:style-name="ce15" office:value-type="float" office:value="0.169977818731564" calcext:value-type="float">
            <text:p>0.169977818731564</text:p>
          </table:table-cell>
          <table:table-cell table:style-name="ce15" office:value-type="float" office:value="8.41838089299192" calcext:value-type="float">
            <text:p>8.41838089299192</text:p>
          </table:table-cell>
          <table:table-cell table:style-name="ce15" office:value-type="float" office:value="8.88341076019652" calcext:value-type="float">
            <text:p>8.88341076019652</text:p>
          </table:table-cell>
          <table:table-cell table:style-name="ce6" office:value-type="float" office:value="0.164156458477111" calcext:value-type="float">
            <text:p>0.164156458477111</text:p>
          </table:table-cell>
          <table:table-cell table:style-name="ce6" office:value-type="float" office:value="0.191914854385508" calcext:value-type="float">
            <text:p>0.191914854385508</text:p>
          </table:table-cell>
          <table:table-cell table:style-name="ce6" office:value-type="float" office:value="8.81735661536023" calcext:value-type="float">
            <text:p>8.81735661536023</text:p>
          </table:table-cell>
          <table:table-cell table:style-name="ce6" office:value-type="float" office:value="9.15801390045048" calcext:value-type="float">
            <text:p>9.15801390045048</text:p>
          </table:table-cell>
          <table:table-cell table:style-name="ce6" office:value-type="float" office:value="0.225458823529412" calcext:value-type="float">
            <text:p>0.225458823529412</text:p>
          </table:table-cell>
          <table:table-cell table:style-name="ce6" office:value-type="float" office:value="0.281176101665073" calcext:value-type="float">
            <text:p>0.281176101665073</text:p>
          </table:table-cell>
          <table:table-cell table:style-name="ce6" office:value-type="float" office:value="10.4576113483434" calcext:value-type="float">
            <text:p>10.4576113483434</text:p>
          </table:table-cell>
          <table:table-cell table:style-name="ce6" office:value-type="float" office:value="9.77180538966913" calcext:value-type="float">
            <text:p>9.77180538966913</text:p>
          </table:table-cell>
          <table:table-cell table:style-name="ce6" office:value-type="float" office:value="0.35687675070028" calcext:value-type="float">
            <text:p>0.35687675070028</text:p>
          </table:table-cell>
          <table:table-cell table:style-name="ce6" office:value-type="float" office:value="0.367141017572684" calcext:value-type="float">
            <text:p>0.367141017572684</text:p>
          </table:table-cell>
          <table:table-cell table:style-name="ce6" office:value-type="float" office:value="9.24818458670406" calcext:value-type="float">
            <text:p>9.24818458670406</text:p>
          </table:table-cell>
          <table:table-cell table:style-name="ce6" office:value-type="float" office:value="9.2639889401697" calcext:value-type="float">
            <text:p>9.2639889401697</text:p>
          </table:table-cell>
          <table:table-cell table:number-columns-repeated="99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n_seconds=5, n_ones=5, signal_axis=pca, n_units=256</text:p>
          </table:table-cell>
          <table:table-cell table:style-name="ce6" office:value-type="float" office:value="0.227249317349317" calcext:value-type="float">
            <text:p>0.227249317349317</text:p>
          </table:table-cell>
          <table:table-cell table:style-name="ce6" office:value-type="float" office:value="0.315934095773939" calcext:value-type="float">
            <text:p>0.315934095773939</text:p>
          </table:table-cell>
          <table:table-cell table:style-name="ce6" office:value-type="float" office:value="21.5925257266418" calcext:value-type="float">
            <text:p>21.5925257266418</text:p>
          </table:table-cell>
          <table:table-cell table:style-name="ce6" office:value-type="float" office:value="24.1624241245137" calcext:value-type="float">
            <text:p>24.1624241245137</text:p>
          </table:table-cell>
          <table:table-cell table:style-name="ce6" office:value-type="float" office:value="0.0842653011101287" calcext:value-type="float">
            <text:p>0.084265301110129</text:p>
          </table:table-cell>
          <table:table-cell table:style-name="ce6" office:value-type="float" office:value="0.187035839814504" calcext:value-type="float">
            <text:p>0.187035839814504</text:p>
          </table:table-cell>
          <table:table-cell table:style-name="ce6" office:value-type="float" office:value="6.75556862271505" calcext:value-type="float">
            <text:p>6.75556862271505</text:p>
          </table:table-cell>
          <table:table-cell table:style-name="ce6" office:value-type="float" office:value="10.7651171928284" calcext:value-type="float">
            <text:p>10.7651171928284</text:p>
          </table:table-cell>
          <table:table-cell table:style-name="ce12" office:value-type="float" office:value="0.0462741568776052" calcext:value-type="float">
            <text:p>0.046274156877605</text:p>
          </table:table-cell>
          <table:table-cell table:style-name="ce15" office:value-type="float" office:value="0.142466085057252" calcext:value-type="float">
            <text:p>0.142466085057252</text:p>
          </table:table-cell>
          <table:table-cell table:style-name="ce15" office:value-type="float" office:value="3.61341704008845" calcext:value-type="float">
            <text:p>3.61341704008845</text:p>
          </table:table-cell>
          <table:table-cell table:style-name="ce15" office:value-type="float" office:value="7.18447255090751" calcext:value-type="float">
            <text:p>7.18447255090751</text:p>
          </table:table-cell>
          <table:table-cell table:style-name="ce6" office:value-type="float" office:value="0.0753595317725753" calcext:value-type="float">
            <text:p>0.075359531772575</text:p>
          </table:table-cell>
          <table:table-cell table:style-name="ce6" office:value-type="float" office:value="0.16396979455282" calcext:value-type="float">
            <text:p>0.16396979455282</text:p>
          </table:table-cell>
          <table:table-cell table:style-name="ce6" office:value-type="float" office:value="4.8424854972344" calcext:value-type="float">
            <text:p>4.8424854972344</text:p>
          </table:table-cell>
          <table:table-cell table:style-name="ce6" office:value-type="float" office:value="8.55055630813834" calcext:value-type="float">
            <text:p>8.55055630813834</text:p>
          </table:table-cell>
          <table:table-cell table:style-name="ce15" office:value-type="float" office:value="0.146933333333333" calcext:value-type="float">
            <text:p>0.146933333333333</text:p>
          </table:table-cell>
          <table:table-cell table:style-name="ce15" office:value-type="float" office:value="0.184520288203377" calcext:value-type="float">
            <text:p>0.184520288203377</text:p>
          </table:table-cell>
          <table:table-cell table:style-name="ce15" office:value-type="float" office:value="9.57756395518767" calcext:value-type="float">
            <text:p>9.57756395518767</text:p>
          </table:table-cell>
          <table:table-cell table:style-name="ce15" office:value-type="float" office:value="9.67698292973112" calcext:value-type="float">
            <text:p>9.67698292973112</text:p>
          </table:table-cell>
          <table:table-cell table:style-name="ce6" office:value-type="float" office:value="0.155173784548784" calcext:value-type="float">
            <text:p>0.155173784548784</text:p>
          </table:table-cell>
          <table:table-cell table:style-name="ce6" office:value-type="float" office:value="0.20773708657996" calcext:value-type="float">
            <text:p>0.20773708657996</text:p>
          </table:table-cell>
          <table:table-cell table:style-name="ce6" office:value-type="float" office:value="9.70254856812948" calcext:value-type="float">
            <text:p>9.70254856812948</text:p>
          </table:table-cell>
          <table:table-cell table:style-name="ce6" office:value-type="float" office:value="9.83650838060537" calcext:value-type="float">
            <text:p>9.83650838060537</text:p>
          </table:table-cell>
          <table:table-cell table:style-name="ce6" office:value-type="float" office:value="0.255743478260869" calcext:value-type="float">
            <text:p>0.255743478260869</text:p>
          </table:table-cell>
          <table:table-cell table:style-name="ce6" office:value-type="float" office:value="0.290570964127602" calcext:value-type="float">
            <text:p>0.290570964127602</text:p>
          </table:table-cell>
          <table:table-cell table:style-name="ce6" office:value-type="float" office:value="12.0828721027575" calcext:value-type="float">
            <text:p>12.0828721027575</text:p>
          </table:table-cell>
          <table:table-cell table:style-name="ce6" office:value-type="float" office:value="10.1250384707205" calcext:value-type="float">
            <text:p>10.1250384707205</text:p>
          </table:table-cell>
          <table:table-cell table:style-name="ce6" office:value-type="float" office:value="0.385373529978793" calcext:value-type="float">
            <text:p>0.385373529978793</text:p>
          </table:table-cell>
          <table:table-cell table:style-name="ce6" office:value-type="float" office:value="0.38642374676085" calcext:value-type="float">
            <text:p>0.38642374676085</text:p>
          </table:table-cell>
          <table:table-cell table:style-name="ce6" office:value-type="float" office:value="10.5712038531908" calcext:value-type="float">
            <text:p>10.5712038531908</text:p>
          </table:table-cell>
          <table:table-cell table:style-name="ce6" office:value-type="float" office:value="9.90155766886148" calcext:value-type="float">
            <text:p>9.90155766886148</text:p>
          </table:table-cell>
          <table:table-cell table:number-columns-repeated="99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n_seconds=10, n_ones=5, signal_axis=pca, n_units=16</text:p>
          </table:table-cell>
          <table:table-cell table:style-name="ce6" office:value-type="float" office:value="0.222357250050995" calcext:value-type="float">
            <text:p>0.222357250050995</text:p>
          </table:table-cell>
          <table:table-cell table:style-name="ce6" office:value-type="float" office:value="0.296482729482712" calcext:value-type="float">
            <text:p>0.296482729482712</text:p>
          </table:table-cell>
          <table:table-cell table:style-name="ce6" office:value-type="float" office:value="20.6039776698465" calcext:value-type="float">
            <text:p>20.6039776698465</text:p>
          </table:table-cell>
          <table:table-cell table:style-name="ce6" office:value-type="float" office:value="23.4402960296164" calcext:value-type="float">
            <text:p>23.4402960296164</text:p>
          </table:table-cell>
          <table:table-cell table:style-name="ce6" office:value-type="float" office:value="0.0957873471557682" calcext:value-type="float">
            <text:p>0.095787347155768</text:p>
          </table:table-cell>
          <table:table-cell table:style-name="ce6" office:value-type="float" office:value="0.161916706293094" calcext:value-type="float">
            <text:p>0.161916706293094</text:p>
          </table:table-cell>
          <table:table-cell table:style-name="ce6" office:value-type="float" office:value="7.16538054075706" calcext:value-type="float">
            <text:p>7.16538054075706</text:p>
          </table:table-cell>
          <table:table-cell table:style-name="ce6" office:value-type="float" office:value="9.86060694698315" calcext:value-type="float">
            <text:p>9.86060694698315</text:p>
          </table:table-cell>
          <table:table-cell table:style-name="ce12" office:value-type="float" office:value="0.0675134099616858" calcext:value-type="float">
            <text:p>0.067513409961686</text:p>
          </table:table-cell>
          <table:table-cell table:style-name="ce15" office:value-type="float" office:value="0.124140154093642" calcext:value-type="float">
            <text:p>0.124140154093642</text:p>
          </table:table-cell>
          <table:table-cell table:style-name="ce15" office:value-type="float" office:value="4.55041167238007" calcext:value-type="float">
            <text:p>4.55041167238007</text:p>
          </table:table-cell>
          <table:table-cell table:style-name="ce15" office:value-type="float" office:value="6.70232425868368" calcext:value-type="float">
            <text:p>6.70232425868368</text:p>
          </table:table-cell>
          <table:table-cell table:style-name="ce6" office:value-type="float" office:value="0.0523026315789473" calcext:value-type="float">
            <text:p>0.052302631578947</text:p>
          </table:table-cell>
          <table:table-cell table:style-name="ce6" office:value-type="float" office:value="0.118548676777495" calcext:value-type="float">
            <text:p>0.118548676777495</text:p>
          </table:table-cell>
          <table:table-cell table:style-name="ce6" office:value-type="float" office:value="3.46244370927257" calcext:value-type="float">
            <text:p>3.46244370927257</text:p>
          </table:table-cell>
          <table:table-cell table:style-name="ce6" office:value-type="float" office:value="6.15820852516469" calcext:value-type="float">
            <text:p>6.15820852516469</text:p>
          </table:table-cell>
          <table:table-cell table:style-name="ce15" office:value-type="float" office:value="0.113076023391813" calcext:value-type="float">
            <text:p>0.113076023391813</text:p>
          </table:table-cell>
          <table:table-cell table:style-name="ce15" office:value-type="float" office:value="0.147317980523931" calcext:value-type="float">
            <text:p>0.147317980523931</text:p>
          </table:table-cell>
          <table:table-cell table:style-name="ce15" office:value-type="float" office:value="6.8506382484652" calcext:value-type="float">
            <text:p>6.8506382484652</text:p>
          </table:table-cell>
          <table:table-cell table:style-name="ce15" office:value-type="float" office:value="7.71959360592046" calcext:value-type="float">
            <text:p>7.71959360592046</text:p>
          </table:table-cell>
          <table:table-cell table:style-name="ce6" office:value-type="float" office:value="0.140824521072797" calcext:value-type="float">
            <text:p>0.140824521072797</text:p>
          </table:table-cell>
          <table:table-cell table:style-name="ce6" office:value-type="float" office:value="0.179719122101189" calcext:value-type="float">
            <text:p>0.179719122101189</text:p>
          </table:table-cell>
          <table:table-cell table:style-name="ce6" office:value-type="float" office:value="8.1582834489063" calcext:value-type="float">
            <text:p>8.1582834489063</text:p>
          </table:table-cell>
          <table:table-cell table:style-name="ce6" office:value-type="float" office:value="9.17321940634566" calcext:value-type="float">
            <text:p>9.17321940634566</text:p>
          </table:table-cell>
          <table:table-cell table:style-name="ce6" office:value-type="float" office:value="0.205406746031746" calcext:value-type="float">
            <text:p>0.205406746031746</text:p>
          </table:table-cell>
          <table:table-cell table:style-name="ce6" office:value-type="float" office:value="0.217836176690131" calcext:value-type="float">
            <text:p>0.217836176690131</text:p>
          </table:table-cell>
          <table:table-cell table:style-name="ce6" office:value-type="float" office:value="9.64566321769925" calcext:value-type="float">
            <text:p>9.64566321769925</text:p>
          </table:table-cell>
          <table:table-cell table:style-name="ce6" office:value-type="float" office:value="8.75710770343916" calcext:value-type="float">
            <text:p>8.75710770343916</text:p>
          </table:table-cell>
          <table:table-cell table:style-name="ce6" office:value-type="float" office:value="0.410766831852358" calcext:value-type="float">
            <text:p>0.410766831852358</text:p>
          </table:table-cell>
          <table:table-cell table:style-name="ce6" office:value-type="float" office:value="0.381983709785068" calcext:value-type="float">
            <text:p>0.381983709785068</text:p>
          </table:table-cell>
          <table:table-cell table:style-name="ce6" office:value-type="float" office:value="9.79524168529628" calcext:value-type="float">
            <text:p>9.79524168529628</text:p>
          </table:table-cell>
          <table:table-cell table:style-name="ce6" office:value-type="float" office:value="9.53037269432676" calcext:value-type="float">
            <text:p>9.53037269432676</text:p>
          </table:table-cell>
          <table:table-cell table:number-columns-repeated="99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n_seconds=10, n_ones=5, signal_axis=pca, n_units=32</text:p>
          </table:table-cell>
          <table:table-cell table:style-name="ce6" office:value-type="float" office:value="0.23582955465587" calcext:value-type="float">
            <text:p>0.23582955465587</text:p>
          </table:table-cell>
          <table:table-cell table:style-name="ce6" office:value-type="float" office:value="0.295916426605859" calcext:value-type="float">
            <text:p>0.295916426605859</text:p>
          </table:table-cell>
          <table:table-cell table:style-name="ce6" office:value-type="float" office:value="20.6052404888025" calcext:value-type="float">
            <text:p>20.6052404888025</text:p>
          </table:table-cell>
          <table:table-cell table:style-name="ce6" office:value-type="float" office:value="23.3411549722158" calcext:value-type="float">
            <text:p>23.3411549722158</text:p>
          </table:table-cell>
          <table:table-cell table:style-name="ce6" office:value-type="float" office:value="0.109483630952381" calcext:value-type="float">
            <text:p>0.109483630952381</text:p>
          </table:table-cell>
          <table:table-cell table:style-name="ce6" office:value-type="float" office:value="0.166489185945566" calcext:value-type="float">
            <text:p>0.166489185945566</text:p>
          </table:table-cell>
          <table:table-cell table:style-name="ce6" office:value-type="float" office:value="8.227641070003" calcext:value-type="float">
            <text:p>8.227641070003</text:p>
          </table:table-cell>
          <table:table-cell table:style-name="ce6" office:value-type="float" office:value="10.3025887820405" calcext:value-type="float">
            <text:p>10.3025887820405</text:p>
          </table:table-cell>
          <table:table-cell table:style-name="ce12" office:value-type="float" office:value="0.0600449229133439" calcext:value-type="float">
            <text:p>0.060044922913344</text:p>
          </table:table-cell>
          <table:table-cell table:style-name="ce15" office:value-type="float" office:value="0.126490533244847" calcext:value-type="float">
            <text:p>0.126490533244847</text:p>
          </table:table-cell>
          <table:table-cell table:style-name="ce15" office:value-type="float" office:value="4.48030457168343" calcext:value-type="float">
            <text:p>4.48030457168343</text:p>
          </table:table-cell>
          <table:table-cell table:style-name="ce15" office:value-type="float" office:value="6.98695857076698" calcext:value-type="float">
            <text:p>6.98695857076698</text:p>
          </table:table-cell>
          <table:table-cell table:style-name="ce6" office:value-type="float" office:value="0.0511180729601783" calcext:value-type="float">
            <text:p>0.051118072960178</text:p>
          </table:table-cell>
          <table:table-cell table:style-name="ce6" office:value-type="float" office:value="0.107321302204885" calcext:value-type="float">
            <text:p>0.107321302204885</text:p>
          </table:table-cell>
          <table:table-cell table:style-name="ce6" office:value-type="float" office:value="3.28626172276727" calcext:value-type="float">
            <text:p>3.28626172276727</text:p>
          </table:table-cell>
          <table:table-cell table:style-name="ce6" office:value-type="float" office:value="5.45502024244068" calcext:value-type="float">
            <text:p>5.45502024244068</text:p>
          </table:table-cell>
          <table:table-cell table:style-name="ce15" office:value-type="float" office:value="0.094322793219852" calcext:value-type="float">
            <text:p>0.094322793219852</text:p>
          </table:table-cell>
          <table:table-cell table:style-name="ce15" office:value-type="float" office:value="0.141610155706881" calcext:value-type="float">
            <text:p>0.141610155706881</text:p>
          </table:table-cell>
          <table:table-cell table:style-name="ce15" office:value-type="float" office:value="5.41019016548173" calcext:value-type="float">
            <text:p>5.41019016548173</text:p>
          </table:table-cell>
          <table:table-cell table:style-name="ce15" office:value-type="float" office:value="7.36698918007168" calcext:value-type="float">
            <text:p>7.36698918007168</text:p>
          </table:table-cell>
          <table:table-cell table:style-name="ce6" office:value-type="float" office:value="0.137408469703671" calcext:value-type="float">
            <text:p>0.137408469703671</text:p>
          </table:table-cell>
          <table:table-cell table:style-name="ce6" office:value-type="float" office:value="0.168273191222268" calcext:value-type="float">
            <text:p>0.168273191222268</text:p>
          </table:table-cell>
          <table:table-cell table:style-name="ce6" office:value-type="float" office:value="8.49238423525323" calcext:value-type="float">
            <text:p>8.49238423525323</text:p>
          </table:table-cell>
          <table:table-cell table:style-name="ce6" office:value-type="float" office:value="8.63350029433915" calcext:value-type="float">
            <text:p>8.63350029433915</text:p>
          </table:table-cell>
          <table:table-cell table:style-name="ce6" office:value-type="float" office:value="0.2234375" calcext:value-type="float">
            <text:p>0.2234375</text:p>
          </table:table-cell>
          <table:table-cell table:style-name="ce6" office:value-type="float" office:value="0.228730909122554" calcext:value-type="float">
            <text:p>0.228730909122554</text:p>
          </table:table-cell>
          <table:table-cell table:style-name="ce6" office:value-type="float" office:value="10.2088862954377" calcext:value-type="float">
            <text:p>10.2088862954377</text:p>
          </table:table-cell>
          <table:table-cell table:style-name="ce6" office:value-type="float" office:value="9.24999681481261" calcext:value-type="float">
            <text:p>9.24999681481261</text:p>
          </table:table-cell>
          <table:table-cell table:style-name="ce6" office:value-type="float" office:value="0.429516917293233" calcext:value-type="float">
            <text:p>0.429516917293233</text:p>
          </table:table-cell>
          <table:table-cell table:style-name="ce6" office:value-type="float" office:value="0.40692783963818" calcext:value-type="float">
            <text:p>0.40692783963818</text:p>
          </table:table-cell>
          <table:table-cell table:style-name="ce6" office:value-type="float" office:value="10.3568549240512" calcext:value-type="float">
            <text:p>10.3568549240512</text:p>
          </table:table-cell>
          <table:table-cell table:style-name="ce6" office:value-type="float" office:value="10.2971048161855" calcext:value-type="float">
            <text:p>10.2971048161855</text:p>
          </table:table-cell>
          <table:table-cell table:number-columns-repeated="99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n_seconds=10, n_ones=5, signal_axis=pca, n_units=64</text:p>
          </table:table-cell>
          <table:table-cell table:style-name="ce6" office:value-type="float" office:value="0.238583333333333" calcext:value-type="float">
            <text:p>0.238583333333333</text:p>
          </table:table-cell>
          <table:table-cell table:style-name="ce6" office:value-type="float" office:value="0.295045089681168" calcext:value-type="float">
            <text:p>0.295045089681168</text:p>
          </table:table-cell>
          <table:table-cell table:style-name="ce6" office:value-type="float" office:value="21.5164477242894" calcext:value-type="float">
            <text:p>21.5164477242894</text:p>
          </table:table-cell>
          <table:table-cell table:style-name="ce6" office:value-type="float" office:value="23.2842512955122" calcext:value-type="float">
            <text:p>23.2842512955122</text:p>
          </table:table-cell>
          <table:table-cell table:style-name="ce6" office:value-type="float" office:value="0.0850522622538751" calcext:value-type="float">
            <text:p>0.085052262253875</text:p>
          </table:table-cell>
          <table:table-cell table:style-name="ce6" office:value-type="float" office:value="0.162413863574883" calcext:value-type="float">
            <text:p>0.162413863574883</text:p>
          </table:table-cell>
          <table:table-cell table:style-name="ce6" office:value-type="float" office:value="6.31235187309827" calcext:value-type="float">
            <text:p>6.31235187309827</text:p>
          </table:table-cell>
          <table:table-cell table:style-name="ce6" office:value-type="float" office:value="9.9925103927222" calcext:value-type="float">
            <text:p>9.9925103927222</text:p>
          </table:table-cell>
          <table:table-cell table:style-name="ce12" office:value-type="float" office:value="0.0483026315789473" calcext:value-type="float">
            <text:p>0.048302631578947</text:p>
          </table:table-cell>
          <table:table-cell table:style-name="ce15" office:value-type="float" office:value="0.117417677900707" calcext:value-type="float">
            <text:p>0.117417677900707</text:p>
          </table:table-cell>
          <table:table-cell table:style-name="ce15" office:value-type="float" office:value="3.32109344789068" calcext:value-type="float">
            <text:p>3.32109344789068</text:p>
          </table:table-cell>
          <table:table-cell table:style-name="ce15" office:value-type="float" office:value="6.23194352807555" calcext:value-type="float">
            <text:p>6.23194352807555</text:p>
          </table:table-cell>
          <table:table-cell table:style-name="ce6" office:value-type="float" office:value="0.0605847953216374" calcext:value-type="float">
            <text:p>0.060584795321637</text:p>
          </table:table-cell>
          <table:table-cell table:style-name="ce6" office:value-type="float" office:value="0.116790751856709" calcext:value-type="float">
            <text:p>0.116790751856709</text:p>
          </table:table-cell>
          <table:table-cell table:style-name="ce6" office:value-type="float" office:value="3.9067203461556" calcext:value-type="float">
            <text:p>3.9067203461556</text:p>
          </table:table-cell>
          <table:table-cell table:style-name="ce6" office:value-type="float" office:value="6.02708396197317" calcext:value-type="float">
            <text:p>6.02708396197317</text:p>
          </table:table-cell>
          <table:table-cell table:style-name="ce15" office:value-type="float" office:value="0.0956910659000442" calcext:value-type="float">
            <text:p>0.095691065900044</text:p>
          </table:table-cell>
          <table:table-cell table:style-name="ce15" office:value-type="float" office:value="0.142410097006023" calcext:value-type="float">
            <text:p>0.142410097006023</text:p>
          </table:table-cell>
          <table:table-cell table:style-name="ce15" office:value-type="float" office:value="5.65193132621047" calcext:value-type="float">
            <text:p>5.65193132621047</text:p>
          </table:table-cell>
          <table:table-cell table:style-name="ce15" office:value-type="float" office:value="7.48623044946885" calcext:value-type="float">
            <text:p>7.48623044946885</text:p>
          </table:table-cell>
          <table:table-cell table:style-name="ce6" office:value-type="float" office:value="0.12545866489832" calcext:value-type="float">
            <text:p>0.12545866489832</text:p>
          </table:table-cell>
          <table:table-cell table:style-name="ce6" office:value-type="float" office:value="0.159048015862569" calcext:value-type="float">
            <text:p>0.159048015862569</text:p>
          </table:table-cell>
          <table:table-cell table:style-name="ce6" office:value-type="float" office:value="8.05436224612464" calcext:value-type="float">
            <text:p>8.05436224612464</text:p>
          </table:table-cell>
          <table:table-cell table:style-name="ce6" office:value-type="float" office:value="8.16358492089149" calcext:value-type="float">
            <text:p>8.16358492089149</text:p>
          </table:table-cell>
          <table:table-cell table:style-name="ce6" office:value-type="float" office:value="0.202163218725719" calcext:value-type="float">
            <text:p>0.202163218725719</text:p>
          </table:table-cell>
          <table:table-cell table:style-name="ce6" office:value-type="float" office:value="0.206502893109901" calcext:value-type="float">
            <text:p>0.206502893109901</text:p>
          </table:table-cell>
          <table:table-cell table:style-name="ce6" office:value-type="float" office:value="8.20297189763012" calcext:value-type="float">
            <text:p>8.20297189763012</text:p>
          </table:table-cell>
          <table:table-cell table:style-name="ce6" office:value-type="float" office:value="8.31929348938352" calcext:value-type="float">
            <text:p>8.31929348938352</text:p>
          </table:table-cell>
          <table:table-cell table:style-name="ce6" office:value-type="float" office:value="0.375869047619048" calcext:value-type="float">
            <text:p>0.375869047619048</text:p>
          </table:table-cell>
          <table:table-cell table:style-name="ce6" office:value-type="float" office:value="0.355302131460011" calcext:value-type="float">
            <text:p>0.355302131460011</text:p>
          </table:table-cell>
          <table:table-cell table:style-name="ce6" office:value-type="float" office:value="9.08011539629271" calcext:value-type="float">
            <text:p>9.08011539629271</text:p>
          </table:table-cell>
          <table:table-cell table:style-name="ce6" office:value-type="float" office:value="8.65818554243932" calcext:value-type="float">
            <text:p>8.65818554243932</text:p>
          </table:table-cell>
          <table:table-cell table:number-columns-repeated="99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n_seconds=10, n_ones=5, signal_axis=pca, n_units=128</text:p>
          </table:table-cell>
          <table:table-cell table:style-name="ce6" office:value-type="float" office:value="0.23854945054945" calcext:value-type="float">
            <text:p>0.23854945054945</text:p>
          </table:table-cell>
          <table:table-cell table:style-name="ce6" office:value-type="float" office:value="0.299575709180206" calcext:value-type="float">
            <text:p>0.299575709180206</text:p>
          </table:table-cell>
          <table:table-cell table:style-name="ce6" office:value-type="float" office:value="21.9676014588275" calcext:value-type="float">
            <text:p>21.9676014588275</text:p>
          </table:table-cell>
          <table:table-cell table:style-name="ce6" office:value-type="float" office:value="23.7417865677162" calcext:value-type="float">
            <text:p>23.7417865677162</text:p>
          </table:table-cell>
          <table:table-cell table:style-name="ce6" office:value-type="float" office:value="0.0916680035650624" calcext:value-type="float">
            <text:p>0.091668003565062</text:p>
          </table:table-cell>
          <table:table-cell table:style-name="ce6" office:value-type="float" office:value="0.166338159170193" calcext:value-type="float">
            <text:p>0.166338159170193</text:p>
          </table:table-cell>
          <table:table-cell table:style-name="ce6" office:value-type="float" office:value="7.29409866775842" calcext:value-type="float">
            <text:p>7.29409866775842</text:p>
          </table:table-cell>
          <table:table-cell table:style-name="ce6" office:value-type="float" office:value="10.2525917271443" calcext:value-type="float">
            <text:p>10.2525917271443</text:p>
          </table:table-cell>
          <table:table-cell table:style-name="ce12" office:value-type="float" office:value="0.046807928913192" calcext:value-type="float">
            <text:p>0.046807928913192</text:p>
          </table:table-cell>
          <table:table-cell table:style-name="ce15" office:value-type="float" office:value="0.123769821236033" calcext:value-type="float">
            <text:p>0.123769821236033</text:p>
          </table:table-cell>
          <table:table-cell table:style-name="ce15" office:value-type="float" office:value="3.39718911730575" calcext:value-type="float">
            <text:p>3.39718911730575</text:p>
          </table:table-cell>
          <table:table-cell table:style-name="ce15" office:value-type="float" office:value="6.74835420279214" calcext:value-type="float">
            <text:p>6.74835420279214</text:p>
          </table:table-cell>
          <table:table-cell table:style-name="ce6" office:value-type="float" office:value="0.0513906742663109" calcext:value-type="float">
            <text:p>0.051390674266311</text:p>
          </table:table-cell>
          <table:table-cell table:style-name="ce6" office:value-type="float" office:value="0.115205427109522" calcext:value-type="float">
            <text:p>0.115205427109522</text:p>
          </table:table-cell>
          <table:table-cell table:style-name="ce6" office:value-type="float" office:value="3.47755362012321" calcext:value-type="float">
            <text:p>3.47755362012321</text:p>
          </table:table-cell>
          <table:table-cell table:style-name="ce6" office:value-type="float" office:value="5.96434178054285" calcext:value-type="float">
            <text:p>5.96434178054285</text:p>
          </table:table-cell>
          <table:table-cell table:style-name="ce15" office:value-type="float" office:value="0.0871743943191312" calcext:value-type="float">
            <text:p>0.087174394319131</text:p>
          </table:table-cell>
          <table:table-cell table:style-name="ce15" office:value-type="float" office:value="0.138066211361743" calcext:value-type="float">
            <text:p>0.138066211361743</text:p>
          </table:table-cell>
          <table:table-cell table:style-name="ce15" office:value-type="float" office:value="5.7122144877174" calcext:value-type="float">
            <text:p>5.7122144877174</text:p>
          </table:table-cell>
          <table:table-cell table:style-name="ce15" office:value-type="float" office:value="7.18130963689396" calcext:value-type="float">
            <text:p>7.18130963689396</text:p>
          </table:table-cell>
          <table:table-cell table:style-name="ce6" office:value-type="float" office:value="0.157394841269841" calcext:value-type="float">
            <text:p>0.157394841269841</text:p>
          </table:table-cell>
          <table:table-cell table:style-name="ce6" office:value-type="float" office:value="0.172926338636352" calcext:value-type="float">
            <text:p>0.172926338636352</text:p>
          </table:table-cell>
          <table:table-cell table:style-name="ce6" office:value-type="float" office:value="8.70241473116537" calcext:value-type="float">
            <text:p>8.70241473116537</text:p>
          </table:table-cell>
          <table:table-cell table:style-name="ce6" office:value-type="float" office:value="8.84830235342434" calcext:value-type="float">
            <text:p>8.84830235342434</text:p>
          </table:table-cell>
          <table:table-cell table:style-name="ce6" office:value-type="float" office:value="0.180598845598846" calcext:value-type="float">
            <text:p>0.180598845598846</text:p>
          </table:table-cell>
          <table:table-cell table:style-name="ce6" office:value-type="float" office:value="0.189749796268017" calcext:value-type="float">
            <text:p>0.189749796268017</text:p>
          </table:table-cell>
          <table:table-cell table:style-name="ce6" office:value-type="float" office:value="8.42791443926501" calcext:value-type="float">
            <text:p>8.42791443926501</text:p>
          </table:table-cell>
          <table:table-cell table:style-name="ce6" office:value-type="float" office:value="7.71682228772994" calcext:value-type="float">
            <text:p>7.71682228772994</text:p>
          </table:table-cell>
          <table:table-cell table:style-name="ce6" office:value-type="float" office:value="0.417965429879045" calcext:value-type="float">
            <text:p>0.417965429879045</text:p>
          </table:table-cell>
          <table:table-cell table:style-name="ce6" office:value-type="float" office:value="0.394626110407845" calcext:value-type="float">
            <text:p>0.394626110407845</text:p>
          </table:table-cell>
          <table:table-cell table:style-name="ce6" office:value-type="float" office:value="10.1195673692043" calcext:value-type="float">
            <text:p>10.1195673692043</text:p>
          </table:table-cell>
          <table:table-cell table:style-name="ce6" office:value-type="float" office:value="9.9009146945397" calcext:value-type="float">
            <text:p>9.9009146945397</text:p>
          </table:table-cell>
          <table:table-cell table:number-columns-repeated="99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n_seconds=10, n_ones=5, signal_axis=pca, n_units=256</text:p>
          </table:table-cell>
          <table:table-cell table:style-name="ce6" office:value-type="float" office:value="0.248655458089669" calcext:value-type="float">
            <text:p>0.248655458089669</text:p>
          </table:table-cell>
          <table:table-cell table:style-name="ce6" office:value-type="float" office:value="0.304438503387337" calcext:value-type="float">
            <text:p>0.304438503387337</text:p>
          </table:table-cell>
          <table:table-cell table:style-name="ce6" office:value-type="float" office:value="23.0109119250578" calcext:value-type="float">
            <text:p>23.0109119250578</text:p>
          </table:table-cell>
          <table:table-cell table:style-name="ce6" office:value-type="float" office:value="24.3614565542746" calcext:value-type="float">
            <text:p>24.3614565542746</text:p>
          </table:table-cell>
          <table:table-cell table:style-name="ce6" office:value-type="float" office:value="0.106791125541126" calcext:value-type="float">
            <text:p>0.106791125541126</text:p>
          </table:table-cell>
          <table:table-cell table:style-name="ce6" office:value-type="float" office:value="0.177365473277054" calcext:value-type="float">
            <text:p>0.177365473277054</text:p>
          </table:table-cell>
          <table:table-cell table:style-name="ce6" office:value-type="float" office:value="8.49981393300554" calcext:value-type="float">
            <text:p>8.49981393300554</text:p>
          </table:table-cell>
          <table:table-cell table:style-name="ce6" office:value-type="float" office:value="11.2563818810513" calcext:value-type="float">
            <text:p>11.2563818810513</text:p>
          </table:table-cell>
          <table:table-cell table:style-name="ce12" office:value-type="float" office:value="0.0597903225806452" calcext:value-type="float">
            <text:p>0.059790322580645</text:p>
          </table:table-cell>
          <table:table-cell table:style-name="ce15" office:value-type="float" office:value="0.124471135172228" calcext:value-type="float">
            <text:p>0.124471135172228</text:p>
          </table:table-cell>
          <table:table-cell table:style-name="ce15" office:value-type="float" office:value="4.38342350862073" calcext:value-type="float">
            <text:p>4.38342350862073</text:p>
          </table:table-cell>
          <table:table-cell table:style-name="ce15" office:value-type="float" office:value="6.7888519863176" calcext:value-type="float">
            <text:p>6.7888519863176</text:p>
          </table:table-cell>
          <table:table-cell table:style-name="ce6" office:value-type="float" office:value="0.0376083743842364" calcext:value-type="float">
            <text:p>0.037608374384236</text:p>
          </table:table-cell>
          <table:table-cell table:style-name="ce6" office:value-type="float" office:value="0.105501862049929" calcext:value-type="float">
            <text:p>0.105501862049929</text:p>
          </table:table-cell>
          <table:table-cell table:style-name="ce6" office:value-type="float" office:value="2.42222325370381" calcext:value-type="float">
            <text:p>2.42222325370381</text:p>
          </table:table-cell>
          <table:table-cell table:style-name="ce6" office:value-type="float" office:value="5.38010451442217" calcext:value-type="float">
            <text:p>5.38010451442217</text:p>
          </table:table-cell>
          <table:table-cell table:style-name="ce15" office:value-type="float" office:value="0.0808373015873016" calcext:value-type="float">
            <text:p>0.080837301587302</text:p>
          </table:table-cell>
          <table:table-cell table:style-name="ce15" office:value-type="float" office:value="0.136334626850381" calcext:value-type="float">
            <text:p>0.136334626850381</text:p>
          </table:table-cell>
          <table:table-cell table:style-name="ce15" office:value-type="float" office:value="5.15848699827189" calcext:value-type="float">
            <text:p>5.15848699827189</text:p>
          </table:table-cell>
          <table:table-cell table:style-name="ce15" office:value-type="float" office:value="7.10528828890166" calcext:value-type="float">
            <text:p>7.10528828890166</text:p>
          </table:table-cell>
          <table:table-cell table:style-name="ce6" office:value-type="float" office:value="0.127187014970724" calcext:value-type="float">
            <text:p>0.127187014970724</text:p>
          </table:table-cell>
          <table:table-cell table:style-name="ce6" office:value-type="float" office:value="0.158233548842346" calcext:value-type="float">
            <text:p>0.158233548842346</text:p>
          </table:table-cell>
          <table:table-cell table:style-name="ce6" office:value-type="float" office:value="7.6745102041731" calcext:value-type="float">
            <text:p>7.6745102041731</text:p>
          </table:table-cell>
          <table:table-cell table:style-name="ce6" office:value-type="float" office:value="8.11598034857217" calcext:value-type="float">
            <text:p>8.11598034857217</text:p>
          </table:table-cell>
          <table:table-cell table:style-name="ce6" office:value-type="float" office:value="0.182033377250769" calcext:value-type="float">
            <text:p>0.182033377250769</text:p>
          </table:table-cell>
          <table:table-cell table:style-name="ce6" office:value-type="float" office:value="0.194460878863491" calcext:value-type="float">
            <text:p>0.194460878863491</text:p>
          </table:table-cell>
          <table:table-cell table:style-name="ce6" office:value-type="float" office:value="8.35385856512363" calcext:value-type="float">
            <text:p>8.35385856512363</text:p>
          </table:table-cell>
          <table:table-cell table:style-name="ce6" office:value-type="float" office:value="7.88618225083853" calcext:value-type="float">
            <text:p>7.88618225083853</text:p>
          </table:table-cell>
          <table:table-cell table:style-name="ce6" office:value-type="float" office:value="0.411511904761905" calcext:value-type="float">
            <text:p>0.411511904761905</text:p>
          </table:table-cell>
          <table:table-cell table:style-name="ce6" office:value-type="float" office:value="0.387895330757274" calcext:value-type="float">
            <text:p>0.387895330757274</text:p>
          </table:table-cell>
          <table:table-cell table:style-name="ce6" office:value-type="float" office:value="10.2272458115555" calcext:value-type="float">
            <text:p>10.2272458115555</text:p>
          </table:table-cell>
          <table:table-cell table:style-name="ce6" office:value-type="float" office:value="9.6134149681027" calcext:value-type="float">
            <text:p>9.6134149681027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 table:number-columns-spanned="2" table:number-rows-spanned="1">
            <text:p>Min</text:p>
          </table:table-cell>
          <table:covered-table-cell table:style-name="ce9"/>
          <table:table-cell table:style-name="ce9" table:formula="of:=MIN([.C4:.C23])" office:value-type="float" office:value="0.195426641199774" calcext:value-type="float">
            <text:p>0.195426641199774</text:p>
          </table:table-cell>
          <table:table-cell table:style-name="ce9" table:formula="of:=MIN([.D4:.D23])" office:value-type="float" office:value="0.19489029044083" calcext:value-type="float">
            <text:p>0.19489029044083</text:p>
          </table:table-cell>
          <table:table-cell table:style-name="ce9" table:formula="of:=MIN([.E4:.E23])" office:value-type="float" office:value="18.1191109949926" calcext:value-type="float">
            <text:p>18.1191109949926</text:p>
          </table:table-cell>
          <table:table-cell table:style-name="ce9" table:formula="of:=MIN([.F4:.F23])" office:value-type="float" office:value="17.75755715853" calcext:value-type="float">
            <text:p>17.75755715853</text:p>
          </table:table-cell>
          <table:table-cell table:style-name="ce9" table:formula="of:=MIN([.G4:.G23])" office:value-type="float" office:value="0.0591894157088123" calcext:value-type="float">
            <text:p>0.059189415708812</text:p>
          </table:table-cell>
          <table:table-cell table:style-name="ce9" table:formula="of:=MIN([.H4:.H23])" office:value-type="float" office:value="0.0750065067330452" calcext:value-type="float">
            <text:p>0.075006506733045</text:p>
          </table:table-cell>
          <table:table-cell table:style-name="ce9" table:formula="of:=MIN([.I4:.I23])" office:value-type="float" office:value="4.34986801583781" calcext:value-type="float">
            <text:p>4.34986801583781</text:p>
          </table:table-cell>
          <table:table-cell table:style-name="ce9" table:formula="of:=MIN([.J4:.J23])" office:value-type="float" office:value="5.67680395523386" calcext:value-type="float">
            <text:p>5.67680395523386</text:p>
          </table:table-cell>
          <table:table-cell table:style-name="ce13" table:formula="of:=MIN([.O4:.O23])" office:value-type="float" office:value="0.0376083743842364" calcext:value-type="float">
            <text:p>0.037608374384236</text:p>
          </table:table-cell>
          <table:table-cell table:style-name="ce9" table:formula="of:=MIN([.P4:.P23])" office:value-type="float" office:value="0.0631431409205048" calcext:value-type="float">
            <text:p>0.063143140920505</text:p>
          </table:table-cell>
          <table:table-cell table:style-name="ce9" table:formula="of:=MIN([.Q4:.Q23])" office:value-type="float" office:value="2.42222325370381" calcext:value-type="float">
            <text:p>2.42222325370381</text:p>
          </table:table-cell>
          <table:table-cell table:style-name="ce9" table:formula="of:=MIN([.R4:.R23])" office:value-type="float" office:value="4.39036483336376" calcext:value-type="float">
            <text:p>4.39036483336376</text:p>
          </table:table-cell>
          <table:table-cell table:style-name="ce9" table:formula="of:=MIN([.O4:.O23])" office:value-type="float" office:value="0.0376083743842364" calcext:value-type="float">
            <text:p>0.037608374384236</text:p>
          </table:table-cell>
          <table:table-cell table:style-name="ce9" table:formula="of:=MIN([.P4:.P23])" office:value-type="float" office:value="0.0631431409205048" calcext:value-type="float">
            <text:p>0.063143140920505</text:p>
          </table:table-cell>
          <table:table-cell table:style-name="ce9" table:formula="of:=MIN([.Q4:.Q23])" office:value-type="float" office:value="2.42222325370381" calcext:value-type="float">
            <text:p>2.42222325370381</text:p>
          </table:table-cell>
          <table:table-cell table:style-name="ce9" table:formula="of:=MIN([.R4:.R23])" office:value-type="float" office:value="4.39036483336376" calcext:value-type="float">
            <text:p>4.39036483336376</text:p>
          </table:table-cell>
          <table:table-cell table:style-name="ce9" table:formula="of:=MIN([.S4:.S23])" office:value-type="float" office:value="0.0808373015873016" calcext:value-type="float">
            <text:p>0.080837301587302</text:p>
          </table:table-cell>
          <table:table-cell table:style-name="ce9" table:formula="of:=MIN([.T4:.T23])" office:value-type="float" office:value="0.107480197683402" calcext:value-type="float">
            <text:p>0.107480197683402</text:p>
          </table:table-cell>
          <table:table-cell table:style-name="ce9" table:formula="of:=MIN([.U4:.U23])" office:value-type="float" office:value="5.15848699827189" calcext:value-type="float">
            <text:p>5.15848699827189</text:p>
          </table:table-cell>
          <table:table-cell table:style-name="ce9" table:formula="of:=MIN([.V4:.V23])" office:value-type="float" office:value="6.97263231355321" calcext:value-type="float">
            <text:p>6.97263231355321</text:p>
          </table:table-cell>
          <table:table-cell table:style-name="ce9" table:formula="of:=MIN([.W4:.W23])" office:value-type="float" office:value="0.117530952380952" calcext:value-type="float">
            <text:p>0.117530952380952</text:p>
          </table:table-cell>
          <table:table-cell table:style-name="ce9" table:formula="of:=MIN([.X4:.X23])" office:value-type="float" office:value="0.135277085074499" calcext:value-type="float">
            <text:p>0.135277085074499</text:p>
          </table:table-cell>
          <table:table-cell table:style-name="ce9" table:formula="of:=MIN([.Y4:.Y23])" office:value-type="float" office:value="6.58637041545129" calcext:value-type="float">
            <text:p>6.58637041545129</text:p>
          </table:table-cell>
          <table:table-cell table:style-name="ce9" table:formula="of:=MIN([.Z4:.Z23])" office:value-type="float" office:value="7.80681347775016" calcext:value-type="float">
            <text:p>7.80681347775016</text:p>
          </table:table-cell>
          <table:table-cell table:style-name="ce9" table:formula="of:=MIN([.AA4:.AA23])" office:value-type="float" office:value="0.173922009569378" calcext:value-type="float">
            <text:p>0.173922009569378</text:p>
          </table:table-cell>
          <table:table-cell table:style-name="ce9" table:formula="of:=MIN([.AB4:.AB23])" office:value-type="float" office:value="0.184110659820044" calcext:value-type="float">
            <text:p>0.184110659820044</text:p>
          </table:table-cell>
          <table:table-cell table:style-name="ce9" table:formula="of:=MIN([.AC4:.AC23])" office:value-type="float" office:value="6.09763321757778" calcext:value-type="float">
            <text:p>6.09763321757778</text:p>
          </table:table-cell>
          <table:table-cell table:style-name="ce9" table:formula="of:=MIN([.AD4:.AD23])" office:value-type="float" office:value="6.83769411724811" calcext:value-type="float">
            <text:p>6.83769411724811</text:p>
          </table:table-cell>
          <table:table-cell table:style-name="ce9" table:formula="of:=MIN([.AE4:.AE23])" office:value-type="float" office:value="0.320868347338935" calcext:value-type="float">
            <text:p>0.320868347338935</text:p>
          </table:table-cell>
          <table:table-cell table:style-name="ce9" table:formula="of:=MIN([.AF4:.AF23])" office:value-type="float" office:value="0.317209212785838" calcext:value-type="float">
            <text:p>0.317209212785838</text:p>
          </table:table-cell>
          <table:table-cell table:style-name="ce9" table:formula="of:=MIN([.AG4:.AG23])" office:value-type="float" office:value="7.87248470964865" calcext:value-type="float">
            <text:p>7.87248470964865</text:p>
          </table:table-cell>
          <table:table-cell table:style-name="ce9" table:formula="of:=MIN([.AH4:.AH23])" office:value-type="float" office:value="7.86789046027004" calcext:value-type="float">
            <text:p>7.86789046027004</text:p>
          </table:table-cell>
          <table:table-cell table:style-name="ce16" table:formula="of:=MIN([.C24];[.G24];[.K24];[.O24];[.S24];[.W24];[.AA24];[.AE24])" office:value-type="float" office:value="0.0376083743842364" calcext:value-type="float">
            <text:p>0.037608374384236</text:p>
          </table:table-cell>
          <table:table-cell table:style-name="ce16" table:formula="of:=MIN([.D24];[.H24];[.L24];[.P24];[.T24];[.X24];[.AB24];[.AF24])" office:value-type="float" office:value="0.0631431409205048" calcext:value-type="float">
            <text:p>0.063143140920505</text:p>
          </table:table-cell>
          <table:table-cell table:style-name="ce16" table:formula="of:=MIN([.E24];[.I24];[.M24];[.Q24];[.U24];[.Y24];[.AC24];[.AG24])" office:value-type="float" office:value="2.42222325370381" calcext:value-type="float">
            <text:p>2.42222325370381</text:p>
          </table:table-cell>
          <table:table-cell table:style-name="ce16" table:formula="of:=MIN([.F24];[.J24];[.N24];[.R24];[.V24];[.Z24];[.AD24];[.AH24])" office:value-type="float" office:value="4.39036483336376" calcext:value-type="float">
            <text:p>4.39036483336376</text:p>
          </table:table-cell>
          <table:table-cell table:style-name="ce16" table:number-columns-repeated="98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Mean</text:p>
          </table:table-cell>
          <table:covered-table-cell table:style-name="ce6"/>
          <table:table-cell table:style-name="ce6" table:formula="of:=AVERAGE([.C4:.C23])" office:value-type="float" office:value="0.222355107563772" calcext:value-type="float">
            <text:p>0.222355107563772</text:p>
          </table:table-cell>
          <table:table-cell table:style-name="ce6" table:formula="of:=AVERAGE([.D4:.D23])" office:value-type="float" office:value="0.273337056964927" calcext:value-type="float">
            <text:p>0.273337056964927</text:p>
          </table:table-cell>
          <table:table-cell table:style-name="ce6" table:formula="of:=AVERAGE([.E4:.E23])" office:value-type="float" office:value="20.5496292123856" calcext:value-type="float">
            <text:p>20.5496292123856</text:p>
          </table:table-cell>
          <table:table-cell table:style-name="ce6" table:formula="of:=AVERAGE([.F4:.F23])" office:value-type="float" office:value="22.1888199236257" calcext:value-type="float">
            <text:p>22.1888199236257</text:p>
          </table:table-cell>
          <table:table-cell table:style-name="ce6" table:formula="of:=AVERAGE([.G4:.G23])" office:value-type="float" office:value="0.0863482797471375" calcext:value-type="float">
            <text:p>0.086348279747138</text:p>
          </table:table-cell>
          <table:table-cell table:style-name="ce6" table:formula="of:=AVERAGE([.H4:.H23])" office:value-type="float" office:value="0.14476655538702" calcext:value-type="float">
            <text:p>0.14476655538702</text:p>
          </table:table-cell>
          <table:table-cell table:style-name="ce6" table:formula="of:=AVERAGE([.I4:.I23])" office:value-type="float" office:value="6.72829275109876" calcext:value-type="float">
            <text:p>6.72829275109876</text:p>
          </table:table-cell>
          <table:table-cell table:style-name="ce6" table:formula="of:=AVERAGE([.J4:.J23])" office:value-type="float" office:value="9.06064904620987" calcext:value-type="float">
            <text:p>9.06064904620987</text:p>
          </table:table-cell>
          <table:table-cell table:style-name="ce11" table:formula="of:=AVERAGE([.O4:.O23])" office:value-type="float" office:value="0.0673863062473602" calcext:value-type="float">
            <text:p>0.06738630624736</text:p>
          </table:table-cell>
          <table:table-cell table:style-name="ce6" table:formula="of:=AVERAGE([.P4:.P23])" office:value-type="float" office:value="0.114430845892953" calcext:value-type="float">
            <text:p>0.114430845892953</text:p>
          </table:table-cell>
          <table:table-cell table:style-name="ce6" table:formula="of:=AVERAGE([.Q4:.Q23])" office:value-type="float" office:value="4.44661189683237" calcext:value-type="float">
            <text:p>4.44661189683237</text:p>
          </table:table-cell>
          <table:table-cell table:style-name="ce6" table:formula="of:=AVERAGE([.R4:.R23])" office:value-type="float" office:value="6.30389862162896" calcext:value-type="float">
            <text:p>6.30389862162896</text:p>
          </table:table-cell>
          <table:table-cell table:style-name="ce6" table:formula="of:=AVERAGE([.O4:.O23])" office:value-type="float" office:value="0.0673863062473602" calcext:value-type="float">
            <text:p>0.06738630624736</text:p>
          </table:table-cell>
          <table:table-cell table:style-name="ce6" table:formula="of:=AVERAGE([.P4:.P23])" office:value-type="float" office:value="0.114430845892953" calcext:value-type="float">
            <text:p>0.114430845892953</text:p>
          </table:table-cell>
          <table:table-cell table:style-name="ce6" table:formula="of:=AVERAGE([.Q4:.Q23])" office:value-type="float" office:value="4.44661189683237" calcext:value-type="float">
            <text:p>4.44661189683237</text:p>
          </table:table-cell>
          <table:table-cell table:style-name="ce6" table:formula="of:=AVERAGE([.R4:.R23])" office:value-type="float" office:value="6.30389862162896" calcext:value-type="float">
            <text:p>6.30389862162896</text:p>
          </table:table-cell>
          <table:table-cell table:style-name="ce6" table:formula="of:=AVERAGE([.S4:.S23])" office:value-type="float" office:value="0.112932480915676" calcext:value-type="float">
            <text:p>0.112932480915676</text:p>
          </table:table-cell>
          <table:table-cell table:style-name="ce6" table:formula="of:=AVERAGE([.T4:.T23])" office:value-type="float" office:value="0.143905917502618" calcext:value-type="float">
            <text:p>0.143905917502618</text:p>
          </table:table-cell>
          <table:table-cell table:style-name="ce6" table:formula="of:=AVERAGE([.U4:.U23])" office:value-type="float" office:value="7.22225415375528" calcext:value-type="float">
            <text:p>7.22225415375528</text:p>
          </table:table-cell>
          <table:table-cell table:style-name="ce6" table:formula="of:=AVERAGE([.V4:.V23])" office:value-type="float" office:value="7.9668145895791" calcext:value-type="float">
            <text:p>7.9668145895791</text:p>
          </table:table-cell>
          <table:table-cell table:style-name="ce6" table:formula="of:=AVERAGE([.W4:.W23])" office:value-type="float" office:value="0.14223719437771" calcext:value-type="float">
            <text:p>0.14223719437771</text:p>
          </table:table-cell>
          <table:table-cell table:style-name="ce6" table:formula="of:=AVERAGE([.X4:.X23])" office:value-type="float" office:value="0.166661102315291" calcext:value-type="float">
            <text:p>0.166661102315291</text:p>
          </table:table-cell>
          <table:table-cell table:style-name="ce6" table:formula="of:=AVERAGE([.Y4:.Y23])" office:value-type="float" office:value="8.16370250326535" calcext:value-type="float">
            <text:p>8.16370250326535</text:p>
          </table:table-cell>
          <table:table-cell table:style-name="ce6" table:formula="of:=AVERAGE([.Z4:.Z23])" office:value-type="float" office:value="8.60855089045658" calcext:value-type="float">
            <text:p>8.60855089045658</text:p>
          </table:table-cell>
          <table:table-cell table:style-name="ce6" table:formula="of:=AVERAGE([.AA4:.AA23])" office:value-type="float" office:value="0.206615559777094" calcext:value-type="float">
            <text:p>0.206615559777094</text:p>
          </table:table-cell>
          <table:table-cell table:style-name="ce6" table:formula="of:=AVERAGE([.AB4:.AB23])" office:value-type="float" office:value="0.225284537627579" calcext:value-type="float">
            <text:p>0.225284537627579</text:p>
          </table:table-cell>
          <table:table-cell table:style-name="ce6" table:formula="of:=AVERAGE([.AC4:.AC23])" office:value-type="float" office:value="8.579469124398" calcext:value-type="float">
            <text:p>8.579469124398</text:p>
          </table:table-cell>
          <table:table-cell table:style-name="ce6" table:formula="of:=AVERAGE([.AD4:.AD23])" office:value-type="float" office:value="8.34757646090755" calcext:value-type="float">
            <text:p>8.34757646090755</text:p>
          </table:table-cell>
          <table:table-cell table:style-name="ce6" table:formula="of:=AVERAGE([.AE4:.AE23])" office:value-type="float" office:value="0.36466233670699" calcext:value-type="float">
            <text:p>0.36466233670699</text:p>
          </table:table-cell>
          <table:table-cell table:style-name="ce6" table:formula="of:=AVERAGE([.AF4:.AF23])" office:value-type="float" office:value="0.356589293935759" calcext:value-type="float">
            <text:p>0.356589293935759</text:p>
          </table:table-cell>
          <table:table-cell table:style-name="ce6" table:formula="of:=AVERAGE([.AG4:.AG23])" office:value-type="float" office:value="9.14183712742786" calcext:value-type="float">
            <text:p>9.14183712742786</text:p>
          </table:table-cell>
          <table:table-cell table:style-name="ce6" table:formula="of:=AVERAGE([.AH4:.AH23])" office:value-type="float" office:value="8.97112709261014" calcext:value-type="float">
            <text:p>8.97112709261014</text:p>
          </table:table-cell>
          <table:table-cell table:style-name="ce16" table:formula="of:=MIN([.C25];[.G25];[.K25];[.O25];[.S25];[.W25];[.AA25];[.AE25])" office:value-type="float" office:value="0.0673863062473602" calcext:value-type="float">
            <text:p>0.06738630624736</text:p>
          </table:table-cell>
          <table:table-cell table:style-name="ce16" table:formula="of:=MIN([.D25];[.H25];[.L25];[.P25];[.T25];[.X25];[.AB25];[.AF25])" office:value-type="float" office:value="0.114430845892953" calcext:value-type="float">
            <text:p>0.114430845892953</text:p>
          </table:table-cell>
          <table:table-cell table:style-name="ce16" table:formula="of:=MIN([.E25];[.I25];[.M25];[.Q25];[.U25];[.Y25];[.AC25];[.AG25])" office:value-type="float" office:value="4.44661189683237" calcext:value-type="float">
            <text:p>4.44661189683237</text:p>
          </table:table-cell>
          <table:table-cell table:style-name="ce16" table:formula="of:=MIN([.F25];[.J25];[.N25];[.R25];[.V25];[.Z25];[.AD25];[.AH25])" office:value-type="float" office:value="6.30389862162896" calcext:value-type="float">
            <text:p>6.30389862162896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9"/>
          <table:table-cell table:style-name="ce9" table:formula="of:=MEDIAN([.C4:.C23])" office:value-type="float" office:value="0.223903668399358" calcext:value-type="float">
            <text:p>0.223903668399358</text:p>
          </table:table-cell>
          <table:table-cell table:style-name="ce9" table:formula="of:=MEDIAN([.D4:.D23])" office:value-type="float" office:value="0.293687789651601" calcext:value-type="float">
            <text:p>0.293687789651601</text:p>
          </table:table-cell>
          <table:table-cell table:style-name="ce9" table:formula="of:=MEDIAN([.E4:.E23])" office:value-type="float" office:value="20.6046090793245" calcext:value-type="float">
            <text:p>20.6046090793245</text:p>
          </table:table-cell>
          <table:table-cell table:style-name="ce9" table:formula="of:=MEDIAN([.F4:.F23])" office:value-type="float" office:value="23.2485928183731" calcext:value-type="float">
            <text:p>23.2485928183731</text:p>
          </table:table-cell>
          <table:table-cell table:style-name="ce9" table:formula="of:=MEDIAN([.G4:.G23])" office:value-type="float" office:value="0.0855876779678961" calcext:value-type="float">
            <text:p>0.085587677967896</text:p>
          </table:table-cell>
          <table:table-cell table:style-name="ce9" table:formula="of:=MEDIAN([.H4:.H23])" office:value-type="float" office:value="0.155391829839746" calcext:value-type="float">
            <text:p>0.155391829839746</text:p>
          </table:table-cell>
          <table:table-cell table:style-name="ce9" table:formula="of:=MEDIAN([.I4:.I23])" office:value-type="float" office:value="6.92715940874973" calcext:value-type="float">
            <text:p>6.92715940874973</text:p>
          </table:table-cell>
          <table:table-cell table:style-name="ce9" table:formula="of:=MEDIAN([.J4:.J23])" office:value-type="float" office:value="9.58869846233847" calcext:value-type="float">
            <text:p>9.58869846233847</text:p>
          </table:table-cell>
          <table:table-cell table:style-name="ce13" table:formula="of:=MEDIAN([.O4:.O23])" office:value-type="float" office:value="0.0689187843024607" calcext:value-type="float">
            <text:p>0.068918784302461</text:p>
          </table:table-cell>
          <table:table-cell table:style-name="ce9" table:formula="of:=MEDIAN([.P4:.P23])" office:value-type="float" office:value="0.111941031817377" calcext:value-type="float">
            <text:p>0.111941031817377</text:p>
          </table:table-cell>
          <table:table-cell table:style-name="ce9" table:formula="of:=MEDIAN([.Q4:.Q23])" office:value-type="float" office:value="4.56899776766405" calcext:value-type="float">
            <text:p>4.56899776766405</text:p>
          </table:table-cell>
          <table:table-cell table:style-name="ce9" table:formula="of:=MEDIAN([.R4:.R23])" office:value-type="float" office:value="5.96891904851337" calcext:value-type="float">
            <text:p>5.96891904851337</text:p>
          </table:table-cell>
          <table:table-cell table:style-name="ce9" table:formula="of:=MEDIAN([.O4:.O23])" office:value-type="float" office:value="0.0689187843024607" calcext:value-type="float">
            <text:p>0.068918784302461</text:p>
          </table:table-cell>
          <table:table-cell table:style-name="ce9" table:formula="of:=MEDIAN([.P4:.P23])" office:value-type="float" office:value="0.111941031817377" calcext:value-type="float">
            <text:p>0.111941031817377</text:p>
          </table:table-cell>
          <table:table-cell table:style-name="ce9" table:formula="of:=MEDIAN([.Q4:.Q23])" office:value-type="float" office:value="4.56899776766405" calcext:value-type="float">
            <text:p>4.56899776766405</text:p>
          </table:table-cell>
          <table:table-cell table:style-name="ce9" table:formula="of:=MEDIAN([.R4:.R23])" office:value-type="float" office:value="5.96891904851337" calcext:value-type="float">
            <text:p>5.96891904851337</text:p>
          </table:table-cell>
          <table:table-cell table:style-name="ce9" table:formula="of:=MEDIAN([.S4:.S23])" office:value-type="float" office:value="0.112618699526595" calcext:value-type="float">
            <text:p>0.112618699526595</text:p>
          </table:table-cell>
          <table:table-cell table:style-name="ce9" table:formula="of:=MEDIAN([.T4:.T23])" office:value-type="float" office:value="0.142010126356452" calcext:value-type="float">
            <text:p>0.142010126356452</text:p>
          </table:table-cell>
          <table:table-cell table:style-name="ce9" table:formula="of:=MEDIAN([.U4:.U23])" office:value-type="float" office:value="7.04480407398527" calcext:value-type="float">
            <text:p>7.04480407398527</text:p>
          </table:table-cell>
          <table:table-cell table:style-name="ce9" table:formula="of:=MEDIAN([.V4:.V23])" office:value-type="float" office:value="7.55272014154656" calcext:value-type="float">
            <text:p>7.55272014154656</text:p>
          </table:table-cell>
          <table:table-cell table:style-name="ce9" table:formula="of:=MEDIAN([.W4:.W23])" office:value-type="float" office:value="0.141216639329908" calcext:value-type="float">
            <text:p>0.141216639329908</text:p>
          </table:table-cell>
          <table:table-cell table:style-name="ce9" table:formula="of:=MEDIAN([.X4:.X23])" office:value-type="float" office:value="0.169574479849446" calcext:value-type="float">
            <text:p>0.169574479849446</text:p>
          </table:table-cell>
          <table:table-cell table:style-name="ce9" table:formula="of:=MEDIAN([.Y4:.Y23])" office:value-type="float" office:value="8.2502550132897" calcext:value-type="float">
            <text:p>8.2502550132897</text:p>
          </table:table-cell>
          <table:table-cell table:style-name="ce9" table:formula="of:=MEDIAN([.Z4:.Z23])" office:value-type="float" office:value="8.71746165467663" calcext:value-type="float">
            <text:p>8.71746165467663</text:p>
          </table:table-cell>
          <table:table-cell table:style-name="ce9" table:formula="of:=MEDIAN([.AA4:.AA23])" office:value-type="float" office:value="0.200752112642845" calcext:value-type="float">
            <text:p>0.200752112642845</text:p>
          </table:table-cell>
          <table:table-cell table:style-name="ce9" table:formula="of:=MEDIAN([.AB4:.AB23])" office:value-type="float" office:value="0.21576212269336" calcext:value-type="float">
            <text:p>0.21576212269336</text:p>
          </table:table-cell>
          <table:table-cell table:style-name="ce9" table:formula="of:=MEDIAN([.AC4:.AC23])" office:value-type="float" office:value="8.28592171466218" calcext:value-type="float">
            <text:p>8.28592171466218</text:p>
          </table:table-cell>
          <table:table-cell table:style-name="ce9" table:formula="of:=MEDIAN([.AD4:.AD23])" office:value-type="float" office:value="8.32405686273724" calcext:value-type="float">
            <text:p>8.32405686273724</text:p>
          </table:table-cell>
          <table:table-cell table:style-name="ce9" table:formula="of:=MEDIAN([.AE4:.AE23])" office:value-type="float" office:value="0.359960317460318" calcext:value-type="float">
            <text:p>0.359960317460318</text:p>
          </table:table-cell>
          <table:table-cell table:style-name="ce9" table:formula="of:=MEDIAN([.AF4:.AF23])" office:value-type="float" office:value="0.354504449974653" calcext:value-type="float">
            <text:p>0.354504449974653</text:p>
          </table:table-cell>
          <table:table-cell table:style-name="ce9" table:formula="of:=MEDIAN([.AG4:.AG23])" office:value-type="float" office:value="9.12040208541412" calcext:value-type="float">
            <text:p>9.12040208541412</text:p>
          </table:table-cell>
          <table:table-cell table:style-name="ce9" table:formula="of:=MEDIAN([.AH4:.AH23])" office:value-type="float" office:value="8.95203907790908" calcext:value-type="float">
            <text:p>8.95203907790908</text:p>
          </table:table-cell>
          <table:table-cell table:style-name="ce16" table:formula="of:=MIN([.C26];[.G26];[.K26];[.O26];[.S26];[.W26];[.AA26];[.AE26])" office:value-type="float" office:value="0.0689187843024607" calcext:value-type="float">
            <text:p>0.068918784302461</text:p>
          </table:table-cell>
          <table:table-cell table:style-name="ce16" table:formula="of:=MIN([.D26];[.H26];[.L26];[.P26];[.T26];[.X26];[.AB26];[.AF26])" office:value-type="float" office:value="0.111941031817377" calcext:value-type="float">
            <text:p>0.111941031817377</text:p>
          </table:table-cell>
          <table:table-cell table:style-name="ce16" table:formula="of:=MIN([.E26];[.I26];[.M26];[.Q26];[.U26];[.Y26];[.AC26];[.AG26])" office:value-type="float" office:value="4.56899776766405" calcext:value-type="float">
            <text:p>4.56899776766405</text:p>
          </table:table-cell>
          <table:table-cell table:style-name="ce16" table:formula="of:=MIN([.F26];[.J26];[.N26];[.R26];[.V26];[.Z26];[.AD26];[.AH26])" office:value-type="float" office:value="5.96891904851337" calcext:value-type="float">
            <text:p>5.96891904851337</text:p>
          </table:table-cell>
          <table:table-cell table:style-name="ce16" table:number-columns-repeated="98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 table:style-name="ce6"/>
          <table:table-cell table:style-name="ce6" table:formula="of:=MAX([.C4:.C23])" office:value-type="float" office:value="0.248655458089669" calcext:value-type="float">
            <text:p>0.248655458089669</text:p>
          </table:table-cell>
          <table:table-cell table:style-name="ce6" table:formula="of:=MAX([.D4:.D23])" office:value-type="float" office:value="0.318293159056452" calcext:value-type="float">
            <text:p>0.318293159056452</text:p>
          </table:table-cell>
          <table:table-cell table:style-name="ce6" table:formula="of:=MAX([.E4:.E23])" office:value-type="float" office:value="23.0109119250578" calcext:value-type="float">
            <text:p>23.0109119250578</text:p>
          </table:table-cell>
          <table:table-cell table:style-name="ce6" table:formula="of:=MAX([.F4:.F23])" office:value-type="float" office:value="24.4800434812036" calcext:value-type="float">
            <text:p>24.4800434812036</text:p>
          </table:table-cell>
          <table:table-cell table:style-name="ce6" table:formula="of:=MAX([.G4:.G23])" office:value-type="float" office:value="0.110538521711367" calcext:value-type="float">
            <text:p>0.110538521711367</text:p>
          </table:table-cell>
          <table:table-cell table:style-name="ce6" table:formula="of:=MAX([.H4:.H23])" office:value-type="float" office:value="0.196983625832313" calcext:value-type="float">
            <text:p>0.196983625832313</text:p>
          </table:table-cell>
          <table:table-cell table:style-name="ce6" table:formula="of:=MAX([.I4:.I23])" office:value-type="float" office:value="8.49981393300554" calcext:value-type="float">
            <text:p>8.49981393300554</text:p>
          </table:table-cell>
          <table:table-cell table:style-name="ce6" table:formula="of:=MAX([.J4:.J23])" office:value-type="float" office:value="11.6640188366304" calcext:value-type="float">
            <text:p>11.6640188366304</text:p>
          </table:table-cell>
          <table:table-cell table:style-name="ce11" table:formula="of:=MAX([.O4:.O23])" office:value-type="float" office:value="0.0960233211233211" calcext:value-type="float">
            <text:p>0.096023321123321</text:p>
          </table:table-cell>
          <table:table-cell table:style-name="ce6" table:formula="of:=MAX([.P4:.P23])" office:value-type="float" office:value="0.16396979455282" calcext:value-type="float">
            <text:p>0.16396979455282</text:p>
          </table:table-cell>
          <table:table-cell table:style-name="ce6" table:formula="of:=MAX([.Q4:.Q23])" office:value-type="float" office:value="6.83865362049177" calcext:value-type="float">
            <text:p>6.83865362049177</text:p>
          </table:table-cell>
          <table:table-cell table:style-name="ce6" table:formula="of:=MAX([.R4:.R23])" office:value-type="float" office:value="8.55055630813834" calcext:value-type="float">
            <text:p>8.55055630813834</text:p>
          </table:table-cell>
          <table:table-cell table:style-name="ce6" table:formula="of:=MAX([.O4:.O23])" office:value-type="float" office:value="0.0960233211233211" calcext:value-type="float">
            <text:p>0.096023321123321</text:p>
          </table:table-cell>
          <table:table-cell table:style-name="ce6" table:formula="of:=MAX([.P4:.P23])" office:value-type="float" office:value="0.16396979455282" calcext:value-type="float">
            <text:p>0.16396979455282</text:p>
          </table:table-cell>
          <table:table-cell table:style-name="ce6" table:formula="of:=MAX([.Q4:.Q23])" office:value-type="float" office:value="6.83865362049177" calcext:value-type="float">
            <text:p>6.83865362049177</text:p>
          </table:table-cell>
          <table:table-cell table:style-name="ce6" table:formula="of:=MAX([.R4:.R23])" office:value-type="float" office:value="8.55055630813834" calcext:value-type="float">
            <text:p>8.55055630813834</text:p>
          </table:table-cell>
          <table:table-cell table:style-name="ce6" table:formula="of:=MAX([.S4:.S23])" office:value-type="float" office:value="0.146933333333333" calcext:value-type="float">
            <text:p>0.146933333333333</text:p>
          </table:table-cell>
          <table:table-cell table:style-name="ce6" table:formula="of:=MAX([.T4:.T23])" office:value-type="float" office:value="0.184520288203377" calcext:value-type="float">
            <text:p>0.184520288203377</text:p>
          </table:table-cell>
          <table:table-cell table:style-name="ce6" table:formula="of:=MAX([.U4:.U23])" office:value-type="float" office:value="9.57756395518767" calcext:value-type="float">
            <text:p>9.57756395518767</text:p>
          </table:table-cell>
          <table:table-cell table:style-name="ce6" table:formula="of:=MAX([.V4:.V23])" office:value-type="float" office:value="9.67698292973112" calcext:value-type="float">
            <text:p>9.67698292973112</text:p>
          </table:table-cell>
          <table:table-cell table:style-name="ce6" table:formula="of:=MAX([.W4:.W23])" office:value-type="float" office:value="0.169220779220779" calcext:value-type="float">
            <text:p>0.169220779220779</text:p>
          </table:table-cell>
          <table:table-cell table:style-name="ce6" table:formula="of:=MAX([.X4:.X23])" office:value-type="float" office:value="0.20773708657996" calcext:value-type="float">
            <text:p>0.20773708657996</text:p>
          </table:table-cell>
          <table:table-cell table:style-name="ce6" table:formula="of:=MAX([.Y4:.Y23])" office:value-type="float" office:value="9.70254856812948" calcext:value-type="float">
            <text:p>9.70254856812948</text:p>
          </table:table-cell>
          <table:table-cell table:style-name="ce6" table:formula="of:=MAX([.Z4:.Z23])" office:value-type="float" office:value="9.83650838060537" calcext:value-type="float">
            <text:p>9.83650838060537</text:p>
          </table:table-cell>
          <table:table-cell table:style-name="ce6" table:formula="of:=MAX([.AA4:.AA23])" office:value-type="float" office:value="0.258629385964912" calcext:value-type="float">
            <text:p>0.258629385964912</text:p>
          </table:table-cell>
          <table:table-cell table:style-name="ce6" table:formula="of:=MAX([.AB4:.AB23])" office:value-type="float" office:value="0.290570964127602" calcext:value-type="float">
            <text:p>0.290570964127602</text:p>
          </table:table-cell>
          <table:table-cell table:style-name="ce6" table:formula="of:=MAX([.AC4:.AC23])" office:value-type="float" office:value="12.0828721027575" calcext:value-type="float">
            <text:p>12.0828721027575</text:p>
          </table:table-cell>
          <table:table-cell table:style-name="ce6" table:formula="of:=MAX([.AD4:.AD23])" office:value-type="float" office:value="10.1250384707205" calcext:value-type="float">
            <text:p>10.1250384707205</text:p>
          </table:table-cell>
          <table:table-cell table:style-name="ce6" table:formula="of:=MAX([.AE4:.AE23])" office:value-type="float" office:value="0.429516917293233" calcext:value-type="float">
            <text:p>0.429516917293233</text:p>
          </table:table-cell>
          <table:table-cell table:style-name="ce6" table:formula="of:=MAX([.AF4:.AF23])" office:value-type="float" office:value="0.40692783963818" calcext:value-type="float">
            <text:p>0.40692783963818</text:p>
          </table:table-cell>
          <table:table-cell table:style-name="ce6" table:formula="of:=MAX([.AG4:.AG23])" office:value-type="float" office:value="10.5712038531908" calcext:value-type="float">
            <text:p>10.5712038531908</text:p>
          </table:table-cell>
          <table:table-cell table:style-name="ce6" table:formula="of:=MAX([.AH4:.AH23])" office:value-type="float" office:value="10.2971048161855" calcext:value-type="float">
            <text:p>10.2971048161855</text:p>
          </table:table-cell>
          <table:table-cell table:style-name="ce16" table:formula="of:=MIN([.C27];[.G27];[.K27];[.O27];[.S27];[.W27];[.AA27];[.AE27])" office:value-type="float" office:value="0.0960233211233211" calcext:value-type="float">
            <text:p>0.096023321123321</text:p>
          </table:table-cell>
          <table:table-cell table:style-name="ce16" table:formula="of:=MIN([.D27];[.H27];[.L27];[.P27];[.T27];[.X27];[.AB27];[.AF27])" office:value-type="float" office:value="0.16396979455282" calcext:value-type="float">
            <text:p>0.16396979455282</text:p>
          </table:table-cell>
          <table:table-cell table:style-name="ce16" table:formula="of:=MIN([.E27];[.I27];[.M27];[.Q27];[.U27];[.Y27];[.AC27];[.AG27])" office:value-type="float" office:value="6.83865362049177" calcext:value-type="float">
            <text:p>6.83865362049177</text:p>
          </table:table-cell>
          <table:table-cell table:style-name="ce16" table:formula="of:=MIN([.F27];[.J27];[.N27];[.R27];[.V27];[.Z27];[.AD27];[.AH27])" office:value-type="float" office:value="8.55055630813834" calcext:value-type="float">
            <text:p>8.55055630813834</text:p>
          </table:table-cell>
          <table:table-cell table:number-columns-repeated="98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size" table:style-name="ta1">
        <table:table-column table:style-name="co1" table:default-cell-style-name="ce36"/>
        <table:table-column table:style-name="co2" table:default-cell-style-name="ce40"/>
        <table:table-column table:style-name="co3" table:number-columns-repeated="986" table:default-cell-style-name="ce40"/>
        <table:table-column table:style-name="co3" table:number-columns-repeated="36" table:default-cell-style-name="ce43"/>
        <table:table-row table:style-name="ro1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2">
          <table:table-cell table:style-name="ce34" office:value-type="string" calcext:value-type="string">
            <text:p>Config_id</text:p>
          </table:table-cell>
          <table:table-cell table:style-name="ce37" office:value-type="string" calcext:value-type="string">
            <text:p>Config details</text:p>
          </table:table-cell>
          <table:table-cell table:style-name="ce33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37"/>
          <table:table-cell table:number-columns-repeated="1018"/>
        </table:table-row>
        <table:table-row table:style-name="ro1">
          <table:table-cell table:style-name="ce33"/>
          <table:table-cell table:style-name="ce37"/>
          <table:table-cell table:style-name="ce11" office:value-type="string" calcext:value-type="string">
            <text:p>IBI Median</text:p>
          </table:table-cell>
          <table:table-cell table:style-name="ce37" office:value-type="string" calcext:value-type="string">
            <text:p>IBI Mean</text:p>
          </table:table-cell>
          <table:table-cell table:style-name="ce37" office:value-type="string" calcext:value-type="string">
            <text:p>HR Median</text:p>
          </table:table-cell>
          <table:table-cell table:style-name="ce37" office:value-type="string" calcext:value-type="string">
            <text:p>HR Mean</text:p>
          </table:table-cell>
          <table:table-cell table:number-columns-repeated="101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n_seconds=1, n_ones=5, signal_axis=pca, n_units=16</text:p>
          </table:table-cell>
          <table:table-cell table:style-name="ce12" office:value-type="float" office:value="54.0879416282642" calcext:value-type="float">
            <text:p>54.0879416282642</text:p>
          </table:table-cell>
          <table:table-cell table:style-name="ce41" office:value-type="float" office:value="59.6084081770879" calcext:value-type="float">
            <text:p>59.6084081770879</text:p>
          </table:table-cell>
          <table:table-cell table:style-name="ce41" office:value-type="float" office:value="3.67650342693311" calcext:value-type="float">
            <text:p>3.67650342693311</text:p>
          </table:table-cell>
          <table:table-cell table:style-name="ce41" office:value-type="float" office:value="4.03927674106045" calcext:value-type="float">
            <text:p>4.03927674106045</text:p>
          </table:table-cell>
          <table:table-cell table:number-columns-repeated="1018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8" office:value-type="string" calcext:value-type="string">
            <text:p>n_seconds=1, n_ones=5, signal_axis=pca, n_units=32</text:p>
          </table:table-cell>
          <table:table-cell table:style-name="ce12" office:value-type="float" office:value="59.0120967741936" calcext:value-type="float">
            <text:p>59.0120967741936</text:p>
          </table:table-cell>
          <table:table-cell table:style-name="ce41" office:value-type="float" office:value="69.7836051514744" calcext:value-type="float">
            <text:p>69.7836051514744</text:p>
          </table:table-cell>
          <table:table-cell table:style-name="ce41" office:value-type="float" office:value="3.98365871875238" calcext:value-type="float">
            <text:p>3.98365871875238</text:p>
          </table:table-cell>
          <table:table-cell table:style-name="ce41" office:value-type="float" office:value="4.77652645405801" calcext:value-type="float">
            <text:p>4.77652645405801</text:p>
          </table:table-cell>
          <table:table-cell table:number-columns-repeated="1018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8" office:value-type="string" calcext:value-type="string">
            <text:p>n_seconds=1, n_ones=5, signal_axis=pca, n_units=64</text:p>
          </table:table-cell>
          <table:table-cell table:style-name="ce12" office:value-type="float" office:value="63.0915137189469" calcext:value-type="float">
            <text:p>63.0915137189469</text:p>
          </table:table-cell>
          <table:table-cell table:style-name="ce41" office:value-type="float" office:value="71.3776244484267" calcext:value-type="float">
            <text:p>71.3776244484267</text:p>
          </table:table-cell>
          <table:table-cell table:style-name="ce41" office:value-type="float" office:value="4.44710497024988" calcext:value-type="float">
            <text:p>4.44710497024988</text:p>
          </table:table-cell>
          <table:table-cell table:style-name="ce41" office:value-type="float" office:value="4.95923053080451" calcext:value-type="float">
            <text:p>4.95923053080451</text:p>
          </table:table-cell>
          <table:table-cell table:number-columns-repeated="1018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8" office:value-type="string" calcext:value-type="string">
            <text:p>n_seconds=1, n_ones=5, signal_axis=pca, n_units=128</text:p>
          </table:table-cell>
          <table:table-cell table:style-name="ce12" office:value-type="float" office:value="50.9067688378033" calcext:value-type="float">
            <text:p>50.9067688378033</text:p>
          </table:table-cell>
          <table:table-cell table:style-name="ce41" office:value-type="float" office:value="63.7486090346758" calcext:value-type="float">
            <text:p>63.7486090346758</text:p>
          </table:table-cell>
          <table:table-cell table:style-name="ce41" office:value-type="float" office:value="3.45769657645351" calcext:value-type="float">
            <text:p>3.45769657645351</text:p>
          </table:table-cell>
          <table:table-cell table:style-name="ce41" office:value-type="float" office:value="4.40718919691114" calcext:value-type="float">
            <text:p>4.40718919691114</text:p>
          </table:table-cell>
          <table:table-cell table:number-columns-repeated="1018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8" office:value-type="string" calcext:value-type="string">
            <text:p>n_seconds=1, n_ones=5, signal_axis=pca, n_units=256</text:p>
          </table:table-cell>
          <table:table-cell table:style-name="ce12" office:value-type="float" office:value="50" calcext:value-type="float">
            <text:p>50</text:p>
          </table:table-cell>
          <table:table-cell table:style-name="ce41" office:value-type="float" office:value="61.8723668911456" calcext:value-type="float">
            <text:p>61.8723668911456</text:p>
          </table:table-cell>
          <table:table-cell table:style-name="ce41" office:value-type="float" office:value="3.49860713672363" calcext:value-type="float">
            <text:p>3.49860713672363</text:p>
          </table:table-cell>
          <table:table-cell table:style-name="ce41" office:value-type="float" office:value="4.22130349766027" calcext:value-type="float">
            <text:p>4.22130349766027</text:p>
          </table:table-cell>
          <table:table-cell table:number-columns-repeated="1018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8" office:value-type="string" calcext:value-type="string">
            <text:p>n_seconds=3, n_ones=5, signal_axis=pca, n_units=16</text:p>
          </table:table-cell>
          <table:table-cell table:style-name="ce12" office:value-type="float" office:value="52.8843915343915" calcext:value-type="float">
            <text:p>52.8843915343915</text:p>
          </table:table-cell>
          <table:table-cell table:style-name="ce41" office:value-type="float" office:value="65.3700432130363" calcext:value-type="float">
            <text:p>65.3700432130363</text:p>
          </table:table-cell>
          <table:table-cell table:style-name="ce41" office:value-type="float" office:value="3.64613782720813" calcext:value-type="float">
            <text:p>3.64613782720813</text:p>
          </table:table-cell>
          <table:table-cell table:style-name="ce41" office:value-type="float" office:value="4.57017653089775" calcext:value-type="float">
            <text:p>4.57017653089775</text:p>
          </table:table-cell>
          <table:table-cell table:number-columns-repeated="1018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8" office:value-type="string" calcext:value-type="string">
            <text:p>n_seconds=3, n_ones=5, signal_axis=pca, n_units=32</text:p>
          </table:table-cell>
          <table:table-cell table:style-name="ce12" office:value-type="float" office:value="50.0714285714285" calcext:value-type="float">
            <text:p>50.0714285714285</text:p>
          </table:table-cell>
          <table:table-cell table:style-name="ce41" office:value-type="float" office:value="65.6108310551891" calcext:value-type="float">
            <text:p>65.6108310551891</text:p>
          </table:table-cell>
          <table:table-cell table:style-name="ce41" office:value-type="float" office:value="3.94091931589706" calcext:value-type="float">
            <text:p>3.94091931589706</text:p>
          </table:table-cell>
          <table:table-cell table:style-name="ce41" office:value-type="float" office:value="4.51145474652849" calcext:value-type="float">
            <text:p>4.51145474652849</text:p>
          </table:table-cell>
          <table:table-cell table:number-columns-repeated="1018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8" office:value-type="string" calcext:value-type="string">
            <text:p>n_seconds=3, n_ones=5, signal_axis=pca, n_units=64</text:p>
          </table:table-cell>
          <table:table-cell table:style-name="ce12" office:value-type="float" office:value="57.3225806451613" calcext:value-type="float">
            <text:p>57.3225806451613</text:p>
          </table:table-cell>
          <table:table-cell table:style-name="ce41" office:value-type="float" office:value="67.6465194085827" calcext:value-type="float">
            <text:p>67.6465194085827</text:p>
          </table:table-cell>
          <table:table-cell table:style-name="ce41" office:value-type="float" office:value="4.40675878162578" calcext:value-type="float">
            <text:p>4.40675878162578</text:p>
          </table:table-cell>
          <table:table-cell table:style-name="ce41" office:value-type="float" office:value="4.70115089507128" calcext:value-type="float">
            <text:p>4.70115089507128</text:p>
          </table:table-cell>
          <table:table-cell table:number-columns-repeated="1018"/>
        </table:table-row>
        <table:table-row table:style-name="ro3"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n_seconds=3, n_ones=5, signal_axis=pca, n_units=128</text:p>
          </table:table-cell>
          <table:table-cell table:style-name="ce12" office:value-type="float" office:value="43.6187949981053" calcext:value-type="float">
            <text:p>43.6187949981053</text:p>
          </table:table-cell>
          <table:table-cell table:style-name="ce12" office:value-type="float" office:value="59.7243655121375" calcext:value-type="float">
            <text:p>59.7243655121375</text:p>
          </table:table-cell>
          <table:table-cell table:style-name="ce12" office:value-type="float" office:value="3.13046994833809" calcext:value-type="float">
            <text:p>3.13046994833809</text:p>
          </table:table-cell>
          <table:table-cell table:style-name="ce12" office:value-type="float" office:value="4.13802590544243" calcext:value-type="float">
            <text:p>4.13802590544243</text:p>
          </table:table-cell>
          <table:table-cell table:number-columns-repeated="1018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8" office:value-type="string" calcext:value-type="string">
            <text:p>n_seconds=3, n_ones=5, signal_axis=pca, n_units=256</text:p>
          </table:table-cell>
          <table:table-cell table:style-name="ce12" office:value-type="float" office:value="60.919540229885" calcext:value-type="float">
            <text:p>60.919540229885</text:p>
          </table:table-cell>
          <table:table-cell table:style-name="ce41" office:value-type="float" office:value="67.4248559139776" calcext:value-type="float">
            <text:p>67.4248559139776</text:p>
          </table:table-cell>
          <table:table-cell table:style-name="ce41" office:value-type="float" office:value="4.52049843378885" calcext:value-type="float">
            <text:p>4.52049843378885</text:p>
          </table:table-cell>
          <table:table-cell table:style-name="ce41" office:value-type="float" office:value="4.61710848466954" calcext:value-type="float">
            <text:p>4.61710848466954</text:p>
          </table:table-cell>
          <table:table-cell table:number-columns-repeated="1018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8" office:value-type="string" calcext:value-type="string">
            <text:p>n_seconds=5, n_ones=5, signal_axis=pca, n_units=16</text:p>
          </table:table-cell>
          <table:table-cell table:style-name="ce12" office:value-type="float" office:value="52.6190476190477" calcext:value-type="float">
            <text:p>52.6190476190477</text:p>
          </table:table-cell>
          <table:table-cell table:style-name="ce41" office:value-type="float" office:value="60.4151391244228" calcext:value-type="float">
            <text:p>60.4151391244228</text:p>
          </table:table-cell>
          <table:table-cell table:style-name="ce41" office:value-type="float" office:value="3.92732640723444" calcext:value-type="float">
            <text:p>3.92732640723444</text:p>
          </table:table-cell>
          <table:table-cell table:style-name="ce41" office:value-type="float" office:value="4.25035354079785" calcext:value-type="float">
            <text:p>4.25035354079785</text:p>
          </table:table-cell>
          <table:table-cell table:number-columns-repeated="1018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8" office:value-type="string" calcext:value-type="string">
            <text:p>n_seconds=5, n_ones=5, signal_axis=pca, n_units=32</text:p>
          </table:table-cell>
          <table:table-cell table:style-name="ce12" office:value-type="float" office:value="48.9285714285716" calcext:value-type="float">
            <text:p>48.9285714285716</text:p>
          </table:table-cell>
          <table:table-cell table:style-name="ce41" office:value-type="float" office:value="61.7515654054236" calcext:value-type="float">
            <text:p>61.7515654054236</text:p>
          </table:table-cell>
          <table:table-cell table:style-name="ce41" office:value-type="float" office:value="3.92377058550591" calcext:value-type="float">
            <text:p>3.92377058550591</text:p>
          </table:table-cell>
          <table:table-cell table:style-name="ce41" office:value-type="float" office:value="4.26236141923779" calcext:value-type="float">
            <text:p>4.26236141923779</text:p>
          </table:table-cell>
          <table:table-cell table:number-columns-repeated="1018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38" office:value-type="string" calcext:value-type="string">
            <text:p>n_seconds=5, n_ones=5, signal_axis=pca, n_units=64</text:p>
          </table:table-cell>
          <table:table-cell table:style-name="ce12" office:value-type="float" office:value="55.4443146253491" calcext:value-type="float">
            <text:p>55.4443146253491</text:p>
          </table:table-cell>
          <table:table-cell table:style-name="ce41" office:value-type="float" office:value="68.2625868107127" calcext:value-type="float">
            <text:p>68.2625868107127</text:p>
          </table:table-cell>
          <table:table-cell table:style-name="ce41" office:value-type="float" office:value="4.23701131921062" calcext:value-type="float">
            <text:p>4.23701131921062</text:p>
          </table:table-cell>
          <table:table-cell table:style-name="ce41" office:value-type="float" office:value="4.77779821267034" calcext:value-type="float">
            <text:p>4.77779821267034</text:p>
          </table:table-cell>
          <table:table-cell table:number-columns-repeated="1018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38" office:value-type="string" calcext:value-type="string">
            <text:p>n_seconds=5, n_ones=5, signal_axis=pca, n_units=128</text:p>
          </table:table-cell>
          <table:table-cell table:style-name="ce12" office:value-type="float" office:value="61.9780219780221" calcext:value-type="float">
            <text:p>61.9780219780221</text:p>
          </table:table-cell>
          <table:table-cell table:style-name="ce41" office:value-type="float" office:value="68.6107238126845" calcext:value-type="float">
            <text:p>68.6107238126845</text:p>
          </table:table-cell>
          <table:table-cell table:style-name="ce41" office:value-type="float" office:value="4.07095604974423" calcext:value-type="float">
            <text:p>4.07095604974423</text:p>
          </table:table-cell>
          <table:table-cell table:style-name="ce41" office:value-type="float" office:value="4.73764922360851" calcext:value-type="float">
            <text:p>4.73764922360851</text:p>
          </table:table-cell>
          <table:table-cell table:number-columns-repeated="1018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38" office:value-type="string" calcext:value-type="string">
            <text:p>n_seconds=5, n_ones=5, signal_axis=pca, n_units=256</text:p>
          </table:table-cell>
          <table:table-cell table:style-name="ce12" office:value-type="float" office:value="49.8901098901098" calcext:value-type="float">
            <text:p>49.8901098901098</text:p>
          </table:table-cell>
          <table:table-cell table:style-name="ce41" office:value-type="float" office:value="63.2229551220739" calcext:value-type="float">
            <text:p>63.2229551220739</text:p>
          </table:table-cell>
          <table:table-cell table:style-name="ce41" office:value-type="float" office:value="3.57243975151142" calcext:value-type="float">
            <text:p>3.57243975151142</text:p>
          </table:table-cell>
          <table:table-cell table:style-name="ce41" office:value-type="float" office:value="4.39447211872169" calcext:value-type="float">
            <text:p>4.39447211872169</text:p>
          </table:table-cell>
          <table:table-cell table:number-columns-repeated="1018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38" office:value-type="string" calcext:value-type="string">
            <text:p>n_seconds=10, n_ones=5, signal_axis=pca, n_units=16</text:p>
          </table:table-cell>
          <table:table-cell table:style-name="ce12" office:value-type="float" office:value="56.9757343550447" calcext:value-type="float">
            <text:p>56.9757343550447</text:p>
          </table:table-cell>
          <table:table-cell table:style-name="ce41" office:value-type="float" office:value="64.8784450497985" calcext:value-type="float">
            <text:p>64.8784450497985</text:p>
          </table:table-cell>
          <table:table-cell table:style-name="ce41" office:value-type="float" office:value="3.68091220095889" calcext:value-type="float">
            <text:p>3.68091220095889</text:p>
          </table:table-cell>
          <table:table-cell table:style-name="ce41" office:value-type="float" office:value="4.45318041020907" calcext:value-type="float">
            <text:p>4.45318041020907</text:p>
          </table:table-cell>
          <table:table-cell table:number-columns-repeated="1018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38" office:value-type="string" calcext:value-type="string">
            <text:p>n_seconds=10, n_ones=5, signal_axis=pca, n_units=32</text:p>
          </table:table-cell>
          <table:table-cell table:style-name="ce12" office:value-type="float" office:value="57.9850322091702" calcext:value-type="float">
            <text:p>57.9850322091702</text:p>
          </table:table-cell>
          <table:table-cell table:style-name="ce41" office:value-type="float" office:value="65.3376930014063" calcext:value-type="float">
            <text:p>65.3376930014063</text:p>
          </table:table-cell>
          <table:table-cell table:style-name="ce41" office:value-type="float" office:value="3.68094657100751" calcext:value-type="float">
            <text:p>3.68094657100751</text:p>
          </table:table-cell>
          <table:table-cell table:style-name="ce41" office:value-type="float" office:value="4.51644400745968" calcext:value-type="float">
            <text:p>4.51644400745968</text:p>
          </table:table-cell>
          <table:table-cell table:number-columns-repeated="1018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38" office:value-type="string" calcext:value-type="string">
            <text:p>n_seconds=10, n_ones=5, signal_axis=pca, n_units=64</text:p>
          </table:table-cell>
          <table:table-cell table:style-name="ce12" office:value-type="float" office:value="52.5604838709677" calcext:value-type="float">
            <text:p>52.5604838709677</text:p>
          </table:table-cell>
          <table:table-cell table:style-name="ce41" office:value-type="float" office:value="123.911942313841" calcext:value-type="float">
            <text:p>123.911942313841</text:p>
          </table:table-cell>
          <table:table-cell table:style-name="ce41" office:value-type="float" office:value="3.57919175668234" calcext:value-type="float">
            <text:p>3.57919175668234</text:p>
          </table:table-cell>
          <table:table-cell table:style-name="ce41" office:value-type="float" office:value="6.54708174828073" calcext:value-type="float">
            <text:p>6.54708174828073</text:p>
          </table:table-cell>
          <table:table-cell table:number-columns-repeated="1018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38" office:value-type="string" calcext:value-type="string">
            <text:p>n_seconds=10, n_ones=5, signal_axis=pca, n_units=128</text:p>
          </table:table-cell>
          <table:table-cell table:style-name="ce12" office:value-type="float" office:value="63.3660714285714" calcext:value-type="float">
            <text:p>63.3660714285714</text:p>
          </table:table-cell>
          <table:table-cell table:style-name="ce41" office:value-type="float" office:value="65.0703220717565" calcext:value-type="float">
            <text:p>65.0703220717565</text:p>
          </table:table-cell>
          <table:table-cell table:style-name="ce41" office:value-type="float" office:value="4.62348927649943" calcext:value-type="float">
            <text:p>4.62348927649943</text:p>
          </table:table-cell>
          <table:table-cell table:style-name="ce41" office:value-type="float" office:value="4.49364556889429" calcext:value-type="float">
            <text:p>4.49364556889429</text:p>
          </table:table-cell>
          <table:table-cell table:number-columns-repeated="1018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8" office:value-type="string" calcext:value-type="string">
            <text:p>n_seconds=10, n_ones=5, signal_axis=pca, n_units=256</text:p>
          </table:table-cell>
          <table:table-cell table:style-name="ce12" office:value-type="float" office:value="63.7307987711214" calcext:value-type="float">
            <text:p>63.7307987711214</text:p>
          </table:table-cell>
          <table:table-cell table:style-name="ce41" office:value-type="float" office:value="73.3742982659168" calcext:value-type="float">
            <text:p>73.3742982659168</text:p>
          </table:table-cell>
          <table:table-cell table:style-name="ce41" office:value-type="float" office:value="4.50929289099491" calcext:value-type="float">
            <text:p>4.50929289099491</text:p>
          </table:table-cell>
          <table:table-cell table:style-name="ce41" office:value-type="float" office:value="5.09603803425877" calcext:value-type="float">
            <text:p>5.09603803425877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Min</text:p>
          </table:table-cell>
          <table:covered-table-cell table:style-name="ce39"/>
          <table:table-cell table:style-name="ce39" table:formula="of:=MIN([.C4:.C23])" office:value-type="float" office:value="43.6187949981053" calcext:value-type="float">
            <text:p>43.6187949981053</text:p>
          </table:table-cell>
          <table:table-cell table:style-name="ce39" table:formula="of:=MIN([.D4:.D23])" office:value-type="float" office:value="59.6084081770879" calcext:value-type="float">
            <text:p>59.6084081770879</text:p>
          </table:table-cell>
          <table:table-cell table:style-name="ce39" table:formula="of:=MIN([.E4:.E23])" office:value-type="float" office:value="3.13046994833809" calcext:value-type="float">
            <text:p>3.13046994833809</text:p>
          </table:table-cell>
          <table:table-cell table:style-name="ce39" table:formula="of:=MIN([.F4:.F23])" office:value-type="float" office:value="4.03927674106045" calcext:value-type="float">
            <text:p>4.03927674106045</text:p>
          </table:table-cell>
          <table:table-cell table:style-name="ce42" table:number-columns-repeated="982"/>
          <table:table-cell table:number-columns-repeated="36"/>
        </table:table-row>
        <table:table-row table:style-name="ro1"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7"/>
          <table:table-cell table:style-name="ce37" table:formula="of:=AVERAGE([.C4:.C23])" office:value-type="float" office:value="55.2696621557078" calcext:value-type="float">
            <text:p>55.2696621557078</text:p>
          </table:table-cell>
          <table:table-cell table:style-name="ce37" table:formula="of:=AVERAGE([.D4:.D23])" office:value-type="float" office:value="68.3501449891885" calcext:value-type="float">
            <text:p>68.3501449891885</text:p>
          </table:table-cell>
          <table:table-cell table:style-name="ce37" table:formula="of:=AVERAGE([.E4:.E23])" office:value-type="float" office:value="3.92568459726601" calcext:value-type="float">
            <text:p>3.92568459726601</text:p>
          </table:table-cell>
          <table:table-cell table:style-name="ce37" table:formula="of:=AVERAGE([.F4:.F23])" office:value-type="float" office:value="4.62352336336213" calcext:value-type="float">
            <text:p>4.62352336336213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Median</text:p>
          </table:table-cell>
          <table:covered-table-cell table:style-name="ce39"/>
          <table:table-cell table:style-name="ce39" table:formula="of:=MEDIAN([.C4:.C23])" office:value-type="float" office:value="54.7661281268067" calcext:value-type="float">
            <text:p>54.7661281268067</text:p>
          </table:table-cell>
          <table:table-cell table:style-name="ce39" table:formula="of:=MEDIAN([.D4:.D23])" office:value-type="float" office:value="65.3538681072213" calcext:value-type="float">
            <text:p>65.3538681072213</text:p>
          </table:table-cell>
          <table:table-cell table:style-name="ce39" table:formula="of:=MEDIAN([.E4:.E23])" office:value-type="float" office:value="3.92554849637018" calcext:value-type="float">
            <text:p>3.92554849637018</text:p>
          </table:table-cell>
          <table:table-cell table:style-name="ce39" table:formula="of:=MEDIAN([.F4:.F23])" office:value-type="float" office:value="4.51394937699408" calcext:value-type="float">
            <text:p>4.51394937699408</text:p>
          </table:table-cell>
          <table:table-cell table:style-name="ce42" table:number-columns-repeated="982"/>
          <table:table-cell table:number-columns-repeated="36"/>
        </table:table-row>
        <table:table-row table:style-name="ro1">
          <table:table-cell table:style-name="ce33" office:value-type="string" calcext:value-type="string" table:number-columns-spanned="2" table:number-rows-spanned="1">
            <text:p>Max</text:p>
          </table:table-cell>
          <table:covered-table-cell table:style-name="ce37"/>
          <table:table-cell table:style-name="ce37" table:formula="of:=MAX([.C4:.C23])" office:value-type="float" office:value="63.7307987711214" calcext:value-type="float">
            <text:p>63.7307987711214</text:p>
          </table:table-cell>
          <table:table-cell table:style-name="ce37" table:formula="of:=MAX([.D4:.D23])" office:value-type="float" office:value="123.911942313841" calcext:value-type="float">
            <text:p>123.911942313841</text:p>
          </table:table-cell>
          <table:table-cell table:style-name="ce37" table:formula="of:=MAX([.E4:.E23])" office:value-type="float" office:value="4.62348927649943" calcext:value-type="float">
            <text:p>4.62348927649943</text:p>
          </table:table-cell>
          <table:table-cell table:style-name="ce37" table:formula="of:=MAX([.F4:.F23])" office:value-type="float" office:value="6.54708174828073" calcext:value-type="float">
            <text:p>6.54708174828073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es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989" table:default-cell-style-name="ce10"/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Distance</text:p>
          </table:table-cell>
          <table:table-cell table:style-name="ce6" table:number-columns-repeated="3"/>
          <table:table-cell table:number-columns-repeated="985"/>
        </table:table-row>
        <table:table-row table:style-name="ro2">
          <table:table-cell table:style-name="ce2" office:value-type="string" calcext:value-type="string">
            <text:p>Config_id</text:p>
          </table:table-cell>
          <table:table-cell table:style-name="ce6" office:value-type="string" calcext:value-type="string">
            <text:p>Config details</text:p>
          </table:table-cell>
          <table:table-cell table:style-name="ce1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6"/>
          <table:table-cell table:number-columns-repeated="985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number-columns-repeated="98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n_seconds=3, n_ones=1, signal_axis=pca, n_units=32</text:p>
          </table:table-cell>
          <table:table-cell table:style-name="ce6" office:value-type="float" office:value="0.0701532567049808" calcext:value-type="float">
            <text:p>0.070153256704981</text:p>
          </table:table-cell>
          <table:table-cell table:style-name="ce6" office:value-type="float" office:value="0.241829519482619" calcext:value-type="float">
            <text:p>0.241829519482619</text:p>
          </table:table-cell>
          <table:table-cell table:style-name="ce6" office:value-type="float" office:value="4.90371559342278" calcext:value-type="float">
            <text:p>4.90371559342278</text:p>
          </table:table-cell>
          <table:table-cell table:style-name="ce6" office:value-type="float" office:value="8.19062919095563" calcext:value-type="float">
            <text:p>8.19062919095563</text:p>
          </table:table-cell>
          <table:table-cell table:number-columns-repeated="98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n_seconds=3, n_ones=3, signal_axis=pca, n_units=32</text:p>
          </table:table-cell>
          <table:table-cell table:style-name="ce6" office:value-type="float" office:value="0.0744523809523811" calcext:value-type="float">
            <text:p>0.074452380952381</text:p>
          </table:table-cell>
          <table:table-cell table:style-name="ce6" office:value-type="float" office:value="0.241922238334648" calcext:value-type="float">
            <text:p>0.241922238334648</text:p>
          </table:table-cell>
          <table:table-cell table:style-name="ce6" office:value-type="float" office:value="5.40873466541419" calcext:value-type="float">
            <text:p>5.40873466541419</text:p>
          </table:table-cell>
          <table:table-cell table:style-name="ce6" office:value-type="float" office:value="8.13248542807251" calcext:value-type="float">
            <text:p>8.13248542807251</text:p>
          </table:table-cell>
          <table:table-cell table:number-columns-repeated="98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n_seconds=3, n_ones=5, signal_axis=pca, n_units=32</text:p>
          </table:table-cell>
          <table:table-cell table:style-name="ce6" office:value-type="float" office:value="0.0370085470085468" calcext:value-type="float">
            <text:p>0.037008547008547</text:p>
          </table:table-cell>
          <table:table-cell table:style-name="ce6" office:value-type="float" office:value="0.112191492731381" calcext:value-type="float">
            <text:p>0.112191492731381</text:p>
          </table:table-cell>
          <table:table-cell table:style-name="ce6" office:value-type="float" office:value="2.4662068594831" calcext:value-type="float">
            <text:p>2.4662068594831</text:p>
          </table:table-cell>
          <table:table-cell table:style-name="ce6" office:value-type="float" office:value="5.81099019680733" calcext:value-type="float">
            <text:p>5.81099019680733</text:p>
          </table:table-cell>
          <table:table-cell table:number-columns-repeated="98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_seconds=3, n_ones=11, signal_axis=pca, n_units=32</text:p>
          </table:table-cell>
          <table:table-cell table:style-name="ce6" office:value-type="float" office:value="0.0658735632183909" calcext:value-type="float">
            <text:p>0.065873563218391</text:p>
          </table:table-cell>
          <table:table-cell table:style-name="ce6" office:value-type="float" office:value="0.104299299483624" calcext:value-type="float">
            <text:p>0.104299299483624</text:p>
          </table:table-cell>
          <table:table-cell table:style-name="ce6" office:value-type="float" office:value="5.07317268925807" calcext:value-type="float">
            <text:p>5.07317268925807</text:p>
          </table:table-cell>
          <table:table-cell table:style-name="ce6" office:value-type="float" office:value="5.95286903304071" calcext:value-type="float">
            <text:p>5.95286903304071</text:p>
          </table:table-cell>
          <table:table-cell table:number-columns-repeated="98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n_seconds=3, n_ones=21, signal_axis=pca, n_units=32</text:p>
          </table:table-cell>
          <table:table-cell table:style-name="ce6" office:value-type="float" office:value="0.0597660098522168" calcext:value-type="float">
            <text:p>0.059766009852217</text:p>
          </table:table-cell>
          <table:table-cell table:style-name="ce6" office:value-type="float" office:value="0.158559290577645" calcext:value-type="float">
            <text:p>0.158559290577645</text:p>
          </table:table-cell>
          <table:table-cell table:style-name="ce6" office:value-type="float" office:value="4.21061520995452" calcext:value-type="float">
            <text:p>4.21061520995452</text:p>
          </table:table-cell>
          <table:table-cell table:style-name="ce6" office:value-type="float" office:value="7.80670049806344" calcext:value-type="float">
            <text:p>7.80670049806344</text:p>
          </table:table-cell>
          <table:table-cell table:number-columns-repeated="98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n_seconds=3, n_ones=31, signal_axis=pca, n_units=32</text:p>
          </table:table-cell>
          <table:table-cell table:style-name="ce6" office:value-type="float" office:value="0.0392980295566503" calcext:value-type="float">
            <text:p>0.03929802955665</text:p>
          </table:table-cell>
          <table:table-cell table:style-name="ce6" office:value-type="float" office:value="0.122819758008651" calcext:value-type="float">
            <text:p>0.122819758008651</text:p>
          </table:table-cell>
          <table:table-cell table:style-name="ce6" office:value-type="float" office:value="2.72744367328799" calcext:value-type="float">
            <text:p>2.72744367328799</text:p>
          </table:table-cell>
          <table:table-cell table:style-name="ce6" office:value-type="float" office:value="6.56571637879736" calcext:value-type="float">
            <text:p>6.56571637879736</text:p>
          </table:table-cell>
          <table:table-cell table:number-columns-repeated="98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n_seconds=3, n_ones=41, signal_axis=pca, n_units=32</text:p>
          </table:table-cell>
          <table:table-cell table:style-name="ce6" office:value-type="float" office:value="0.0555555555555556" calcext:value-type="float">
            <text:p>0.055555555555556</text:p>
          </table:table-cell>
          <table:table-cell table:style-name="ce6" office:value-type="float" office:value="0.116530106880795" calcext:value-type="float">
            <text:p>0.116530106880795</text:p>
          </table:table-cell>
          <table:table-cell table:style-name="ce6" office:value-type="float" office:value="4.51291941528413" calcext:value-type="float">
            <text:p>4.51291941528413</text:p>
          </table:table-cell>
          <table:table-cell table:style-name="ce6" office:value-type="float" office:value="6.44021953050171" calcext:value-type="float">
            <text:p>6.4402195305017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in</text:p>
          </table:table-cell>
          <table:covered-table-cell table:style-name="ce9"/>
          <table:table-cell table:style-name="ce9" table:formula="of:=MIN([.C4:.C10])" office:value-type="float" office:value="0.0370085470085468" calcext:value-type="float">
            <text:p>0.037008547008547</text:p>
          </table:table-cell>
          <table:table-cell table:style-name="ce9" table:formula="of:=MIN([.D4:.D10])" office:value-type="float" office:value="0.104299299483624" calcext:value-type="float">
            <text:p>0.104299299483624</text:p>
          </table:table-cell>
          <table:table-cell table:style-name="ce9" table:formula="of:=MIN([.E4:.E10])" office:value-type="float" office:value="2.4662068594831" calcext:value-type="float">
            <text:p>2.4662068594831</text:p>
          </table:table-cell>
          <table:table-cell table:style-name="ce9" table:formula="of:=MIN([.F4:.F10])" office:value-type="float" office:value="5.81099019680733" calcext:value-type="float">
            <text:p>5.81099019680733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ean</text:p>
          </table:table-cell>
          <table:covered-table-cell table:style-name="ce6"/>
          <table:table-cell table:style-name="ce6" table:formula="of:=AVERAGE([.C4:.C10])" office:value-type="float" office:value="0.057443906121246" calcext:value-type="float">
            <text:p>0.057443906121246</text:p>
          </table:table-cell>
          <table:table-cell table:style-name="ce6" table:formula="of:=AVERAGE([.D4:.D10])" office:value-type="float" office:value="0.156878815071338" calcext:value-type="float">
            <text:p>0.156878815071338</text:p>
          </table:table-cell>
          <table:table-cell table:style-name="ce6" table:formula="of:=AVERAGE([.E4:.E10])" office:value-type="float" office:value="4.18611544372925" calcext:value-type="float">
            <text:p>4.18611544372925</text:p>
          </table:table-cell>
          <table:table-cell table:style-name="ce6" table:formula="of:=AVERAGE([.F4:.F10])" office:value-type="float" office:value="6.9856586080341" calcext:value-type="float">
            <text:p>6.985658608034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9"/>
          <table:table-cell table:style-name="ce9" table:formula="of:=MEDIAN([.C4:.C10])" office:value-type="float" office:value="0.0597660098522168" calcext:value-type="float">
            <text:p>0.059766009852217</text:p>
          </table:table-cell>
          <table:table-cell table:style-name="ce9" table:formula="of:=MEDIAN([.D4:.D10])" office:value-type="float" office:value="0.122819758008651" calcext:value-type="float">
            <text:p>0.122819758008651</text:p>
          </table:table-cell>
          <table:table-cell table:style-name="ce9" table:formula="of:=MEDIAN([.E4:.E10])" office:value-type="float" office:value="4.51291941528413" calcext:value-type="float">
            <text:p>4.51291941528413</text:p>
          </table:table-cell>
          <table:table-cell table:style-name="ce9" table:formula="of:=MEDIAN([.F4:.F10])" office:value-type="float" office:value="6.56571637879736" calcext:value-type="float">
            <text:p>6.56571637879736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 table:style-name="ce6"/>
          <table:table-cell table:style-name="ce6" table:formula="of:=MAX([.C4:.C10])" office:value-type="float" office:value="0.0744523809523811" calcext:value-type="float">
            <text:p>0.074452380952381</text:p>
          </table:table-cell>
          <table:table-cell table:style-name="ce6" table:formula="of:=MAX([.D4:.D10])" office:value-type="float" office:value="0.241922238334648" calcext:value-type="float">
            <text:p>0.241922238334648</text:p>
          </table:table-cell>
          <table:table-cell table:style-name="ce6" table:formula="of:=MAX([.E4:.E10])" office:value-type="float" office:value="5.40873466541419" calcext:value-type="float">
            <text:p>5.40873466541419</text:p>
          </table:table-cell>
          <table:table-cell table:style-name="ce6" table:formula="of:=MAX([.F4:.F10])" office:value-type="float" office:value="8.19062919095563" calcext:value-type="float">
            <text:p>8.19062919095563</text:p>
          </table:table-cell>
          <table:table-cell table:number-columns-repeated="985"/>
        </table:table-row>
        <table:table-row table:style-name="ro1" table:number-rows-repeated="1048561">
          <table:table-cell table:number-columns-repeated="991"/>
        </table:table-row>
        <table:table-row table:style-name="ro1">
          <table:table-cell table:number-columns-repeated="991"/>
        </table:table-row>
      </table:table>
      <table:table table:name="signalaxis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989" table:default-cell-style-name="ce10"/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Distance</text:p>
          </table:table-cell>
          <table:table-cell table:style-name="ce6" table:number-columns-repeated="3"/>
          <table:table-cell table:number-columns-repeated="985"/>
        </table:table-row>
        <table:table-row table:style-name="ro2">
          <table:table-cell table:style-name="ce2" office:value-type="string" calcext:value-type="string">
            <text:p>Config_id</text:p>
          </table:table-cell>
          <table:table-cell table:style-name="ce6" office:value-type="string" calcext:value-type="string">
            <text:p>Config details</text:p>
          </table:table-cell>
          <table:table-cell table:style-name="ce1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6"/>
          <table:table-cell table:number-columns-repeated="985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number-columns-repeated="98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n_seconds=3, n_ones=3, signal_axis=x, n_units=32</text:p>
          </table:table-cell>
          <table:table-cell table:style-name="ce6" office:value-type="float" office:value="0.0627259259259261" calcext:value-type="float">
            <text:p>0.062725925925926</text:p>
          </table:table-cell>
          <table:table-cell table:style-name="ce6" office:value-type="float" office:value="0.245883625217545" calcext:value-type="float">
            <text:p>0.245883625217545</text:p>
          </table:table-cell>
          <table:table-cell table:style-name="ce6" office:value-type="float" office:value="4.63993346164775" calcext:value-type="float">
            <text:p>4.63993346164775</text:p>
          </table:table-cell>
          <table:table-cell table:style-name="ce6" office:value-type="float" office:value="8.56664908131878" calcext:value-type="float">
            <text:p>8.56664908131878</text:p>
          </table:table-cell>
          <table:table-cell table:number-columns-repeated="98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n_seconds=3, n_ones=3, signal_axis=y, n_units=32</text:p>
          </table:table-cell>
          <table:table-cell table:style-name="ce6" office:value-type="float" office:value="0.0638095238095238" calcext:value-type="float">
            <text:p>0.063809523809524</text:p>
          </table:table-cell>
          <table:table-cell table:style-name="ce6" office:value-type="float" office:value="0.245469598251467" calcext:value-type="float">
            <text:p>0.245469598251467</text:p>
          </table:table-cell>
          <table:table-cell table:style-name="ce6" office:value-type="float" office:value="4.29425243154032" calcext:value-type="float">
            <text:p>4.29425243154032</text:p>
          </table:table-cell>
          <table:table-cell table:style-name="ce6" office:value-type="float" office:value="8.40903759010841" calcext:value-type="float">
            <text:p>8.40903759010841</text:p>
          </table:table-cell>
          <table:table-cell table:number-columns-repeated="98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n_seconds=3, n_ones=3, signal_axis=z, n_units=32</text:p>
          </table:table-cell>
          <table:table-cell table:style-name="ce6" office:value-type="float" office:value="0.0735129310344828" calcext:value-type="float">
            <text:p>0.073512931034483</text:p>
          </table:table-cell>
          <table:table-cell table:style-name="ce6" office:value-type="float" office:value="0.182697613508876" calcext:value-type="float">
            <text:p>0.182697613508876</text:p>
          </table:table-cell>
          <table:table-cell table:style-name="ce6" office:value-type="float" office:value="5.30460803555595" calcext:value-type="float">
            <text:p>5.30460803555595</text:p>
          </table:table-cell>
          <table:table-cell table:style-name="ce6" office:value-type="float" office:value="9.06830073664508" calcext:value-type="float">
            <text:p>9.06830073664508</text:p>
          </table:table-cell>
          <table:table-cell table:number-columns-repeated="98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_seconds=3, n_ones=3, signal_axis=pca, n_units=32</text:p>
          </table:table-cell>
          <table:table-cell table:style-name="ce6" office:value-type="float" office:value="0.0744523809523811" calcext:value-type="float">
            <text:p>0.074452380952381</text:p>
          </table:table-cell>
          <table:table-cell table:style-name="ce6" office:value-type="float" office:value="0.241922238334648" calcext:value-type="float">
            <text:p>0.241922238334648</text:p>
          </table:table-cell>
          <table:table-cell table:style-name="ce6" office:value-type="float" office:value="5.40873466541419" calcext:value-type="float">
            <text:p>5.40873466541419</text:p>
          </table:table-cell>
          <table:table-cell table:style-name="ce6" office:value-type="float" office:value="8.13248542807251" calcext:value-type="float">
            <text:p>8.13248542807251</text:p>
          </table:table-cell>
          <table:table-cell table:number-columns-repeated="98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n_seconds=3, n_ones=5, signal_axis=x, n_units=32</text:p>
          </table:table-cell>
          <table:table-cell table:style-name="ce6" office:value-type="float" office:value="0.0432822477650063" calcext:value-type="float">
            <text:p>0.043282247765006</text:p>
          </table:table-cell>
          <table:table-cell table:style-name="ce6" office:value-type="float" office:value="0.116616756317281" calcext:value-type="float">
            <text:p>0.116616756317281</text:p>
          </table:table-cell>
          <table:table-cell table:style-name="ce6" office:value-type="float" office:value="2.9641365404004" calcext:value-type="float">
            <text:p>2.9641365404004</text:p>
          </table:table-cell>
          <table:table-cell table:style-name="ce6" office:value-type="float" office:value="6.1536409515122" calcext:value-type="float">
            <text:p>6.1536409515122</text:p>
          </table:table-cell>
          <table:table-cell table:number-columns-repeated="98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n_seconds=3, n_ones=5, signal_axis=y, n_units=32</text:p>
          </table:table-cell>
          <table:table-cell table:style-name="ce6" office:value-type="float" office:value="0.0580632411067193" calcext:value-type="float">
            <text:p>0.058063241106719</text:p>
          </table:table-cell>
          <table:table-cell table:style-name="ce6" office:value-type="float" office:value="0.109496111110132" calcext:value-type="float">
            <text:p>0.109496111110132</text:p>
          </table:table-cell>
          <table:table-cell table:style-name="ce6" office:value-type="float" office:value="4.2384718207139" calcext:value-type="float">
            <text:p>4.2384718207139</text:p>
          </table:table-cell>
          <table:table-cell table:style-name="ce6" office:value-type="float" office:value="6.30714768276266" calcext:value-type="float">
            <text:p>6.30714768276266</text:p>
          </table:table-cell>
          <table:table-cell table:number-columns-repeated="98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n_seconds=3, n_ones=5, signal_axis=z, n_units=32</text:p>
          </table:table-cell>
          <table:table-cell table:style-name="ce6" office:value-type="float" office:value="0.0502558398220244" calcext:value-type="float">
            <text:p>0.050255839822024</text:p>
          </table:table-cell>
          <table:table-cell table:style-name="ce6" office:value-type="float" office:value="0.154319836325768" calcext:value-type="float">
            <text:p>0.154319836325768</text:p>
          </table:table-cell>
          <table:table-cell table:style-name="ce6" office:value-type="float" office:value="3.86317177974962" calcext:value-type="float">
            <text:p>3.86317177974962</text:p>
          </table:table-cell>
          <table:table-cell table:style-name="ce6" office:value-type="float" office:value="7.55437808984759" calcext:value-type="float">
            <text:p>7.55437808984759</text:p>
          </table:table-cell>
          <table:table-cell table:number-columns-repeated="98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n_seconds=3, n_ones=5, signal_axis=pca, n_units=32</text:p>
          </table:table-cell>
          <table:table-cell table:style-name="ce6" office:value-type="float" office:value="0.0370085470085468" calcext:value-type="float">
            <text:p>0.037008547008547</text:p>
          </table:table-cell>
          <table:table-cell table:style-name="ce6" office:value-type="float" office:value="0.112191492731381" calcext:value-type="float">
            <text:p>0.112191492731381</text:p>
          </table:table-cell>
          <table:table-cell table:style-name="ce6" office:value-type="float" office:value="2.4662068594831" calcext:value-type="float">
            <text:p>2.4662068594831</text:p>
          </table:table-cell>
          <table:table-cell table:style-name="ce6" office:value-type="float" office:value="5.81099019680733" calcext:value-type="float">
            <text:p>5.81099019680733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in</text:p>
          </table:table-cell>
          <table:covered-table-cell table:style-name="ce9"/>
          <table:table-cell table:style-name="ce9" table:formula="of:=MIN([.C4:.C11])" office:value-type="float" office:value="0.0370085470085468" calcext:value-type="float">
            <text:p>0.037008547008547</text:p>
          </table:table-cell>
          <table:table-cell table:style-name="ce9" table:formula="of:=MIN([.D4:.D11])" office:value-type="float" office:value="0.109496111110132" calcext:value-type="float">
            <text:p>0.109496111110132</text:p>
          </table:table-cell>
          <table:table-cell table:style-name="ce9" table:formula="of:=MIN([.E4:.E11])" office:value-type="float" office:value="2.4662068594831" calcext:value-type="float">
            <text:p>2.4662068594831</text:p>
          </table:table-cell>
          <table:table-cell table:style-name="ce9" table:formula="of:=MIN([.F4:.F11])" office:value-type="float" office:value="5.81099019680733" calcext:value-type="float">
            <text:p>5.81099019680733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ean</text:p>
          </table:table-cell>
          <table:covered-table-cell table:style-name="ce6"/>
          <table:table-cell table:style-name="ce6" table:formula="of:=AVERAGE([.C4:.C11])" office:value-type="float" office:value="0.0578888296780763" calcext:value-type="float">
            <text:p>0.057888829678076</text:p>
          </table:table-cell>
          <table:table-cell table:style-name="ce6" table:formula="of:=AVERAGE([.D4:.D11])" office:value-type="float" office:value="0.176074658974637" calcext:value-type="float">
            <text:p>0.176074658974637</text:p>
          </table:table-cell>
          <table:table-cell table:style-name="ce6" table:formula="of:=AVERAGE([.E4:.E11])" office:value-type="float" office:value="4.14743944931316" calcext:value-type="float">
            <text:p>4.14743944931316</text:p>
          </table:table-cell>
          <table:table-cell table:style-name="ce6" table:formula="of:=AVERAGE([.F4:.F11])" office:value-type="float" office:value="7.50032871963432" calcext:value-type="float">
            <text:p>7.5003287196343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9"/>
          <table:table-cell table:style-name="ce9" table:formula="of:=MEDIAN([.C4:.C11])" office:value-type="float" office:value="0.0603945835163227" calcext:value-type="float">
            <text:p>0.060394583516323</text:p>
          </table:table-cell>
          <table:table-cell table:style-name="ce9" table:formula="of:=MEDIAN([.D4:.D11])" office:value-type="float" office:value="0.168508724917322" calcext:value-type="float">
            <text:p>0.168508724917322</text:p>
          </table:table-cell>
          <table:table-cell table:style-name="ce9" table:formula="of:=MEDIAN([.E4:.E11])" office:value-type="float" office:value="4.26636212612711" calcext:value-type="float">
            <text:p>4.26636212612711</text:p>
          </table:table-cell>
          <table:table-cell table:style-name="ce9" table:formula="of:=MEDIAN([.F4:.F11])" office:value-type="float" office:value="7.84343175896005" calcext:value-type="float">
            <text:p>7.84343175896005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 table:style-name="ce6"/>
          <table:table-cell table:style-name="ce6" table:formula="of:=MAX([.C4:.C11])" office:value-type="float" office:value="0.0744523809523811" calcext:value-type="float">
            <text:p>0.074452380952381</text:p>
          </table:table-cell>
          <table:table-cell table:style-name="ce6" table:formula="of:=MAX([.D4:.D11])" office:value-type="float" office:value="0.245883625217545" calcext:value-type="float">
            <text:p>0.245883625217545</text:p>
          </table:table-cell>
          <table:table-cell table:style-name="ce6" table:formula="of:=MAX([.E4:.E11])" office:value-type="float" office:value="5.40873466541419" calcext:value-type="float">
            <text:p>5.40873466541419</text:p>
          </table:table-cell>
          <table:table-cell table:style-name="ce6" table:formula="of:=MAX([.F4:.F11])" office:value-type="float" office:value="9.06830073664508" calcext:value-type="float">
            <text:p>9.06830073664508</text:p>
          </table:table-cell>
          <table:table-cell table:number-columns-repeated="985"/>
        </table:table-row>
        <table:table-row table:style-name="ro1" table:number-rows-repeated="1048560">
          <table:table-cell table:number-columns-repeated="991"/>
        </table:table-row>
        <table:table-row table:style-name="ro1"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4:01:10.787118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Jiokeng</meta:initial-creator>
    <meta:creation-date>2020-06-05T11:53:25.475873766</meta:creation-date>
    <dc:date>2020-06-13T23:16:52.316203564</dc:date>
    <dc:creator>Kevin Jiokeng</dc:creator>
    <meta:editing-duration>PT2H37M19S</meta:editing-duration>
    <meta:editing-cycles>10</meta:editing-cycles>
    <meta:generator>LibreOffice/6.2.8.2$Linux_X86_64 LibreOffice_project/20$Build-2</meta:generator>
    <meta:document-statistic meta:table-count="4" meta:cell-count="1164" meta:object-count="0"/>
  </office:meta>
</office:document-meta>
</file>